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FrizQuadrataTurk" svg:font-family="FrizQuadrataTurk, Cambria"/>
    <style:font-face style:name="Gill Sans Regular" svg:font-family="'Gill Sans Regular', Cambria"/>
    <style:font-face style:name="Lohit Hindi1" svg:font-family="'Lohit Hindi'"/>
    <style:font-face style:name="OptimaTurkB" svg:font-family="OptimaTurkB, Cambria"/>
    <style:font-face style:name="PalatinoTurk" svg:font-family="PalatinoTurk,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2">
      <style:text-properties style:font-name="Lato" fo:language="tr" fo:country="TR"/>
    </style:style>
    <style:style style:name="P5" style:family="paragraph" style:parent-style-name="TR_20_Baslik_20_1">
      <style:paragraph-properties fo:break-before="page"/>
      <style:text-properties style:font-name="Lato"/>
    </style:style>
    <style:style style:name="P6" style:family="paragraph" style:parent-style-name="TR_20_Baslik_20_1">
      <style:paragraph-properties fo:break-before="page"/>
      <style:text-properties style:font-name="Lato" fo:language="en" fo:country="GB"/>
    </style:style>
    <style:style style:name="P7" style:family="paragraph" style:parent-style-name="TR_20_Baslik_20_1">
      <style:paragraph-properties fo:break-before="page"/>
      <style:text-properties style:font-name="Lato" fo:language="tr" fo:country="TR"/>
    </style:style>
    <style:style style:name="P8" style:family="paragraph" style:parent-style-name="TR_20_Baslik_20_1">
      <style:paragraph-properties fo:break-before="page"/>
      <style:text-properties style:font-name="Lato" fo:language="fr" fo:country="FR"/>
    </style:style>
    <style:style style:name="P9" style:family="paragraph" style:parent-style-name="TR_20_Ana_20_Metin">
      <style:paragraph-properties fo:text-align="center" style:justify-single-word="false" fo:break-before="page"/>
      <style:text-properties style:font-name="Lato"/>
    </style:style>
    <style:style style:name="P10" style:family="paragraph" style:parent-style-name="TR_20_Baslik_20_3">
      <style:text-properties style:font-name="Lato" fo:language="tr" fo:country="TR"/>
    </style:style>
    <style:style style:name="P11" style:family="paragraph" style:parent-style-name="tr_20_son_20_ayet">
      <style:text-properties style:font-name="Lato" fo:language="fr" fo:country="FR"/>
    </style:style>
    <style:style style:name="P12" style:family="paragraph" style:parent-style-name="Contents_20_5">
      <style:text-properties style:font-name="Lato"/>
    </style:style>
    <style:style style:name="P13" style:family="paragraph" style:parent-style-name="TR_20_Alinti">
      <style:text-properties style:font-name="Lato"/>
    </style:style>
    <style:style style:name="P14" style:family="paragraph" style:parent-style-name="TR_20_Alinti">
      <style:text-properties style:font-name="Lato" fo:language="tr" fo:country="TR"/>
    </style:style>
    <style:style style:name="P15" style:family="paragraph" style:parent-style-name="TR_20_Alinti_20_Italik">
      <style:text-properties style:font-name="Lato"/>
    </style:style>
    <style:style style:name="P16" style:family="paragraph" style:parent-style-name="TR_20_Alinti_20_Italik">
      <style:text-properties style:font-name="Lato" fo:language="tr" fo:country="TR"/>
    </style:style>
    <style:style style:name="P17" style:family="paragraph" style:parent-style-name="TR_20_Ana_20_Metin">
      <style:text-properties style:font-name="Lato"/>
    </style:style>
    <style:style style:name="P18" style:family="paragraph" style:parent-style-name="TR_20_Ana_20_Metin">
      <style:text-properties style:font-name="Lato" fo:language="fr" fo:country="FR"/>
    </style:style>
    <style:style style:name="P19" style:family="paragraph" style:parent-style-name="TR_20_Ana_20_Metin">
      <style:text-properties style:font-name="Lato" fo:language="en" fo:country="GB"/>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tr" fo:country="TR" fo:font-style="italic" style:font-style-asian="italic"/>
    </style:style>
    <style:style style:name="P22" style:family="paragraph" style:parent-style-name="TR_20_Ana_20_Metin">
      <style:text-properties style:font-name="Lato" fo:language="tr" fo:country="TR" style:font-name-complex="PalatinoTurk" style:font-size-complex="11pt"/>
    </style:style>
    <style:style style:name="P23" style:family="paragraph" style:parent-style-name="TR_20_Ana_20_Metin">
      <style:text-properties style:font-name="Lato" fo:language="tr" fo:country="TR" style:font-name-complex="FrizQuadrataTurk" style:font-size-complex="11pt"/>
    </style:style>
    <style:style style:name="P24" style:family="paragraph" style:parent-style-name="TR_20_Ana_20_Metin">
      <style:text-properties style:font-name="Lato" fo:language="tr" fo:country="TR" style:font-name-complex="Gill Sans Regular" style:font-size-complex="11pt"/>
    </style:style>
    <style:style style:name="P25" style:family="paragraph" style:parent-style-name="TR_20_Ana_20_Metin">
      <style:paragraph-properties fo:text-align="center" style:justify-single-word="false"/>
      <style:text-properties style:font-name="Lato"/>
    </style:style>
    <style:style style:name="P26" style:family="paragraph" style:parent-style-name="TR_20_Ana_20_Metin">
      <style:text-properties style:font-name="Lato" fo:font-weight="bold" style:font-weight-asian="bold"/>
    </style:style>
    <style:style style:name="P27" style:family="paragraph" style:parent-style-name="TR_20_Ana_20_Metin">
      <style:text-properties style:font-name="Lato" fo:font-size="10pt" fo:language="tr" fo:country="TR" style:font-size-asian="10pt"/>
    </style:style>
    <style:style style:name="P28" style:family="paragraph" style:parent-style-name="TR_20_Ana_20_Metin">
      <style:text-properties style:font-name="Lato" fo:font-size="10pt" fo:language="tr" fo:country="TR" style:font-size-asian="10pt" style:font-name-complex="Gill Sans Regular"/>
    </style:style>
    <style:style style:name="P29" style:family="paragraph" style:parent-style-name="TR_20_Ana_20_Metin_20_Bold">
      <style:text-properties style:font-name="Lato"/>
    </style:style>
    <style:style style:name="P30" style:family="paragraph" style:parent-style-name="TR_20_Ana_20_Metin_20_Bold">
      <style:paragraph-properties fo:text-align="center" style:justify-single-word="false"/>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tr" fo:country="TR"/>
    </style:style>
    <style:style style:name="P33" style:family="paragraph" style:parent-style-name="TR_20_Kapak_20_Ek">
      <style:text-properties style:font-name="Lato"/>
    </style:style>
    <style:style style:name="P34"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tr" fo:country="TR"/>
    </style:style>
    <style:style style:name="T4" style:family="text">
      <style:text-properties fo:language="tr" fo:country="TR" style:font-name-asian="Times New Roman"/>
    </style:style>
    <style:style style:name="T5" style:family="text">
      <style:text-properties fo:language="tr" fo:country="TR" fo:font-style="italic" style:font-style-asian="italic"/>
    </style:style>
    <style:style style:name="T6" style:family="text">
      <style:text-properties fo:language="tr" fo:country="TR" fo:font-weight="bold" style:font-weight-asian="bold"/>
    </style:style>
    <style:style style:name="T7" style:family="text">
      <style:text-properties fo:language="tr" fo:country="TR" fo:font-weight="bold" style:font-weight-asian="bold" style:font-weight-complex="bold"/>
    </style:style>
    <style:style style:name="T8" style:family="text">
      <style:text-properties fo:language="tr" fo:country="TR" fo:font-weight="bold" style:font-name-asian="Times New Roman" style:font-weight-asian="bold"/>
    </style:style>
    <style:style style:name="T9" style:family="text">
      <style:text-properties fo:language="tr" fo:country="TR" fo:font-weight="bold" style:font-name-asian="Wingdings" style:font-weight-asian="bold" style:font-name-complex="Wingdings"/>
    </style:style>
    <style:style style:name="T10" style:family="text">
      <style:text-properties fo:language="tr" fo:country="TR" style:font-name-asian="Wingdings" style:font-name-complex="Wingdings"/>
    </style:style>
    <style:style style:name="T11" style:family="text">
      <style:text-properties fo:letter-spacing="-0.009cm" fo:language="tr" fo:country="TR"/>
    </style:style>
    <style:style style:name="T12" style:family="text">
      <style:text-properties fo:font-size="10pt" style:font-size-asian="10pt" style:font-name-complex="OptimaTurkB"/>
    </style:style>
    <style:style style:name="T13" style:family="text">
      <style:text-properties fo:font-weight="bold" style:font-weight-asian="bold"/>
    </style:style>
    <style:style style:name="T14" style:family="text">
      <style:text-properties fo:language="it" fo:country="IT"/>
    </style:style>
    <style:style style:name="T15" style:family="text">
      <style:text-properties style:font-name-asian="Times New Roman"/>
    </style:style>
    <style:style style:name="T16" style:family="text">
      <style:text-properties style:text-position="super 58%" fo:language="tr" fo:country="TR"/>
    </style:style>
    <style:style style:name="T17" style:family="text">
      <style:text-properties style:text-position="super 58%" fo:font-size="9pt" fo:language="tr" fo:country="TR" style:font-size-asian="9pt" style:font-size-complex="9pt"/>
    </style:style>
    <style:style style:name="T18" style:family="text">
      <style:text-properties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SİVRİSİNEK MUCİZESİ</text:h>
      <text:p text:style-name="P18"/>
      <text:p text:style-name="P18"/>
      <text:p text:style-name="P33">"Şüphesiz Allah, bir sivrisineği de, ondan üstün olanı da, (herhangi bir şeyi) 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text:p>
      <text:p text:style-name="P18"/>
      <text:p text:style-name="P18"/>
      <text:p text:style-name="P18"/>
      <text:p text:style-name="P3">ADNAN OKTAR (HARUN YAHYA)</text:p>
      <text:p text:style-name="P18"/>
      <text:p text:style-name="P18"/>
      <text:h text:style-name="P6" text:outline-level="1">YAZAR ve ESERLERİ HAKKINDA</text:h>
      <text:p text:style-name="P19"/>
      <text:p text:style-name="P17"/>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0">Harun Yahya'nın eserleri yaklaşık 30.000 resmin yer aldığı toplam 45.000 sayfalık bir külliyattır ve bu külliyat 73 farklı dile çevrilmiştir.</text:p>
      <text:p text:style-name="P17"><text:span text:style-name="T3">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text:span><text:span text:style-name="T11">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0"><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0">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18"/>
      <text:p text:style-name="P18"/>
      <text:h text:style-name="P6" text:outline-level="1">OKUYUCUYA</text:h>
      <text:p text:style-name="P19"/>
      <text:p text:style-name="P17"/>
      <text:p text:style-name="P17"><text:span text:style-name="T12">•<text:tab/></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span text:style-name="T12">•<text:tab/></text:span>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7"><text:span text:style-name="T12">•<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span text:style-name="T12">•</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7"><text:span text:style-name="T12">•<text:tab/></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span text:style-name="T12">•<text:tab/></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span text:style-name="T12">•<text:tab/></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8"/>
      <text:p text:style-name="P18"/>
      <text:p text:style-name="P9">Bu kitapta kullanılan ayetler, Ali Bulaç'ın hazırladığı<text:line-break/>"Kur'an-ı Kerim ve Türkçe Anlamı" isimli mealden alınmıştır.</text:p>
      <text:p text:style-name="P18"/>
      <text:p text:style-name="P25">Birinci Baskı: Kasım 1997</text:p>
      <text:p text:style-name="P25">İkinci Baskı: Mayıs 2002</text:p>
      <text:p text:style-name="P25">Üçüncü Baskı: Haziran 2006</text:p>
      <text:p text:style-name="P25">Dördüncü Baskı: Aralık 2006</text:p>
      <text:p text:style-name="P25">Beşinci Baskı: Mart 2016</text:p>
      <text:p text:style-name="P26"/>
      <text:p text:style-name="P17"/>
      <text:p text:style-name="P30">ARAŞTIRMA YAYINCILIK</text:p>
      <text:p text:style-name="P25">Talatpaşa Mah. Emirgazi Caddesi</text:p>
      <text:p text:style-name="P25">İbrahim Elmas İşmerkezi A Blok Kat 4</text:p>
      <text:p text:style-name="P25">Okmeydanı - İstanbul</text:p>
      <text:p text:style-name="P25">Tel: (0 212) 2220088</text:p>
      <text:p text:style-name="P17"/>
      <text:p text:style-name="P17"/>
      <text:p text:style-name="P25">Baskı:İklim Ofset</text:p>
      <text:p text:style-name="P25">Litros Yolu Fatih İş Merkezi No: 280</text:p>
      <text:p text:style-name="P25">Topkapı<text:span text:style-name="T14"> </text:span>- Istanbul</text:p>
      <text:p text:style-name="P25">Tel: (0 212) 6134041</text:p>
      <text:p text:style-name="P18"/>
      <text:p text:style-name="P30">www.harunyahya.org</text:p>
      <text:p text:style-name="P30">www.a9.com.tr</text:p>
      <text:p text:style-name="P30">www.harunyahya.net</text:p>
      <text:p text:style-name="P18"/>
      <text:p text:style-name="P18"/>
      <text:h text:style-name="P5" text:outline-level="1">İÇİNDEKİLER</text:h>
      <text:p text:style-name="P17"/>
      <text:p text:style-name="P17"/>
      <text:h text:style-name="P12" text:outline-level="1">GİRİŞ<text:tab/>10</text:h>
      <text:h text:style-name="P12" text:outline-level="1">MACERA BAŞLIYOR<text:tab/>14</text:h>
      <text:h text:style-name="P12" text:outline-level="1">SİVRİSİNEKLERİN ÜREMESİ<text:tab/>20</text:h>
      <text:h text:style-name="P12" text:outline-level="1">SİVRİSİNEKLERİN GELİŞİM EVRELERİ<text:tab/>28</text:h>
      <text:h text:style-name="P12" text:outline-level="1">YEPYENİ BİR BEDEN<text:tab/>72</text:h>
      <text:h text:style-name="P12" text:outline-level="1">SONUÇ<text:tab/>98</text:h>
      <text:h text:style-name="P12" text:outline-level="1">EK BÖLÜM: DARWINİZM'İN ÇÖKÜŞÜ<text:tab/>104</text:h>
      <text:p text:style-name="P17"/>
      <text:p text:style-name="P17"/>
      <text:h text:style-name="P5" text:outline-level="1">GİRİŞ</text:h>
      <text:p text:style-name="P18"/>
      <text:p text:style-name="P18"/>
      <text:p text:style-name="P17">Hayv<text:span text:style-name="T3">anların yaptıkları birçok iş ve hareket, mevcut zekalarıyla gerçekleştiremeyecekleri ölçüde akıl, bilgi, tecrübe ve uzmanlık gerektirir. Basit bir gözlem bile bütün bu üstün özelliklerin hayvanın kendisinden kaynaklanmadığını anlamak için yeterlidir. Binlerce kilometre öteye göç eden kuşların hatasız yön bulma yetenekleri, örümceklerin mimarlık harikası ağlar inşa etmesi, karınca kolonilerindeki mükemmel işbirliği ve görev dağılımları, binlerce arının birlikte yaptıkları mühendislik harikası petekler ve buna benzer sayısız örnek...</text:span></text:p>
      <text:p text:style-name="P20">Bu hayvanların tüm bunları yapmalarını sağlayacak ne bir akılları ne de bir iradeleri yoktur. Ancak görünmeyen üstün bir akıl ve gücün bilinçli müdahalesi hem canlılar aleminde hem de kainat üzerinde her an kendini gösterir. Bu akıl ve gücün sahibinin kendisi gözle görülmese de mevcut olaylardaki her müdahalesi hiçbir şüpheye yer bırakmayacak derecede bu gücün varlığını kanıtlamaktadır.</text:p>
      <text:p text:style-name="P20">Zaten bu noktanın farkında olan evrimci bilim adamları da canlıların başardığı işlerin çok ötesinde bir gücün açık müdahelesinin varlığını kabul ederler. Ancak çoğu bu güce; "içgüdü" adını verip konuyu kapatırlar. İçgüdü adını verdikleri gücün gerçek sahibini kabullenmek istemediklerinden, bu kaynağa da aynen içgüdü gibi uydurma bir ad takıp; "tabiat ana" derler. Ancak bugüne kadar hiçbir evrimci, içgüdü diye adlandırdıkları emrin canlı bedeninde verildiği yeri gösterebilmiş ya da "tabiat ana" dedikleri şeyi tanımlayabilmiş güya taş mı, ağaç mı, nehir mi, dağ mı, deniz mi, yoksa yıldız mı olduğunu açıklayabilmiş değildir. </text:p>
      <text:p text:style-name="P20">Sonuç olarak evrimciler, Allah'ın varlığını inkar için "tabiat ana" adını taktıkları hayali bir ilah edinmişler ve gerçekte Allah'ın emir ve ilhamı ile gerçekleşen davranışlara da "içgüdü" adını takmışlardır. Allah Kuran'da şöyle buyurmaktadır:</text:p>
      <text:p text:style-name="P32">Sizin Allah'tan başka taptıklarınız, Allah'ın kendileri hakkında hiç bir delil indirmediği, sizin ve atalarınızın ad olarak adlandırdıklarınızdan başkası değildir... (Yusuf Suresi, 40)</text:p>
      <text:p text:style-name="P20">İşte evrimciler de aynı ayetteki gibi gerçekleri kabul etmeyerek, kendilerini çeşitli tevillerle kandırıp vicdanlarını rahatlatmaya çalışırlar. Allah'ın varlığını, yaratış gücünü çok açık şekilde görmelerine ragmen bu "gerçek"ten kaçar ve canlıların yaratılışlarındaki delilleri görmezden gelirler. Bu durumun sebebi Kuran'da şöyle açıklanır:</text:p>
      <text:p text:style-name="P32">Ayetlerimiz (delillerimiz, mucizelerimiz) onlara, gözler önünde sergilenmiş olarak gelince dediler ki: "Bu, apaçık olan bir büyüdür."</text:p>
      <text:p text:style-name="P32">Vicdanları kabul ettiği halde, zulüm ve büyüklenme dolayısıyla bunları inkar ettiler. Artık sen, bozguncuların nasıl bir sona uğratıldıklarına bir bak. (Neml Suresi, 13-14)</text:p>
      <text:p text:style-name="P20">Allah Kendi varlığının sayısız delilini tüm kainat üzerinde gözler önüne sermiştir. O kendi sonsuz aklını ve ilmini canlılık alemi üzerinde tecelli ettirir. Sonsuz rahmetiyle, en umulmadık, en aciz, hatta çoğu zaman bir beyne bile sahip olmayan canlılara akıl almaz işler yaptırır. Bunun bir sonucu olarak, kuşlardan sürüngenlere, balinalardan, böceklere kadar büyük küçük birçok canlı, insanları hayrete düşüren ve kendilerinden beklenmeyen hareket ve davranışlar sergilerler. Bu hareketlerin çoğu insanları şaşırtır. Birçoğunun karşısında (örneğin örümceğin çelikten daha sağlam bir ip üretmesi) kendini akıllı, bilgili, şuurlu gören insanoğlu bile yetersiz kalır, hatta bunların benzerini taklit etmeye dahi aklı ve teknolojisi yetmez.</text:p>
      <text:p text:style-name="P20"><text:soft-page-break/>İşte kitabımızın konusu olan sivrisinek de, birçok yönden insanları hayrete düşürecek davranışlar sergileyen canlılardan yalnızca birisidir. Hatta bu canlılardan en sık karşılaştığımız, varlığına en çok aşina olduğumuz ancak belki de en az dikkatimizi çekenler arasındadır. </text:p>
      <text:p text:style-name="P20">Bu düşünüldüğünde akla hemen; "O halde, neden sivrisinek?" sorusu gelebilir. Allah bir ayette şöyle buyurmaktadır:</text:p>
      <text:p text:style-name="P32">Şüphesiz Allah, bir sivrisineği de, ondan üstün olanı da, (herhangi bir şeyi) örnek vermekten çekinmez. Böylece iman edenler, kuşkusuz bunun Rablerinden gelen bir gerçek olduğunu bilirler; inkâr edenler ise, "Allah, bu örnekle neyi amaçlamış?" derler. (Oysa Allah,) Bununla birçoğunu saptırır, birçoğunu da hidayete erdirir. Ancak O, fasıklardan başkasını saptırmaz. (Bakara Suresi, 26)</text:p>
      <text:p text:style-name="P20">Demek ki yapmamız gereken özellikle Allah'ın ayetlerde dikkat çektiği canlılar üzerinden kendimizi derin düşünmeye alıştırmak ve canlıların yaratılışlarındaki olağanüstülükleri iyi fark edebilmektir. Allah'ın yarattığı deliller üzerinde samimi olarak düşünmek bizim düşünce ufkumuzu açmaya vesile olacak ve Allah'ın sonsuz yaratma gücünü iyi kavramamızı sağlayacaktır.</text:p>
      <text:p text:style-name="P31"><text:span text:style-name="T4"><text:s/></text:span><text:span text:style-name="T3">... Bilmez misin ki Allah, gerçekten herşeye güç yetirendir. (Yine) Bilmez misin ki, gerçekten göklerin ve yerin mülkü Allah'ındır. Sizin Allah'tan başka veliniz ve yardımcınız yoktur. (Bakara Suresi, 106-107)</text:span></text:p>
      <text:p text:style-name="P20"/>
      <text:h text:style-name="P4" text:outline-level="2">AKILLI TASARIM yani YARATILIŞ</text:h>
      <text:p text:style-name="P20">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Ayetlerde şöyle buyurulmaktadır:</text:p>
      <text:p text:style-name="P32">Bir şeyi dilediği zaman, O'nun emri yalnızca: "Ol" demesidir; o da hemen oluverir. (Yasin Suresi, 82)</text:p>
      <text:p text:style-name="P32">Gökleri ve yeri (bir örnek edinmeksizin) yaratandır. O, bir işin olmasına karar verirse, ona yalnızca "Ol" der, o da hemen oluverir. (Bakara Suresi, 117)</text:p>
      <text:p text:style-name="P20"/>
      <text:p text:style-name="P20"/>
      <text:h text:style-name="P7" text:outline-level="1">MACERA BAŞLIYOR</text:h>
      <text:p text:style-name="P20"/>
      <text:p text:style-name="P20"/>
      <text:p text:style-name="P17">Yağmu<text:span text:style-name="T3">r mevsiminin yaklaşmasıyla birlikte, kurumuş gölcüklerde büyük bir hareketlilik yaşanır. Bu alanlar sivrisinekler için ideal üreme bölgeleridir. Gölcük tabanlarında ya da suyla dolma ihtimali olan her çukurda sivrisinekler hareket halinde görülebilirler. Ancak bu sefer uçmuyor, yürüyorlardır. Dikkatli bir şekilde bir şeyler arıyor gibidirler.</text:span></text:p>
      <text:p text:style-name="P20">Sivrisinek gibi uçabilen bir canlının, kendisi için dağlar, tepeler sayılacak engelleri yürüyerek aşmaya çalışması oldukça ilginç bir manzara oluşturur. öyle ki binlerce sivrisineğin hepsi birden, sanki bir yerden emir almışçasına hareket ederler. Çünkü artık onlar için görev zamanı gelmiştir... </text:p>
      <text:p text:style-name="P20"/>
      <text:h text:style-name="P10" text:outline-level="3">Dedektör Sivrisineğin Uzun Yolculuğu...</text:h>
      <text:p text:style-name="P20">Anne sivrisinekler yumurtaları için uygun bir yer bulmak zorundadırlar. Yumurtadan çıkan sivrisinek yavrularının, büyüme evrelerini tamamlayabilmeleri için su birikintisine ihtiyaçları vardır. Bu birikinti; çamurlu bir yağmur suyu, bataklık, çeltik, havuz suyu ya da teneke kapta birikmiş bir su bile olabilir. Durgun sular sivrisineklerin tercih sebebidir. Çünkü bu sularda fotosentez yapabilen bitkiler vardır ve bunlar suyu oksijen bakımından zengin hale getirirler. Oksijen, larvaların en önemli ihtiyaçlarından biridir. </text:p>
      <text:p text:style-name="P20">Sivrisinek yumurtaları su bulunan her ortamda gelişebilirler ancak yine de bazı şartların sağlanması gerekir: Yumurtadan çıkacak olan larva, yetişkin bir sivrisinek oluncaya kadar çeşitli evreler geçirecektir. Her evrede de yavru sineğin farklı ihtiyaçları olacaktır. Ayrıca kuraklık ya da aşırı sıcak da yumurtaların gelişimini engelleyebilir. Bu yüzden anne sivrisinek doğacak yavruların tüm gelişme evrelerini aynı rahatlıkla tamamlayabilecekleri bir ortam bulmak zorundadır. </text:p>
      <text:p text:style-name="P20">Peki, sivrisinek en uygun yeri nasıl bulacaktır? Bakarak mı, koklayarak mı, tahmin ederek mi, yoksa sözde tesadüfler sonucunda mı?</text:p>
      <text:p text:style-name="P20">Sivrisineğin adımlarıyla, yumurtaları için en uygun yeri aramasının zorluğunu daha iyi vurgulayabilmek için şöyle bir örnek verelim: Kendinizi tepecikler, ağaçlar ve çukurlarla dolu bir alanda, bir yerlere ulaşmaya çalışırken düşünün, üstelik hiçbir yardımcı aletiniz (araba, şemsiye vs.) olmadan, güneşin altında yürüyerek... Böyle bir yolculuğun ne kadar yorucu olacağını mutlaka tahmin edersiniz.</text:p>
      <text:p text:style-name="P20">Boyutunun küçüklüğünü düşündüğümüzde sivrisinek için de uygun bir yer bulmanın böylesine zor, hatta imkansız olduğu akla gelebilir. Ne var ki sivrisinek bunu yaparken hiç zorlanmaz aksine yumurtalarını bırakacağı yeri kolaylıkla buluverir: Karnının altında bulunan özel bir alıcı sayesinde, toprağın nem ve sıcaklık bakımından yumurtalarını bırakmaya uygun olup olmadığını tespit eder. En uygun yeri bulabilmek için de toprağı santim santim, hiç yorulmadan tarar.</text:p>
      <text:p text:style-name="P20"/>
      <text:h text:style-name="P10" text:outline-level="3">Zahmetli görev başlıyor…</text:h>
      <text:p text:style-name="P20">Sivrisinek gibi bir canlının toprağın nemini ve sıcaklığını ölçmesinin nasıl bir işlem olduğunu biraz düşünelim... </text:p>
      <text:p text:style-name="P20"><text:soft-page-break/>Toprak ile ilgili araştırma yapmak oldukça zahmetli bir iştir. Toprağın neminin, verimliliğinin ölçülmesi, içindeki minerallerin, madenlerinin tespit edilmesi, kısacası toprakla ilgili olup insanın işine yarayacak konuların belirlenmesi için özel tasarlanmış aletlerden faydalanılır. Ya dedektörler kullanılır ya da toprağa sondaj yapılıp elde edilen numuneler laboratuvarlarda test edip incelenir. Çünkü neyin, ne kadar derinlikte ve ne yoğunlukta bulunduğunu bilmeden yapılacak bir çalışmadan örneğin bir kazıdan sağlıklı bir sonuç elde etmek oldukça zordur. Yapılacak bir hatanın telafisi güç olacak; emek, zaman ve para kaybı anlamına gelecektir. </text:p>
      <text:p text:style-name="P20">Sivrisinek de kesin netice alabilmek için toprağı öncelikle tarar. Toprağın genel durumu hakkında bilgiler alır, bunları değerlendirir ve sonucuna göre karar verir. Burada tam donanımlı teknik bir aletin değil, yalnızca 10 mm boyunda olan küçücük bir canlının söz konusu olduğunun unutulmamasında fayda vardır. </text:p>
      <text:p text:style-name="P20"/>
      <text:h text:style-name="P10" text:outline-level="3">Sivrisineğin yetenekleri</text:h>
      <text:p text:style-name="P20">Buraya kadar anlatılanları tekrar gözden geçirip bir kez daha detaylarıyla düşünelim. </text:p>
      <text:p text:style-name="P20">10 mm büyüklüğündeki bu canlı bilinçli bir arayış içindedir. Amacı, yumurtalarının ve bu yumurtalardan çıkacak yavrularının ihtiyaçlarını karşılayacak uygun bir ortam bulmaktır. Burada ilk olarak üzerinde durulması gereken sivrisineğin; yumurtanın ihtiyaçlarını nereden biliyor olduğudur.</text:p>
      <text:p text:style-name="P20">Sivrisineğin ısı değişimi, nem oranı gibi kavramlardan haberi yoktur. Örneğin nemin, birim hacim topraktaki su miktarı olduğunu bilmez. Uygun nem ve ısının, yumurtasının içindeki enzim ve proteinleri harekete geçireceğinden de haberi yoktur. Proteinin ve enzimin ne demek olduğunu, ne işe yaradığını, hangi şartlarda bunların harekete geçerek yumurtasının gelişimini sağlayacağını sivrisineğin bildiğini, bu bilgi doğrultusunda ileriyi görerek hareket ettiğini düşünmek ise elbette akılcılıktan çok uzak bir düşüncedir. </text:p>
      <text:p text:style-name="P20">O halde nasıl olup da bu sivrisinek yumurtaları için uygun nem ve sıcaklığı araması gerektiğini bilmektedir?</text:p>
      <text:p text:style-name="P20">Sivrisinek, düşünme ya da öğrenme gibi yetenekleri olmayan bir böcektir. Herhangi bir eğitim alması da söz konusu değildir. Öyleyse bu böcek nasıl olup da, özel bir amaç doğrultusunda ve adeta bilinci varmış gibi isabetli hareket eder?</text:p>
      <text:p text:style-name="P20">İkinci önemli ayrıntı ise, sivrisineğin araştırma yaparken kullandığı teknik donanımdır. Sivrisinek daha doğuştan; ısı ve nemi en hassas biçimde ölçen bir organa sahiptir ve bu organ vücudunda en uygun yere yerleştirilmiştir. Peki sivrisinek bu organa nasıl sahip olmuştur? Darwinist mantığa göre güya yavrularının ihtiyaçlarını gözlemlerle ve deneylerle tespit eden sivrisinek, kendi vücuduna bir tür "dedektör" eklemeye mi karar vermiştir? Ve daha sonra bu karar doğrultusunda kendi vücudunda sözde değişiklikler mi yapmıştır? Yoksa hayali "evrim süreci" içinde, bir gün tesadüfen, ilk ortaya çıkan sivrisineğin vücuduna yine tesadüfen ısı ve nem ölçümü yapabileceği bir organ mı eklenmiştir?</text:p>
      <text:p text:style-name="P20">Elbette ki bunların hiçbiri mümkün değildir. Üstelik bunların yanı sıra evrimcilerin tesadüf açıklamasını geçersiz kılan yüzlerce soru daha vardır. Bütün imkansızlığına rağmen, evrimcilerin iddialarındaki mantıksızlığı daha iyi vurgulayabilmek için bu organın tesadüfen ortaya çıktığını varsayalım. Öncelikle sivrisinekte yalnızca bu hassas alıcının değil, diğer tüm organların da eksiksiz var olması gerekmektedir. Çünkü tam çalışmayan ya da eksik ölçüm yapan örneğin yalnızca nemi veya ısıyı ölçen bir organ işe yaramayacaktır. Bu ise, canlının neslinin tükenmesi demektir. </text:p>
      <text:p text:style-name="P20">Bunların yanı sıra akla "Sivrisinek bu organı hangi amaç için ve ne şekilde kullanacağını nasıl öğrenmiştir?" sorusu gelecektir. </text:p>
      <text:p text:style-name="P20"><text:soft-page-break/>Sivrisineğin kendi vücuduna özel bir tarayıcı yerleştiremeyeceği, bu tarayıcının ne amaçla ve nasıl kullanılacağı hakkındaki bilgileri de bir sonraki nesle kendiliğinden aktaramayacağı da açıktır. </text:p>
      <text:p text:style-name="P20">Sivrisineğin sahip olduğu özelliklerde kusursuz bir uyum vardır ve tesadüfler hiçbir şekilde böyle bir uyum meydana getiremezler. İlerleyen sayfalarda verilecek örneklerde de görüleceği gibi, sivrisineğin şu an sahip olduğu tüm fiziksel ve davranışsal özelliklerle bir anda ortaya çıkması zorunludur. Aksi bir durumda sivrisineğin yaşaması mümkün değildir. Bu ise sivrisineğin yaratılmış olması demektir. Sivrisineği bir anda ve eksiksiz olarak yaratan Allah'tır. Sivrisinek sahip olduğu tüm özellikleriyle bize Allah'ın benzersiz yaratma sanatını tanıtır. Allah ayetlerde Kendi yaratmasındaki kusursuzlukla ilgili olarak şöyle bir örnek verir:</text:p>
      <text:p text:style-name="P32">O, biri diğeriyle 'tam bir uyum' (mutabakat) içinde yedi gök yaratmış olandır. Rahman (olan Allah)ın yaratmasında hiç 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20"/>
      <text:p text:style-name="P17"/>
      <text:h text:style-name="P5" text:outline-level="1">YETENEKLİ SİVRİSİNEKLER</text:h>
      <text:p text:style-name="P17"/>
      <text:p text:style-name="P17"/>
      <text:p text:style-name="P17">Kan<text:span text:style-name="T3">ada'da 1920'li yıllarda yeni inşa edilmiş bir elektrik santralindeki bütün jeneratörler çok kısa bir süre sonra bozulmuştu. Sebep jeneratörlerin motorlarına sıkışmış yüz binlerce sivrisinekti. Acaba bu sinekleri jeneratörlere çeken şey neydi? Jeneratörler temizlendikten kısa bir süre sonra yine aynı olay tekrarlanınca, sineklerle ilgili olarak bir uzmana başvuruldu ve sorun bu sayede çözümlendi.</text:span></text:p>
      <text:p text:style-name="P20">Jeneratörlere saldıranların tümü erkek sivrisineklerdi. Sebebi de bu makinelerin içinde kendilerine kur yapan dişilerin var olduğunu düşünmeleriydi! Jeneratörlerde oluşan ses ile dişilerin vızıltısını birbirine karıştırmışlardı. Jeneratörlerin hızının değiştirilmesiyle sivrisineklerin aklının karışması da önlendi.</text:p>
      <text:p text:style-name="P20">Bu ilginç olay, sivrisineklerin çiftleşmesini sağlayan özel sisteme dikkat çekmektedir. Erkek sivrisinekler dişilerini çıkardıkları kanat seslerinden tanırlar, bu sayede dişileri bulur ve çiftleşirler.</text:p>
      <text:p text:style-name="P20"/>
      <text:h text:style-name="P10" text:outline-level="3">Sivrisineklerin benzersiz işitme yeteneği</text:h>
      <text:p text:style-name="P20">Sivrisineklerin çiftleşmesi havada uçarken gerçekleşir. Fakat erkekler erişkin birer sivrisinek olana kadar yani kısa yaşamlarının ilk 24 saati boyunca çiftleşemezler. Çünkü bu süre içinde antenleri henüz kurumamıştır. Sağır olan erkekler dişilerin kanat seslerini yani çiftleşme çağrılarını duyamazlar.</text:p>
      <text:p text:style-name="P20">Sivrisineklerde işitme yeteneği çok gelişmiştir. Erkeğin kafasından çıkan 2 tane küçük, tüylü antende bulunan ve çok sayıda duyu hücresinden meydana gelmiş bir organ vardır. "Johnston organı" olarak adlandırılan bu sistem, ses dalgalarının titreşimlerini alır ve ayırt eder. Bu tüylü duyargalar yalnızca dik durumdayken ses titreşimlerine karşı duyarlıdır. </text:p>
      <text:p text:style-name="P20">Dişi sivrisineğin kanatlarından çıkan ses erkek sivrisineği etkileyen en önemli faktördür. Dişinin kanat sesleri, erkeğin antenindeki reseptör (alıcı) hücreleri titreştirir ve sivrisineğin beynine elektrik sinyallerini gönderir. Dişiler kanatlarını erkeklerden daha hızlı çırparlar ve dişinin kanatlarından çıkan titreşimler erkeklerde çiftleşme isteğini artırır. </text:p>
      <text:p text:style-name="P20">Sivrisineklerin bol olduğu yaz günlerinde etraftaki sesleri bir düşünelim. Taşıt sesleri, insan sesleri, hayvan sesleri… Kısacası insanın duyabildiği ve duyamadığı frekanslardaki pek çok ses. Bu kadar ses arasında erkek sineğin, dişisinin cılız kanat seslerini duyması oldukça zordur. Ama yine de erkek sivrisineğin hassas "kulakları", bütün bu seslerin arasından dişisinin sesini ayırt edebilir ve böylece erkek sivrisinek çiftleşmek için dişiye doğru uçar. Sivrisinek sürüsünün içine düşen bir dişi, erkeklerden biri tarafından fark edildiğinde, erkek sivrisineğin cinsel organının yanında bulunan özel kıskaçlarla tutulur ve çiftleşme genellikle havada kimi zaman da yerde gerçekleşir. Çiftleşmeden sonra erkek, sürüsüne geri döner ve bir süre sonra da ölür.</text:p>
      <text:p text:style-name="P20">Bu noktada konuyu daha derin incelemek gerekir. Ortada çok ilginç bir sistem bulunmaktadır. Sivrisinekler karşı cinsi kanat çırpma sesinden tanımaktadırlar. </text:p>
      <text:p text:style-name="P20">Öncelikle her dişinin kanatlarını daha yavaş, her erkeğin de daha hızlı çırpma ihtimali vardır. İşte bu noktada canlılardaki özellikleri tesadüflere bağlayan evrim teorisinin cevaplaması gereken bazı sorular ortaya çıkar. </text:p>
      <text:p text:style-name="P20"><text:soft-page-break/>Eğer sivrisinekler tesadüfler sonucunda var olmuş olsalardı, doğan her sivrisineğin kanatlarını rastgele bir hızda çırpması beklenirdi. Çünkü erkeğin daha yavaş, dişinin daha hızlı kanat çırpmasını gerektirecek hiçbir sebep yoktur. Ancak her sivrisinek, adeta bir emre uyarcasına kendi cinsiyetini belli edecek hızda kanat çırpar. Gerçekte bu frekans farkının da tek başına bir anlamı yoktur. Eğer erkek sivrisinekte yaratılıştan bu frekanstaki sesi ayırt edip algılama yeteneği olmasaydı, dişi ne kadar kanat çırpsa da bunun erkek için bir anlamı olmayacaktı. Dişi sivrisineğin çıkardığı titreşimler, insan açısından ne kadar anlamsızsa, erkek sivrisinek için de o kadar anlamsız olurdu. Böyle bir durumda erkek sivrisinek, dişiyi algılayamayacağından çiftleşme de gerçekleşmezdi.</text:p>
      <text:p text:style-name="P20">Kuşkusuz bunun tersi de mümkündür. Erkek sivrisinekte üstün bir algılama yeteneği olsa fakat erkek ya da dişi sivrisinekler farklı farklı frekanslarda kanat çırpsalardı, bu kez de erkekteki algılama yeteneğinin faydası olmazdı. Bu ise her iki durumda da sivrisineklerin daha ilk nesilde yok olması anlamına gelirdi.</text:p>
      <text:p text:style-name="P20">Erkeğin kısacık ömrünü bir düşünelim. Daha embriyo safhasında genleri iş başındadır, ne zaman larvadan çıkacağı ve erişkin olacağı, "Johnston organının" nasıl olacağı ve hangi ses frekanslarını ayırt edebileceği tek tek DNA'sında yazılıdır. Sivrisinek ne olup bittiğini, dış dünyada nasıl bir ortam olacağını bilmezken vücudundaki genler aracılığıyla birer birer proteinler dokunmakta, sivrisinek dış dünyaya hazırlanmaktadır. Sonunda yavru dünyaya gelir. Bu andan itibaren geri sayım başlar ve kısacık ömründen; önce antenin kuruması için 24 saat geçer. Ardından da çiftleşme gerçekleşir ve erkek sivrisinek ölür. Görüldüğü gibi erkek sivrisinek, görevini mükemmel bir şekilde tamamlamıştır. Görüldüğü gibi canlının larvadan ne zaman çıkacağı, bulunduğu yerdeki havanın nem oranı ve buna bağlı olarak antenlerinin kuruma süresi, ardından da çiftleşme için gerekli tüm vücut içi fizyolojik reaksiyonların gerçekleşmesi için gereken enerjinin sağlanması ve daha pek çok detay bir üst akıl tarafından "önceden" bilinmeli ve sivrisinek DNA sına kodlanmalıdır. </text:p>
      <text:p text:style-name="P20">Bu durum bizlere sivrisineklerin çiftleşmek için birbirlerini tanımalarını sağlayan sistemin, canlılığın yaratılışında; daha ilk sivrisinek çiftinden itibaren kusursuzca var olduğunu ve bu güne kadar değişmeden geldiğini gösterir. Yani bu sistemlerin tamamının bir anda ve toplu olarak sivrisinekte var edilmesi gereklidir. Bu denli hassas bir mekanizmanın birdenbire ortaya çıkmasının tek açıklaması ise yaratılıştır: Sivrisinekleri özel sistemleriyle birlikte Allah yaratmıştır. </text:p>
      <text:p text:style-name="P20"/>
      <text:h text:style-name="P10" text:outline-level="3">Yaratılış delilleri üzerinde düşünmek</text:h>
      <text:p text:style-name="P20">Yaratılış delilleri insanları derin düşünmeye ve detaylardaki yüksek akla şahit olmaya yönlendirir. Allah kainatta, insana Kendi varlığını, sınırsız gücünü ve kudretini hatırlatacak sayısız deli yaratmıştır. Bu gerçeği fark edip bize sunulan deliller ve yaratılış harikaları üzerinde düşünmek ve Allah'ın gücünü takdir edebilmek son derece önemlidir. Her insan, yaratılış delilleri üzerinde düşünmek ve dünyada bulunuşunun gerçek amacını bilerek yaşamakla yükümlüdür. Allah insanın düşünerek bu amacı bulabileceğini bir ayette şöyle ifade etmiştir:</text:p>
      <text:p text:style-name="P32">Yeryüzünde gezip dolaşmıyorlar mı, böylece onların kendisiyle akledebilecek kalpleri ve işitebilecek kulakları oluversin? Çünkü doğrusu, gözler kör olmaz, ancak sinelerdeki kalpler körelir. (Hac Suresi, 46)</text:p>
      <text:p text:style-name="P20">Bir insanın Allah'ın varlığını kavraması son derece kolaydır. Bu konuda Allah Kuran'da Hz. İbrahim (as)'ı örnek verir. İbrahim Peygamber, Allah'ın bir ve tek ilah olduğunu vicdanı ile düşünerek kavramıştır. Müşrik bir kavmin içinde yetişmesine rağmen bu mübarek insan, kavminin taptığı putları bırakarak yalnızca Allah'a iman etmişti. Hz. İbrahim'in Allah'a kesin bilgi ile iman etmesiyle ilgili ayetler şu şekildedir: </text:p>
      <text:p text:style-name="P32">Böylece İbrahim'e, kesin bilgiyle inananlardan olması için göklerin ve yerin melekûtunu gösteriyorduk. Gece, üstünü örtüp bürüyünce bir yıldız görmüş ve demişti ki: "Bu benim Rabbimdir." Fakat (yıldız) <text:soft-page-break/>kayboluverince: "Ben kaybolupgidenleri sevmem" demişti. Ardından Ay'ı, (etrafa aydınlık saçarak) doğar görünce: "Bu benim Rabbim" demiş, fakat o da kayboluverince: "Andolsun" demişti, "Eğer Rabbim beni doğru yola erdirmezse gerçekten sapmışlar topluluğundan olurum." Sonra Güneşi (etrafa ışıklar saçarak) doğar görünce: "İşte bu benim Rabbim, bu en büyük" demişti. Ama o da kayboluverince, kavmine demişti ki: "Ey kavmim, doğrusu ben sizin şirk koşmakta olduklarınızdan uzağım." (Enam Suresi, 75-78)</text:p>
      <text:p text:style-name="P17"><text:span text:style-name="T3">Hz. İbrahim örneğinde olduğu gibi aklını, vicdanını doğru yönde ve temiz kullanan her insan Allah'ın varlığını açıkça anlar. Bu gerçeği fark ettiğinde de Allah'ın kendisini seveceğini, kendisinden memnun olacağını umduğu bir hayat sürmenin en doğru hareket olduğuna kanaat getirir. Allah ayetlerinde çok kısa olan dünya hayatının, sonsuz olan ahiret hayatına tercih edilmemesini söylemiştir: </text:span><text:span text:style-name="T13">Dünya hayatı yalnızca bir oyun ve bir oyalanmadan başkası değildir. Korkupsakınmakta olanlar için ahiret yurdu gerçekten daha hayırlıdır. Yine de akıl erdirmeyecek misiniz?</text:span><text:span text:style-name="T3"> (Enam Suresi, 32) Allah'ın kendisini kulluk için yarattığının bilincinde olan ve bu nedenle Allah'ın rızasını kazanacağını umduğu bir yaşam süren kişi hem dünyada güzel bir hayat yaşar hem de sonsuza kadar sürecek olan ahiretteki yaşamında cenneti umabilir.</text:span></text:p>
      <text:p text:style-name="P20"/>
      <text:p text:style-name="P17"/>
      <text:h text:style-name="P5" text:outline-level="1">SİVRİSİNEKLERİN GELİŞİM EVRELERİ</text:h>
      <text:p text:style-name="P17"/>
      <text:p text:style-name="P17"/>
      <text:p text:style-name="P17">Çiftle<text:span text:style-name="T3">şme gerçekleştikten sonra dişi sivrisinek, erkeğin spermlerini özel bir kesede muhafaza ederek, haftalar boyu döllenmiş yumurta yumurtlayabilir. Dişi sivrisinek çiftleşme anından itibaren kan emmeye başlar, çünkü yumurtalarının gelişebilmesi için kana ihtiyacı vardır.</text:span></text:p>
      <text:p text:style-name="P20">Bu özellikleri incelendiğinde sivrisinek mucizesinin başka bir yönü ortaya çıkar.</text:p>
      <text:p text:style-name="P20"/>
      <text:h text:style-name="P4" text:outline-level="2">GELİŞİMLERİNİ DURDURABİLEN <text:line-break/>MUCİZEVİ YUMURTALAR</text:h>
      <text:p text:style-name="P20">İnsanlar için gerçekleşmesi imkansız gibi görünen pek çok şey, hayvanlar tarafından rahatlıkla yapılabilir. Örneğin insan gebelik süresini uzatamaz ama bazı canlılar bunu yapabilirler. Sivrisinekler de bu canlılardandır. Bazı sivrisinek türleri yumurtlama dönemleri gelmiş olmasına rağmen ilk yağmurdan sonra değil, ikinci hatta üçüncü yağmurdan sonra yumurtlarlar. Bu tedbir sayesinde sivrisinek nesli bir nevi koruma altına alınmış olur.</text:p>
      <text:p text:style-name="P20">Sivrisineklerin yumurtalarını bırakmayı geciktirmelerinin önemli bir nedeni vardır. İlk yağmurlarla oluşan zemin neminin ve yerüstü su birikintilerinin kısa zamanda kuruma ihtimali çok yüksektir. Bu ise larvaların kuru yerde kalmaları, dolayısıyla gelişememeleri demektir. Bu bir ihtimaldir ancak sivrisinek bu ihtimali önceden bilirmişçesine hareket eder ve çok akıllıca davranır. İlk yağmura aldanmaz ve yumurtlamak için daha sonraki yağmurları bekler.</text:p>
      <text:p text:style-name="P20">Bu durum akla bazı sorular getirir:</text:p>
      <text:p text:style-name="P20">Sivrisinek ilk yağmur sonucunda topraktaki nemin yeterli olmayacağını, su birikintilerinin kısa zamanda kuruyacağını nereden bilmektedir? Sivrisineğin böyle bir tedbir alması için buharlaşma etkisinden haberdar olması ve kendi kendine; "Bu daha ilk yağmur, zamanla toprağın içindeki ve yüzeyindeki su buharlaşabilir, bu yüzden yumurtlamak için bir süre daha beklemeliyim" diye ileriye yönelik bir planlama yapması gerekir. </text:p>
      <text:p text:style-name="P20">Sivrisinek böyle bir bilgiyi tecrübeyle elde edemez çünkü ilk denemesinde yumurtalar kuruyacak ve yeni nesil yok olacaktır. Sivrisineğin başarılı olabilmesi için bu konu hakkında kesin bilgi sahibi olması gerekmektedir. Böyle bir şeyin kendiliğinden mümkün olmayacağı ise elbette çok açıktır.</text:p>
      <text:p text:style-name="P20">Olayın daha iyi anlaşılabilmesi için bu tip örnekler veriliyor olsa da aslında sivrisineklerin öğrenmek gibi bir kabiliyetleri yoktur. Ancak sivrisinek son derece doğru ve ileri görüşlü bir karar verir ve bu karar, doğacak sivrisineklerin hayatlarını kurtarır.</text:p>
      <text:p text:style-name="P20">Bu noktada çok önemli bir soru üzerinde durmakta fayda vardır. Bilgi nasıl olur da nesilden nesile aktarılır? Eğer söz konusu olan yeni doğmuş bir insan olsa, eğitilmesi yıllar sürer. Bildiği herşeyi doğumdan sonraki yaşamında edindiği tecrübeler ve aldığı eğitim ile elde eder. Oysa bütün ömrü sadece birkaç hafta olan her dişi sivrisinek, ihtiyacı olan bu bilgilere doğuştan sahiptir. Peki bu bilgileri onlara kim öğretmiştir? Sivrisinekler kimin emriyle hareket etmektedirler?</text:p>
      <text:p text:style-name="P20"><text:soft-page-break/>Çoğu insanın belki de hiç ilgisini çekmeyecek bir konu olan sivrisineklerin üremesi olayı bu sorularla ayrı bir boyut kazanır. Derin düşünmekten hoşlanan her insanın dikkatini çekecek önemli bir konu haline gelir. </text:p>
      <text:p text:style-name="P20">Sivrisinek, diğer bütün canlılar gibi göklerin ve yerin Rabbi olan Allah'ın ilhamıyla hareket etmekte ve kendisine öğretildiği şekilde yaşamını devam ettirmektedir. Tek gerçek cevap budur. Sadece sivrisinek değil insan dahil her canlı -farkında olsa da olmasa da- Allah'ın kesin kontrolü altındadır. Bir Kuran ayetinde bu gerçek şöyle bildirilir:</text:p>
      <text:p text:style-name="P32">Ben gerçekten, benim de Rabbim, sizin de Rabbiniz olan Allah'a tevekkül ettim. O'nun, alnından yakalayıpdenetlemediği hiçbir canlı yoktur. Muhakkak benim Rabbim, dosdoğru bir yol üzerinedir (dosdoğru yolda olanı korumaktadır). (Hud Suresi, 56)</text:p>
      <text:p text:style-name="P20"/>
      <text:h text:style-name="P10" text:outline-level="3">Zor Günlerden Sağ Çıkabilmeyi Başarmak…</text:h>
      <text:p text:style-name="P17"><text:span text:style-name="T3">Sivrisinekler, yumurtalarını yaz aylarında ya da sonbaharda bırakırlar. Bulundukları yerin ısısı, sivrisinek larvalarının gelişebilmesinde önemli bir faktördür. Isı belirli bir dereceye ulaştığında (en az 100</text:span><text:span text:style-name="T16">C</text:span><text:span text:style-name="T3">, en fazla 300</text:span><text:span text:style-name="T16">C</text:span><text:span text:style-name="T3">) gelişme hızlanabilir, bu sınırlar aşıldığındaysa ya gelişme yavaşlar ya da larvalar ölür. </text:span></text:p>
      <text:p text:style-name="P20">Larvaların bu hassas durumlarına karşın yumurtalar, kuraklığa ve soğuğa karşı oldukça dayanıklıdırlar. Gereken koşullar oluşmazsa çatlamadan, yağmurların yağmasını ve hava sıcaklığının artmasını bekleyebilirler.</text:p>
      <text:p text:style-name="P20">Bu cümleyi okudunuz ve geçtiniz. Ama eğer dikkat ettiyseniz "yumurtanın çatlamadan beklediğinden bahsedildiğini" fark etmiş olmanız gerekiyor. Süresi dolmuş olmasına rağmen çatlamayan ve bekleyen bir yumurta…</text:p>
      <text:p text:style-name="P20">Gereken şartlar oluşmazsa, yumurtanın gelişmesi durur. Bu bir ölüm türü değildir, sadece şartlar iyileşene kadar alınmış bir tedbirdir. Genellikle yumurta evresinde görülen bu gecikme hareketine "diapoz" denir. </text:p>
      <text:p text:style-name="P20">Yumurtanın büyümesi için gerekli olan nem ve ısı yeterli olmadığı zaman gelişme durur ve yumurta bozulmadan yıllarca varlığını sürdürür. Yani yumurtada bir nevi ısınem sigortası bulunmaktadır. Şartlar uygun olmadığında sigorta devreye girer ve yumurtanın gelişim programını durdurur. </text:p>
      <text:p text:style-name="P20">Aslında bu sürece 'programı durdurur' demek o kadar doğru olmaz çünkü uygun şartları beklemek de programın bir parçasıdır. (İçinde bir program olduğu kabul edilen bu küçük canlının boyu yaklaşık 1 mm'dir. 1 mm ise kurşun kaleminizin ucu kadardır.)</text:p>
      <text:p text:style-name="P20">Bu konuyla ilgili olarak hangi kaynağa başvurulursa başvurulsun embriyoların bir programa göre hareket ettikleri sonucu değişmez. En koyu evrimciler bile embriyoda işleyen bir programın var olduğunu kabul ederler. Bu program, embriyonun anne karnında veya yumurtada geçirdiği gelişim programıdır ve bir bakıma bilgisayar programına benzer. Programın tüm detayları ise hücre çekirdeğinde bulunan DNA molekülüne kodlanmıştır.</text:p>
      <text:p text:style-name="P20">Bir sivrisinekle insan veya bir fille papağan arasındaki fark da hücrelerdeki söz konusu bu yazılım farkından doğar. Yeni döllenmiş bir hayvan hücresi veya yeni döllenmiş bir insan hücresi arasında ilk bakışta bir fark yokmuş gibi görünür. Oysa her hücre, içinde yazan programa sadık kalarak bölünür. Bu bölünmeler sonucunda ortaya canlı türleri çıkar. Sivrisineklerde de bu programdaki emirler uygulanır ve gerektiğinde yumurtaların gelişimi durur.</text:p>
      <text:p text:style-name="P20">Ancak burada aydınlatılması gereken bir nokta vardır: Embriyodaki bu program nasıl oluşmuştur? Bu programı yapan ve embriyoya bu programa uygun davranmasını öğreten kimdir? </text:p>
      <text:p text:style-name="P20"><text:soft-page-break/>Embriyoyu oluşturan hücrelerin her biri bu programa itaat etmekte ve toplu hareket ederek gelişmeyi durdurmaktadır. </text:p>
      <text:p text:style-name="P20">Eğer bir program varsa, mutlaka onu yazan bir programlayıcı akıl olması da gerekir. En basit bilgisayar programının bile kendiliğinden yani bilgilerin tesadüfen biraraya gelmesi sonucunda var olduğunu iddia etmek akıl dışıdır. Bu durumda, insan aklının henüz tam olarak çözemediği embriyoloji programının tesadüfler sonucunda meydana geldiğini iddia etmek elbette ki çok daha akıl dışıdır.</text:p>
      <text:p text:style-name="P20">Embriyo gelişimi konusundaki bir diğer olağanüstü durum ise yavrunun dış dünya hakkında henüz hiçbir bilgisi ve algılayabilme yeteneği dahi yokken, dünyaya geldiği anda ortama tam uygun olarak yaratılmış olmasıdır. Allah bu muazzam yaratışıyla bizlere canlının dış dünyada ihtiyaç duyacağı genleri önceden var ettiğini göstermektedir. Bir bilgi "önceden" biliniyorsa bu; bizim bağımlı olduğumuz zamana bağımlı olmayan zamandan münezzeh üstün bir aklın varlığını yani Allah'ı açık bir şekilde göstermektedir. Nitekim evrim teorisinin kurucusu Charles Darwin'de Allah'ın varlığını şu şekilde itiraf etmiştir :</text:p>
      <text:p text:style-name="P20">Bu mükemmel evreni özellikle de insanın doğasını izlemekten mutlu olamıyorum. Herşeye dizayn edilmiş kanunların bir sonucu olarak bakmaya eğilimliyim...</text:p>
      <text:p text:style-name="P20">Ve bütün bu kanunlar açıkça her şeyi bilen, gelecekteki tüm olayları ve sonuçları gören bir Yaratıcı tarafından dizayn edilmiştir. Ama daha fazla düşündükçe daha fazla kafam karışıyor...</text:p>
      <text:p text:style-name="P13">Tamamen ümitsiz bir karmaşanın içinde olduğumun bilincindeyim gördüğümüz dünyanın bir şans eseri olduğunu düşünemiyorum. <text:span text:style-name="T5">(Francis Darwin, The Life and Letters of Charles Darwin Cilt II NY Appleton Company 1888, The Modern Library, New York p. 105, 146)</text:span></text:p>
      <text:p text:style-name="P20">Şimdi, sivrisinek yumurtasının gelişmesini durdurup uygun ortamı beklemesi konusuna tekrar dönelim. </text:p>
      <text:p text:style-name="P20">Bu özellik sivrisinek neslinin devamını sağlaması açısından son derece önemlidir. Örneğin çöl sivrisineklerinden bir tür, 12 yıl sonra bile çatlayabilen kalın kabuklu yumurtalar bırakır. Bu yumurtalar hiç bozulmadan seneler sonra çatlar ve içindeki larvalar sanki hiçbir şey yokmuş gibi gelişme evrelerini tamamlar.</text:p>
      <text:p text:style-name="P20">Bu dayanıklılıkları sayesinde dünyanın hemen hemen her yerinde sivrisineklere rastlayabiliriz. Eksi 60 dereceye varan kutup soğuklarının hakim olduğu alanlarda, maden ocaklarının nemli, sıcak ve havasız ortamlarında ya da 23 kuyudan başka su kaynağı olmayan kilometrelerce genişlikteki çöllerde bile sivrisinekler yaşayabilir.</text:p>
      <text:p text:style-name="P20">İzlanda'nın kuzeyinde, Kutup Dairesi'nin üzerinde "Sivrisinek Gölü" adında bir göl bulunur. Buz göllerinin içinde donmuş olarak bulunan larvalar, buzların çözülmesiyle birlikte, sanki olağanüstü şartlarda kalmamışlar, aylardır buzların altında donmuş olarak beklememişler gibi yumurtalardan çıkarlar. Gelişmelerine kaldıkları yerden devam eder ve erişkin sivrisineklere dönüşürler.</text:p>
      <text:p text:style-name="P20"/>
      <text:h text:style-name="P4" text:outline-level="2">SİVRİSİNEK YUMURTALARININ ÖZELLİKLERİ</text:h>
      <text:p text:style-name="P20">Dişi sivrisinekler bir seferde 40 ila 200 arasında yumurtayı suya bırakabilirler. Her üç haftada bir yumurtlayanları olduğu gibi, senede bir yumurtlayanları da vardır. Sivrisinek yumurtaları türlerin yaşadığı yerlere, o ortamdaki düşmanlarına ya da karşılaşabilecekleri tehlikelere göre değişik özelliklere sahiptir. Kimi çok özenle paketlenmiş, kimileri sıkıca bir yerlere tutturulmuş, kimileri de batmamaları için hava yastıklarıyla desteklenmiştir. </text:p>
      <text:p text:style-name="P20"/>
      <text:h text:style-name="P10" text:outline-level="3"><text:soft-page-break/>Kamuflaj Ustası Yumurtalar </text:h>
      <text:p text:style-name="P20">Yumurtalar, anne sivrisineğin yanlarından ayrılmasından sonra tamamen savunmasız kalırlar. İlk bırakıldıklarında, parlak sarı renkte oldukları için, çabuk fark edilebilecek, hareketsiz, kolay birer avdırlar. Onları bekleyen pek çok düşmanları vardır. </text:p>
      <text:p text:style-name="P20">Ancak sivrisinek yumurtalarının oldukça önemli bir özelliği vardır. Gece bırakılan yumurtaların renkleri, sabahın ilk ışıklarıyla beraber siyaha döner. Böylece böceklere ve kuşlara karşı oldukça etkili bir şekilde kamufle edilmiş olurlar.</text:p>
      <text:p text:style-name="P20">Bazı sivrisinek cinsleri (Anofel sivrisinekleri), larva ve pupa evrelerinde de, içinde bulundukları mekana göre renk değişimine uğrarlar. Öyle ki larva siyah ya da beyaz bir mekana konulduğunda, hemen bu ortama göre bir renk alır.</text:p>
      <text:p text:style-name="P20">Elbette bu renk değişiminden ne yumurtanın, ne larvanın ne de kendisi de bir zamanlar bu aşamalardan geçen anne sivrisineğin haberi yoktur. Sivrisinek larvaları, çevrelerindeki düşmanların varlığından, annelerinin onları bırakıp gittiğinden, tek başlarına ve savunmasız kaldıklarından da tamamen habersizdirler. Ancak bu durum onlar için hiç sorun oluşturmaz çünkü ihtiyaçları olan en uygun koruma ile birlikte yaratılmışlardır. Yumurtaların veya larvaların kabuğundaki pigmentler güneş ışığıyla birlikte harekete geçer ve koyulaşarak kamufle olmalarını sağlarlar. </text:p>
      <text:p text:style-name="P20">Güneş'ten gelen fotonların etkisiyle veya bulunduğu ortam nedeniyle renk değiştirmek oldukça karmaşık bir kimyasal işlemdir ve bu sistemin bilgisi yumurtanın kabuğunda bulunan hücrelere daha önceden yerleştirilmiştir. Bu etkili koruma için gerekli olan tüm kimyasal ve fiziksel işlemler istisnasız bütün sivrisinek larvalarında gerçekleşir. Bütün bunlar ise bizi tek bir sonuca götürür.</text:p>
      <text:p text:style-name="P20">Gerektiğinde larvaları koruması için bu çok ince planlanmış süreci yaratan üstün bir güç sahibi vardır. Bu güç sahibi her türlü yaratmayı bilen yüce Allah'tır. Bir ayette şöyle buyrulur:</text:p>
      <text:p text:style-name="P32">İşte Rabbiniz olan Allah budur. O'ndan başka ilah yoktur. Herşeyin yaratıcısıdır, öyleyse O'na kulluk edin. O, herşeyin üstünde bir vekildir. (Enam Suresi, 102)</text:p>
      <text:p text:style-name="P20"/>
      <text:h text:style-name="P10" text:outline-level="3">Suda Batmayan Disk Yumurtalar</text:h>
      <text:p text:style-name="P20">Culex türünün yumurtası, alt kısmında huni şeklinde bir oyuk taşır. Bu oyuğun, ne işe yaradığı ilk bakışta anlaşılmayabilir, ancak yumurtanın gelişiminin ileri aşamalarında, oyuğun son derece önemli bir görevinin olduğu ortaya çıkar. Bu oyuk, içine dolan hava sayesinde bir cankurtaran simidi işlevi görmekte ve yumurtanın su üzerinde kalmasını sağlamaktadır.</text:p>
      <text:p text:style-name="P20">Ancak dikkat edilirse oyuk nedeniyle yumurtayı ciddi bir sorunun beklediği görülecektir: Yumurtanın altında yer alan ve bir "cankurtaran simidi" olarak nitelendirilebilecek olan oyuğun, yumurtanın "alabora" olması sonucunda işe yaramaz hale gelmesi de çok kolaydır. Bu nedenle tek başına suya bırakıldığında yumurta uzun süre su yüzeyinde kalamaz. En ufak bir sallantıda dengesini yitirir, devrilir ve alt tarafında hava bulunan delik su dolarak yumurtanın batmasına neden olur. Oysa bu yumurtaların yaşayabilmeleri için suyun üzerinde kalmaları gerekmektedir. Böyle bir durumda siz olsanız yumurtaların batmaması için ne yapardınız? </text:p>
      <text:p text:style-name="P20">Sivrisinekler bu problemi çözecek en akılcı yolu kullanır ve yumurtaları birbirine yapıştırarak sorunu çözerler. Bir disk şeklinde birbirine yanyana yapıştırılan yumurtalar, suyun üzerinde yüzen bir doğal sal oluştururlar. Çapı <text:soft-page-break/>yaklaşık 11 mm olan bu disk suyun üzerinde kolaylıkla yüzer. Yumurtaların altındaki oyukta bulunan hava ve yumurtalar arasındaki boşluk, bir hava yastığı görevi görür ve diski suyun üzerinde tutar. Böylesine akılcı bir yöntem kullanılmasaydı, yumurtalar suyun içine batar ve ölürlerdi. Ancak yumurtanın tasarımındaki bu detay ile tehlike daha en başından önlenmekte ve güvenlik sağlanmaktadır.</text:p>
      <text:p text:style-name="P20">Peki sivrisinek nasıl olup da böyle büyük bir tehilkeye karşı en uygun çözümü bulmuştur? Sivrisineğin suyun kaldırma kuvvetinden haberdar olması mümkün müdür? Bu kuvveti nasıl kullanacağını nereden bilmektedir?</text:p>
      <text:p text:style-name="P20">Her ne kadar imkansız da olsa, sivrisineğin güya başka yumurtaları gözlemlediğini, uzun uzun düşünerek böyle bir çözümü kendisinin bulduğunu varsayalım. Durum böyle olsa bile, eğer yumurtaların altında doğuştan bir hava oyuğu bulunmazsa, sivrisineğin yapmaya çalışacağı sal bir işe yaramayacaktır.</text:p>
      <text:p text:style-name="P20">Dahası sivrisinek, yumurtalarını birbirlerine yapıştıracak ve suda çözünmeyecek doğal bir yapıştırıcıya da doğuştan sahiptir. Öyle ki bu yapıştırıcı olmasaydı ne yumurtaların altındaki hava deliğinin, ne de sivrisineğin bir sal yapmaya karar vermesinin bir anlamı olmayacaktı..</text:p>
      <text:p text:style-name="P20">Sivrisineğin yaptığı salın disk şeklinde olmasının da elbette ki bir amacı vardır. Sal için disk en uygun şekildir. Eğer sivrisinek başka bir geometrik şekil kullansa (örneğin ince uzun bir dikdörtgen yapsa), sal kolaylıkla alabora olurdu. Ancak disk şekli, su kuvvetiyle oluşması muhtemel momentleri en uygun şekilde dağıtarak, güvenliği sağlar.</text:p>
      <text:p text:style-name="P20">Birbiriyle bu kadar uyumlu bir sistemi oluşturan detayların, zaman içinde, şuursuz tesadüfler sonucunda, sözde kendi kendine oluştuğunu iddia etmek mümkün değildir. Dahası, bu detayların birinin eksik olması bütün sistemin bir daha geri dönüşü olmayacak şekilde yok olmasına sebep olmaktadır. Sivrisinek, yumurtaları için "denemeyanılma" gibi bir yolla geliştiremeyeceği ve tesadüfler sonucunda kesinlikle oluşamayacak bir sal yapmaktadır. Bu durumun yegane açıklaması ise, doğumundan en fazla birkaç hafta sonra bu salı yapmakta olan canlının, bu iş için gerekli bilgi ve donanıma sahip olarak yaratıldığı ve bu iş için "programlanmış" olduğudur. </text:p>
      <text:p text:style-name="P20">Yumurtaları tek tek birbirine yapıştırmak ve özenle bir sal yapmak oldukça zahmetli bir iştir. Bu yumurtaların bir sonraki mevsimde çatlayacağı düşünülürse, sivrisinek çabasının sonucunu göremeden ölecektir. Üstelik yumurtladıktan sonra yumurtalarıyla hiçbir bağı kalmayacaktır. Sivrisinek hiçbir çıkarı olmadığı, kısa bir süre sonra öleceği halde, kendi ölümünden sonra yumurtalarının güvenliğini sağlamak için büyük bir çaba harcamaktadır. </text:p>
      <text:p text:style-name="P20">Burada özellikle dikkat edilmesi gereken nokta, sivrisineğin harcadığı bu çabanın ve girmiş olduğu zahmetli işin sonucunun kendi hayatına hiçbir etkisi olmamasıdır. Yani sivrisinek hayatta kalmak için değil, gelecek bir nesli kurtarmak için çaba göstermektedir. Hiçbir zaman göremeyeceği, hangi şartlarda gelişeceklerini, ne gibi tehlikelerle karşılaşacaklarını bilemeyeceği bir nesli kurtarmak için, en doğru kararı vermekte ve zor bir işi başarmak için gerekli tüm detayları eksiksiz yerine getirmektedir.. </text:p>
      <text:p text:style-name="P20">Evrim teorisini savunanlar canlıların tesadüfen var olduklarını iddia ederler ve doğada bencil bir yaşam kavgasının olduğunu öne sürerler. Eğer bu iddia doğru olsaydı, sivrisineğin, yavruları ile hiç ilgilenmemesi, yumurtalarını rastgele yerlere bırakması, onların güvenlikleri ve diğer ihtiyaçları için gayret göstermemesi gerekirdi. Ancak buraya kadar verilen bilgilerde de görüldüğü gibi sivrisinek bunların tam aksine çok planlı hareket eder ve sonucunu dahi göremeyeceği bir iş için büyük bir çaba gösterir.</text:p>
      <text:p text:style-name="P20">Çok açıkça görülmektedir ki, sivrisineğin bir yaşam kavgası yoktur. O, kendisine öğretilenleri en doğru ve isabetli hareketlerle eksiksiz yerine getirmektedir. Bu fedakarlık duygusunu sivrisineğe ilham eden Allah'tır. Allah herşeyin Kendisine boyun eğmiş olduğunu ayetlerde şöyle haber vermektedir:</text:p>
      <text:p text:style-name="P32"><text:soft-page-break/>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20"/>
      <text:h text:style-name="P10" text:outline-level="3">Jelatinlenmiş Yumurtalar</text:h>
      <text:p text:style-name="P20">Gıdaların bozulmadan saklanmaları için son birkaç on yılda oldukça teknolojik yöntemler geliştirilmiştir. Bunlardan belki de en önemlisi ambalajlamadır.</text:p>
      <text:p text:style-name="P20">Sürü sivrisinekleri olarak bilinen sivrisinek türü de, yumurtalarını saklamak için bu yöntemi kullanır.</text:p>
      <text:p text:style-name="P20">Yumurtalar, jelatinimsi bir madde yığının içine, bir çerçeve veya ip şeklinde bırakılır. Bu jelatinimsi kitle, yumurtaları mekanik etkilerden, kurumaktan, ani ısı değişimlerinden ve düşmanlardan korur. Ayrıca sivrisinek, bu madde sayesinde, yumurtaları bitki ya da taşlara yapıştırır ve böylece yumurtaların suyun içinde kaybolmalarını da engeller.</text:p>
      <text:p text:style-name="P20"/>
      <text:h text:style-name="P10" text:outline-level="3">Cankurtaran Simidi Yumurtalar</text:h>
      <text:p text:style-name="P20">Sıtma mikrobunu taşıyan sivrisinek olan Anofelin yumurtaları, suya batmalarını engelleyecek ve su yüzeyinde kalmalarını sağlayacak özel bir şekle ve yapıya sahiptir. Yumurta kabuğunun dışındaki hava odacıkları ve yumurtayı saran yüzme kenarları yumurtayı su üstünde tutar. Yüzme kenarları suyun yüzey gerilimini artırır ve yumurtanın bu gerilim sayesinde batmamasını sağlar.</text:p>
      <text:p text:style-name="P20">Yüzey gerilimi suyun yüzeyinde oluşan bir güçtür. Özellikle küçük canlılar bu gücü aşamazlar. Ancak bu çoğu kez olumsuz bir durum değildir çünkü bu sayede böcekler suyun üzerinde rahatlıkla yürüyebilirler. Kimi böcekler bacaklarında bulunan destek yapıları sayesinde ayaklardaki tüycükler, ayağı kaplayan yağlı salgılar gibi su üzerinde çok daha kolay hareket edebilirler. </text:p>
      <text:p text:style-name="P20">İşte Anofel sivrisineğinin yumurtalarının üzerindeki söz konusu hava odacıkları ve yüzme kenarları da, bu türün yüzey gerilimi kanunundan en yüksek verimle yararlanacağı özelliktedir. Ancak daha önce de belirttiğimiz gibi, ne yumurtaların içindeki larvaların, ne de kendisi de bir zamanlar bu yumurtadan çıkmış olan anne sivrisineğin, yüzey gerilim kuvvetinden ve bu kuvvetten yararlanmak için yumurtaların üzerinde bulunan yapılardan haberleri yoktur. </text:p>
      <text:p text:style-name="P20">Böyle bir özelliğin zaman içinde kazanılmasına da imkan yoktur. Eğer bu yapı yumurtanın üzerinde bir seferde ortaya çıkmamış olsaydı, Anofelin bütün yumurtaları suyun dibine batar ve sivrisineğin nesli hemen tükenirdi. </text:p>
      <text:p text:style-name="P20">Ancak böyle bir durum hiçbir zaman söz konusu olmaz. Çünkü Anofel sivrisinekleri de, diğer tüm canlılar gibi varlıklarını sürdürmeleri için ihtiyaçları olan en uygun tasarımla birlikte var edilmişlerdir. </text:p>
      <text:p text:style-name="P20">Allah her canlıyı yaşamaları için, ortamlarına en uygun özelliklerle birlikte yaratmış ve her birine de neler yapacaklarını ilham etmiştir. Allah herşeye güç yetirendir. İnsana düşen görev ise, Allah'ın yaratışındaki mükemmelliği düşünmek ve Rabbimizin sonsuz kudreti karşısında Yaratma gücüne sahip tek varlığın Allah olduğunu kabul etmektir. Allah Kendisinden başka ilah olmadığını bir ayette şöyle haber vermektedir:</text:p>
      <text:p text:style-name="P32">De ki: "Göklerin ve yerin Rabbi kimdir?" De ki: "Allah'tır." De ki: "Öyleyse, O'nu bırakıp kendilerine bile yarar da, zarar da sağlamaya güç yetiremeyen birtakım veliler mi edindiniz?" De ki: "Hiç görmeyen <text:soft-page-break/>(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20"/>
      <text:h text:style-name="P10" text:outline-level="3">Marangoz Sivrisinek</text:h>
      <text:p text:style-name="P17"><text:span text:style-name="T3">Sivrisinekler yumurtalarını her zaman durgun bir su birikintisinin içine bırakmazlar. </text:span><text:span text:style-name="T18">Cylindrotoma</text:span><text:span text:style-name="T3"> türü sivrisinekler yumurtalarını bırakmak için daha ilginç ve zor bir yöntem kullanırlar. Bu türün dişisi, yumurtalarını bir bitkinin dokusuna yerleştirir. </text:span></text:p>
      <text:p text:style-name="P20">Burada çok önemli bir ayrıntı vardır. Herhangi bir böcek, bitki dokularını kolay kolay kesemez. Özellikle sivrisineğin boyutu düşünüldüğünde bu zorluk, insanın elinde hiçbir aleti olmadan kalın bir ağacı kesmesine benzer ki, böyle bir şey imkansızdır. Peki o halde sivrisinek ne yapar?</text:p>
      <text:p text:style-name="P20">Sivrisinek bu problemi, kendisine yaratılıştan verilen bir özellik sayesinde aşar. Başının üzerinde bulunan ve bir testere görevi gören kesici organla, bitki dokularını rahatlıkla keser. Sonra üst kısmından kestiği bitkilerin içine yumurtalarını iter. Bazen bir yaprakta bu şekilde bırakılmış 70 yumurtaya rastlanabilir. </text:p>
      <text:p text:style-name="P20">Görüldüğü gibi sivrisinek, yumurtalarını rastgele bir yere bırakmak varken, zor olanı tercih ederek yumurtalarının güvenli bir ortamda gelişmeleri için onları bir bitkinin içine gizlemiştir. Bu durum yine akla bazı sorular getirmektedir:</text:p>
      <text:p text:style-name="P20">Tek amacı yemek ve yaşamak olan bir böcek niçin kendisini bu şekilde zora sokar ve zahmetli bir işe kalkışır? </text:p>
      <text:p text:style-name="P20">Neden diğer türlerde değil de sadece bu türdeki sivrisineklerin başında testere benzeri kesici bir organ vardır?</text:p>
      <text:p text:style-name="P20">Bu organı bir alet gibi kullanma bilgisini, doğan her Cylindrotoma türü sivrisineğe kim öğretmiştir?</text:p>
      <text:p text:style-name="P20">Yumurtalarını güvenliğe almak için bitki dokularını kesmeyi sivrisinek nasıl akletmiştir?</text:p>
      <text:p text:style-name="P20">Tüm bu sorular bizi yine aynı cevaba götürmektedir: Sivrisinek, bütün bu işlemleri yapabilmesini sağlayacak özel bir yaratılışla ve kendisine bu işleri yaptıracak bir tür "programla" birlikte var olmuştur. Sivrisineklerin bu özellikleri de Allah'ın benzeri olmayan yaratma sanatının delillerindendir. İnsan ancak bu önemli detaylar üzerinde derinlemesine düşünerek, tesadüfen meydana gelme gibi bir iddianın asla gerçek olamayacağını anlayabilir. Allah bir ayetinde yaratılış delillerine şöyle dikkat çeker:</text:p>
      <text:p text:style-name="P32">Sizin yaratılışınızda ve türetipyaydığı canlılarda kesin bilgiyle inanan bir kavim için ayetler vardır. (Casiye Suresi, 4)</text:p>
      <text:p text:style-name="P20"/>
      <text:h text:style-name="P10" text:outline-level="3">Bambu Sivrisineği</text:h>
      <text:p text:style-name="P17"><text:span text:style-name="T3">"</text:span><text:span text:style-name="T18">Leicester sivrisineği</text:span><text:span text:style-name="T3">" yumurtalarını bambu saplarının deliklerine bırakır. Bambu saplarının içi güvenli olduğu kadar, larvaların ihtiyaçlarına da cevap verebilecek bir ortamdır. </text:span></text:p>
      <text:p text:style-name="P20">Bu sivrisinek türü de yumurtalarını bırakırken tıpkı diğer sivrisinekler gibi kendisine özgü akılcı bir yol izler. Leicester arka bacaklarını bambu saplarındaki deliklerden, içeride birikmiş suya sokar, yumurtalar bu sayede suya güvenle düşer ve gelişimlerini burada sürdürürler. </text:p>
      <text:p text:style-name="P20"><text:soft-page-break/>İlk yağmurlarla birlikte yumurtalar kuluçka dönemine girerler. Yumurtlamayı takip eden 23 gün içinde kuluçka dönemi biter ve kurtçuklar çıkmaya başlar. Yumurtanın içinden bu kurtçukların olgunlaşarak çıkmaları hemen hemen aynı dakikalar içinde olur. Bir dakika içinde bütün kurtçuklar suda gezmeye başlarlar. Bunlar hiç durmadan ne bulurlarsa yiyerek müthiş bir süratle büyürler.</text:p>
      <text:p text:style-name="P20">Acaba bu sivrisinek türü yavruları için en güvenli ortamın bambu sapları olduğunu nasıl tespit etmiştir? Peki tüm Leicester nesilleri bu yöntemi izlemeyi hiç istisnasız nasıl akletmişlerdir? Larvalarını böyle korumaya toplu nasıl karar vermişlerdir? Peki sonra bu emir nesilden nesile; doğan her dişi sivrisineğe nasıl ulaştırılmıştır? </text:p>
      <text:p text:style-name="P20">Görüldüğü gibi bu tip sorular her aşamada kaçınılmaz olarak insanın karşısına çıkar. Bu soruların cevapları normal ve vicdanlı bir insanı tek noktaya yani yaratılış gerçeğine götürür. Dünyanın herhangi bir köşesindeki herhangi bir bambu sapının içindeki bir su birikintisinde, bilmediğimiz, aklımıza dahi gelmeyen bir hayat vardır ve bu hayat son derece kusursuz bir biçimde yaratılmıştır. Ayrıca bu kusursuz yaratılış sadece bambuların içinde değil evrenin her köşesinde başba başka canlılarla karşımıza tüm güzelliğiyle çıkmaktadır.</text:p>
      <text:p text:style-name="P20">Allah bir ayette yarattıkları üzerinde düşünmenin önemine şöyle dikkat çekmektedir:</text:p>
      <text:p text:style-name="P32">Allah'ın yağdırdığı ve kendisiyle yeryüzünü ölümünden sonra dirilttiği suda, (ve) her canlıyı orada üretipyaymasında düşünen bir topluluk için gerçekten ayetler (deliller) vardır. (Bakara Suresi, 164)</text:p>
      <text:p text:style-name="P20">Buraya kadar bazı sivrisinek türlerinin davranışları üzerinden pek çok harika duruma şahit olduk. Bir canlının vücudunun nasıl bir anatomiye sahip olacağını onun genleri yani DNA dizilimi belirler. Ancak genler sadece projedir. DNA'yı bir arabanın mekanik projesine benzetebiliriz. Bilindiği gibi fabrikalarda mühendisler ve makinalar, üretimi ilgili projeye göre gerçekleştirirler. Fakat aynı arabanın trafikteki kullanımı çok ayrı bir konudur. Yani bir araç motorunu dizayn eden mühendis aynı zamanda o aracı en iyi sürebilen kişi demek değildir. Nitekim yarış arabalarını kullanan pilotlar ayrı, bu araçların teknisyenleri, mühendisleri ayrı.kişilerdir. Şimdi gelelim sivrisineğe... Küçücük sinir sistemi ve beyniyle sivrisineğin hem mükemmel bir pilot, hem mükemmel bir mühendis hem de gelecek nesil için ortam koşullarının nasıl olacağını önceden bilip ona göre kapsamlı hazırlık yapan bir canlı olduğunu kabul etmek son derece akıl dışı olacaktır. Sivrisineğin tüm bunları bilemeyeceği ortadadır. Sivrisinek de diğer canlılarda olduğu gibi Allah'ın sevk ve idaresi ile yaşamaktadır. Bu muazzam durum karşısında Darwin de şaşkınlığını gizleyememektedir :</text:p>
      <text:p text:style-name="P13"><text:span text:style-name="T3">'İçgüdüler Doğal Seçmeyle kazanılabilir ve değişikliğe uğrayabilir mi? Arıyı büyük matematikçilerin buluşlarını çok önceden uyguladığı petek gözlerini yapmaya yönelten içgüdü için ne diyeceğiz?' 'İçgüdülerin birçoğu öylesine şaşırtıcıdır ki, onların gelişimi okura belki teorimi tümüyle yıkmaya yeter güçte görünecektir' 'Bir tek kuşakta alışkanlıkla birçok içgüdü edinildiğini ve sonra bunu izleyen kuşaklara soyaçekimle iletildiğini varsaymak ağır bir yanılgı olur. Bildiğimiz en şaşırtıcı içgüdüler, örneğin balarısının ve karıncaların birçoğunun içgüdüleri, alışkanlıkla kazanılmış olamaz'.</text:span><text:span text:style-name="T18"> (Charles Darwin, Türlerin Kökeni, Onur Yayınları , Beşinci Baskı , Ankara 1996, s.186, s.273, s.275 )</text:span></text:p>
      <text:p text:style-name="P21"/>
      <text:h text:style-name="P4" text:outline-level="2">YUMURTALARIN DIŞ GÖRÜNÜMLERİ DEĞİŞİYOR: LARVA DÖNEMİ</text:h>
      <text:p text:style-name="P20">Yumurtadan çıkan yavru sivrisinekler, erişkin hallerinden oldukça farklı görünürler. Adeta sivrisinekten farklı bir canlıya benzerler.. Yaklaşık 1.5 mm uzunluğunda olan larvanın vücudu; baş, göğüs ve karın olmak üzere 3 bölüme ayrılmıştır. Başı oval görünümdedir ve iki yanında birleşik gözler ve gözlerin önünde de kısa bir anten <text:soft-page-break/>mevcuttur. Ancak larva, bu hale gelip ardından da erişkin bir sivrisineğe dönüşünceye kadar çok zorlu bir yolculuk geçirir.</text:p>
      <text:p text:style-name="P20">Larvalar su altında yaşarlar. Bu dönemde larva sadece acıkır, yemek yer ve büyür. Bu süreç sonunda da, bir hafta içinde 67 kat büyürler. Bu dönem sivrisineğin yaşamı boyunca büyüdüğü tek dönemdir. </text:p>
      <text:p text:style-name="P20"/>
      <text:h text:style-name="P10" text:outline-level="3">Larva Suyun İçinde Nasıl Beslenir?</text:h>
      <text:p text:style-name="P20">Larvanın bu dönemde nefes alabilmesi için su üzerinde boğulmadan asılı durması gereklidir. Ancak bir problem vardır. Sürekli beslenmesi gereken sivrisinek, suyun üzerinde asılı dururken yemeğine nasıl ulaşacaktır? Bunun için özel bir yöntem bulması gerekir. Ancak sözünü ettiğimiz canlı şuursuz, herhangi bir yöntem geliştirme kabiliyeti olmayan, yalnızca 1.5 milimetre büyüklüğünde bir larvadır. </text:p>
      <text:p text:style-name="P20">Larva zorunlu durumlarda suyun içine dalabilir. Ancak bu uzun sürmez çünkü nefes almak için tekrar su yüzeyine dönmek zorundadır. Dolayısıyla bu şekilde dalarak beslenmesi imkansızdır. </text:p>
      <text:p text:style-name="P17"><text:span text:style-name="T3">Ancak larvanın baş aşağı su içinde dururken bir yandan da beslenebilmesi için, doğuştan kendisine verilmiş çok önemli bir mekanizma vardır. Bu mekanizma sayesinde avına kendisi gidemeyen larva, suyu hareketlendirerek avını ayağına getirir. Ağzının iki yanında, 4 set halinde bulunan ince tüylü bir fırçayı hızlı bir şekilde sallayarak suda bir akıntı yaratır. Böylece suda bulunan bakteriler, suyun hareketiyle larvanın ağzına gelirler. Larva da bu fırçalara takılan bakterileri yer. Bir sivrisinek larvası bu yöntemi kullanarak günde yaklaşık 100</text:span><text:span text:style-name="T16">1000</text:span><text:span text:style-name="T3"> cm</text:span><text:span text:style-name="T16">3</text:span><text:span text:style-name="T3"> suyu süzebilir.</text:span></text:p>
      <text:p text:style-name="P20">Görüldüğü gibi larvanın hayatta kalması için gereken tüm detaylar bizi yaratılışa götürmektedir. Örneği larvanın ağzının etrafındaki fırça, hayvanın beslenebilmesi için yapılmış özel bir alettir. Sahip olduğu bu sistem sayesinde larva boğulmadan besinine ulaşır. Sonsuz şefkat sahibi olan yüce Rabbimizin "rızık veren" (Rezzak) sıfatının tecelli etmesiyle sivrisinek larvaları korunurlar. Kuran'da her canlıyı Allah'ın rızıklandırdığına şöyle dikkat çekilmektedir:</text:p>
      <text:p text:style-name="P32">Kendi rızkını taşıyamayan nice canlı vardır ki onu ve sizi Allah rızıklandırır. O, işitendir, bilendir. (Ankebut Suresi, 60)</text:p>
      <text:p text:style-name="P20"/>
      <text:h text:style-name="P10" text:outline-level="3">Başaşağı Nefes Almak</text:h>
      <text:p text:style-name="P20">Gelişme döneminde sürekli yemek yiyen larvanın temel ihtiyaçlarından biri de nefes almaktır. Peki larva nasıl olur da suyun içinde hem baş aşağı durup nefes alır hem de yemek yer? </text:p>
      <text:p text:style-name="P20">İnsanlar suyun içinde nefes alabilmek için birtakım özel aletlerden (oksijen tüpü, şnorkel, hava pompası, vs.) yararlanırlar. İşte sivrisinek larvası tüm bunlara benzer bir dalış teçhizatına doğuştan sahiptir. Suyun içinde baş aşağı dururken, vücudunun arka tarafında bulunan solunum borularıyla nefes alır. Kimi larvalar da suya paralel durur ve karınlarında bulunan üç solunum deliğini kullanırlar. Bu sistemler, dalgıçların kullandığı şnorkel ve hava pompalarının bir benzeridir.</text:p>
      <text:p text:style-name="P20">İnsana belki de biyolojik birer ayrıntı gibi gelen bu cümleler aslında çok önemli bir gerçeği ortaya koymaktadır.: Eğer ortada böylesine kusursuz bir varlık varsa, mutlaka onu var eden üstün akıl sahibi bir Yaratıcı da vardır. Bu yüce Yaratıcı, "alemlerin Rabbi" olan yani en küçükten en büyüğe kadar tüm dünyaların, tüm boyutların hakimi, eğiticisi ve düzenleyicisi olan Allah'tır. </text:p>
      <text:p text:style-name="P20"><text:soft-page-break/>Allah yarattığı varlıklar üzerinde sanatını tecelli ettirerek insanlara Kendi varlığının delillerini gösterir. Bu sanat, insan beyninin karmaşık ,yapısından uzaya, canlılardaki karmaşık sistemlerden, mikro dünyadaki eşsiz ve hayret uyandırıcı yaratılışa kadar her yerde açıkça görülmektedir. </text:p>
      <text:p text:style-name="P20">Fatır Suresi'nin 40. ayetinde Allah şöyle buyurmaktadır:</text:p>
      <text:p text:style-name="P32">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20"/>
      <text:h text:style-name="P10" text:outline-level="3">Şnorkele Su Kaçarsa...</text:h>
      <text:p text:style-name="P20">Sivrisinek larvaları şnorkele benzer organları sayesinde suyun içinde rahatlıkla yaşamlarını sürdürürler. Ancak şnorkelle nefes almanın bir tehlikesi vardır. Suda bir dalgalanma ya da rüzgar oluşur ve bu şnorkelin içine su kaçmasına neden olursa, bu durumda sivrisinek boğulur. </text:p>
      <text:p text:style-name="P20">Ancak özel bir tedbir sayesinde bu olası tehlikenin de larvaya zarar vermesi engellenmiştir. Şnorkellerin havayla temas eden uç kısmı doğuştan özel bir yağla kaplıdır. Bu yağın özelliği suyu iten (hidrofob) bir yağ olmasıdır. Larva baş aşağı su içinde dururken, bu yağ sayesinde solunum borusunun deliklerinden içeri su giremez. </text:p>
      <text:p text:style-name="P20">Bu salgı su için özel olarak yaratılmıştır. Larva sudan başka bir sıvının, örneğin petrolün içine konulduğunda, salgı görevini yapamaz. Petrol şnorkelden içeri girer ve larvanın boğulmasına neden olur.</text:p>
      <text:p text:style-name="P20">10 milimetrelik bir larvanın, birkaç milimetre uzunluğundaki solunum borusunun ucunda böyle özel bir yağ olması elbette ki üzerinde önemle düşünmemiz gereken bir konudur. Ayrıntılara dikkat edelim:</text:p>
      <text:p text:style-name="P14">Suyun şnorkelden içeri girme riskine karşı böyle özel bir önlem alınması,</text:p>
      <text:p text:style-name="P14">Salgının tam ihtiyaç duyulan yerde yani solunum borusunun ucundaki hücreler tarafından üretilmesi,</text:p>
      <text:p text:style-name="P14">Söz konusu bu yağlı salgının her yeni nesilde kendiliğinden aynı yerde üretilmesi...</text:p>
      <text:p text:style-name="P20">Bütün bunların varlığı elbette ki tesadüflerle açıklanamaz. Çünkü bu aşamaların her biri tesadüflere asla ihtimal bırakmayacak bir mükemmellikle adım adım işlemektedir. Birbirinden bağımsız parçalardan oluşan ve bu parçaların birbiriyle olan mükemmel uyumu ile ortak bir amaca hizmet eden sistemler ve mekanizmalar, kendini bilmez, şuursuz tesadüfler sonucunda değil, büyük bir aklın yaratışıyla ortaya çıkmaktadırlar. </text:p>
      <text:p text:style-name="P20">Evrim teorisi ise mevcut canlıların bugünkü hallerine; güya daha basit yapıda olan canlıların dış etkenlerin yaptırımıyla değişmesi ve gelişmesi sonucunda ulaştığını iddia eder. Evrime göre bu gelişim, sözde zamanla meydana gelen tesadüfi değişimlerin, basamak basamak birbirine eklenmesi sonucunda gerçekleşmiştir.</text:p>
      <text:p text:style-name="P20">Bu nedenle her ne kadar Latince isimler ve karmaşık terimlerle "bilimsel" bir kılıfa sokulmaya çalışılsa da, canlılardaki bu mazzam yaratılış; Darwinist bilim adamlarınca evrim teorisinin temel mantığını teşkil eden tesadüf kavramıyla gizlenmeye çalışılır.</text:p>
      <text:p text:style-name="P20">Şimdi sivrisineğin nefes almasını Darwinistlerin kör iddialarıyla bir değerlendirelim. Darwinistlerin iddialarıyla bu muhteşem mekanizmanın oluşma ihtimalini bir gözden geçirelim.</text:p>
      <text:p text:style-name="P20"><text:soft-page-break/>Evrim teorisine göre bundan binlerce yıl önce günümüzdeki sivrisineklere göre az gelişmiş, daha basit yapılı sivrisineklerin yaşamış olBu durumda evrimcilere göre; binlerce yıl önce yaşamış olan sivrisineklerin solunum borularının olmadığı bir dönem geçmiş olması gerekir. O zaman bir sonraki sivrisinek neslinin devamını sağlayacak olan larvalar solunum boruları olmadan yaşamlarını nasıl devam ettireceklerdir? </text:p>
      <text:p text:style-name="P14">1) Solunum borusu olmayan larva suyun içinde baş aşağı duramayacak, nefes almak için başını suyun üzerinde tutacaktı. Bunun kaçınılmaz bir sonucu ise elbette ki bütün larvaların açlıktan ölmesi olacaktı. </text:p>
      <text:p text:style-name="P14">2) Tesadüfen larvanın vücuduna sözde bir solunum borusu eklendiğini varsayalım (Bunun teknik imkansızlığına ileride değineceğiz). Solunum borusunun ucunda salgılanan ve suyun solunup borusuna girmesine engel olan yağ olmadığı için larva bu sefer de boğularak ölecekti. Larvanın, bu yağı sentezleyen hücrelerin vücudunda oluşmasını bekleyebileceği tek bir saniyesi bile olamayacaktı. Görüldüğü gibi sadece sivrisinek larvalarının hayatta kalması için gereken detaylardan birkaçı bile, daha en baştan evrim teorisinin iddialarını geçersiz hale getirmek için yeterli olmaktadır.</text:p>
      <text:p text:style-name="P14">3) Solunum borusunun ve bu borunun ucunda bulunan özel yağın aynı anda bir şekilde larvanın vücuduna eklendiğini varsayalım. Bu da neslin devamı açısından hiçbir işe yaramaz ve sadece o larvanın hayatını kurtarırdı. Çünkü, parmağı kesilen bir kadının çocuğunun eksik parmakla doğmaması gibi larva da, vücudunda oluşan bir değişimi; kendi nesline ya da bir sonraki nesle aktaramazdı. Vücuttaki değişimin bir sonraki nesle aktarılabilmesi için, evrimin yeni organ veya organel oluşturmakla kalmayıp bunun genetik kodunu da canlının üreme hücrelerinde bulunan DNA'sına eksiksiz olarak eklemesi gerekirdi. </text:p>
      <text:p text:style-name="P20">Bu nokta çok önemlidir. Bu yüzden konuyu bir başka örnek üzerinde inceleyelim. Evrimcilerin iddia ettikleri gibi insanın hayali atalarından biri olduğunu varsayacağımız bir canlının vücuduna yeni bir organ mesela karaciğerin eklenmesini düşünelim. Karaciğerin genetik kodu, milyonlarca şifreden oluşur. Bu şifrelerin hepsinin aynı anda, o canlının üreme hücrelerindeki DNA'lara eklenmesi gerekir ki bir sonraki nesilde de canlının vücudunda bir karaciğer oluşabilsin. Ancak milyonlarca şifre içinde oluşacak tek bir hatalı kodlama söz konusu karaciğerin oluşamamasına, daha doğrusu işe yaramamasına ve canlıya yarar değil zarar vermesine yol açar. Bu durumda sözünü ettiğimiz hayali canlı yaşamını sürdüremez ve nesli daha başlamadan sona erer. </text:p>
      <text:p text:style-name="P20">Burada bir nokta daha vardır. Söz konusu canlı nesli; güya bir evrim süreciyle milyonlarca yılda karaciğer oluşuyorken, bu kadar uzun bir süre boyunca karaciğersiz nasıl yaşayacaktır? Karaciğerin vücutta yürüttüğü hayati fonksiyonları bu süre içinde canlının tolere etmesi ya da karaciğerin fonksiyonlarını başka bir organın yerine getirmesi de mümkün değildir. Görüldüğü gibi burada sadece birkaç tanesini göz önünde bulundurduğumuz şartlar bile sivrisineklerin sözde bir evrim süreciyle bugünkü hallerine geldikleri gibi akıl dışı bir kabule engeldir. Canlılık bir anda tam ve eksiksiz bir biçimde ortaya çıkmıştır. Bugün bir sivrisinek nasıl tam teşekküllü bir yapıya sahipse bundan milyonlarca yıl önceki sivrisinekler de aynı şekilde tam teşekküllü olarak yaratılmışlar ve asla bir evrim sürecine tabi olmamışlardır.</text:p>
      <text:p text:style-name="P20">Sivrisinek sahip olduğu özellikleri DNA'sında genetik şifre olarak taşımak zorundadır. Aksi takdirde bir sonraki nesilde bu özellikler olmayacaktır. Sivrisineğin sözde atası olduğunu varsaydığımız hayali canlının üreme hücrelerine; hem solunum borusunun, hem de bu borunun ucundaki hücrelerin ürettiği yağa ait genetik şifrelerin aynı anda, hatasız olarak kodlanması gerekir ki bu imkansızdır. Bunun anlamı da yine sivrisineğin kusursuz bir şekilde bir anda varolduğu, yani yaratıldığıdır.</text:p>
      <text:p text:style-name="P20">Peki sivrisinek soluduğu havayı vücuduna nasıl dağıtacaktır?</text:p>
      <text:p text:style-name="P20">Sivrisineğin solunumu şu şekilde gerçekleşir:</text:p>
      <text:p text:style-name="P20"><text:soft-page-break/>Sivrisineğin aldığı hava, iki ufak torbacığa dolar. Bu torbacıklar vücuda yayılan kılcal hatlara bağlıdırlar ve bu hatlarla oksijeni tüm vücuda dağıtırlar. Torbacıkların arasında sivrisineğin ihtiyacına uygun bir kalp vardır. Kalp, düzenli atışlarla torbacıkları pompalayarak, havanın vücuda dağılmasını sağlar. </text:p>
      <text:p text:style-name="P20">Kalpten hemen sonra da mide ve bağırsaklar gelir. Bu organların da sivrisineğin vücudunda tam teşekkül etmiş olarak çalışr vaziyette olması gerekir. Çünkü solunum sisteminin yanı sıra, bu organlar da sivrisineğin yaşaması için vazgeçilmezdir. Yani sivrisinek bundan milyonlarca yıl öncesinden itibaren bir bütün olarak var olmak zorundadır. Sahip olduğu özellikleri zaman içinde kazanmış olması kesinlikle mümkün değildir.</text:p>
      <text:p text:style-name="P20">Üstelik bu özellikler her sivrisinek türünde çeşitlilik gösterir. Örneğin Mansonya türünün larvası, soluk alabilmek için su yüzeyine çıkmaz. Bunun yerine oldukça akıllıca ve zor bir yöntem izler. </text:p>
      <text:p text:style-name="P20"/>
      <text:h text:style-name="P10" text:outline-level="3">Mansonya Türü Sivrisineğin Su Yüzüne Çıkmadan <text:line-break/>Nefes Alan Larvaları</text:h>
      <text:p text:style-name="P20">Su altındaki oksijen, suda çözünmüş olarak bulunur ve burada yaşayan bütün canlılar (bitkiler ve hayvanlar) bunu kullanırlar. Ayrıca bitkiler köklerinde ve dokularında bu oksijeni biriktirirler. Mansonya sivrisineklerinin larvası da bitkilerdeki bu "paketlenmiş" oksijeni kullanır. Mansonya larvalarında, su bitkilerinin köklerini ve dokusunu delmeye ve bunların içindeki havayı çekmeye yarayan testere biçiminde bir organ vardır. Bunu kullanarak oksijen ihtiyacını rahatlıkla karşılar ve suyun altında sürekli olarak kalabilir.</text:p>
      <text:p text:style-name="P20">Burada yine açık bir tasarım vardır. Su yüzeyine çıkmayan Mansonya larvasının yapısında, bitki köklerini delebilmesi ve bu köklerin içlerindeki havayı çekebilmeleri için gerekli olan herşey vardır. </text:p>
      <text:p text:style-name="P20">Dahası larva, vücudundaki bu "alet"lerin ne amaçla mevcut olduğunu adeta bilir. Larvanın bildikleri bununla bitmez. Larva oksijene ihtiyacı olduğunu ve bu oksijenin bitkilerin köklerinde bulunduğunu da bir şekilde bilmektedir. Yalnızca 1.5 mm. boyunda ve dünyaya yeni gelmiş bir larvanın nasıl olup da bütün bunları bildiği ise tesadüf iddiaları ile elbette ki açıklanamaz. Mansonya larvaları Rablerinin ilhamyla küçücük bedenlerindeki aletleri kullanarak bitki köklerindeki havayı açığa çıkar ve solunumlarını sağlarlar. </text:p>
      <text:p text:style-name="P20"/>
      <text:h text:style-name="P10" text:outline-level="3">Yanıbaşındaki Düşman</text:h>
      <text:p text:style-name="P20">Tüm sivrisinek larvalarını suda kendi halinde yüzen ve beslenmek için bakterilerle yetinen sakin canlılar olarak tanımlamak doğru olmaz. Bazı türlerin larvaları oldukça yırtıcıdır. Bu dönemde sürekli olarak beslenen kimi larva türleri yiyecek bulamadıklarında da birbirlerini yerler. Bu yüzden larvaların güvenliği için temiz sular değil, bakterice zengin kirli sular daha uygundur. Bu tür larvaların olduğu temiz sularda, sal şeklindeki bir yumurta grubunun içinden kimi zaman yalnızca birkaç tane larva hayatta kalır. </text:p>
      <text:p text:style-name="P20">Ancak anne sivrisinek adeta bunu bilir gibi yumurtalarını bırakmak için daha çok kirli suları seçer. Kirli sularda, sal şeklindeki bu yumurtalardan yaklaşık 100 tanesi sağlam olarak çıkar.</text:p>
      <text:p text:style-name="P20">Dikkat edilirse bu noktada anne sivrisineğin yaptığı bilinçli bir seçim söz konusudur. Sivrisinek biri temiz, biri kirli iki farklı suyla karşılaştığında seçimini kirli sudan yana kullanmaktadır. </text:p>
      <text:p text:style-name="P20">Acaba sivrisinek, türünün devamı için geçerli olan bu önlemleri düşünerek mi, yoksa gözlemleyerek mi bulmuştur? Elbette ki sivrisineğin tecrübe kazanması, bu doğrultuda kararlar vermesi ve bunu gelecek nesillere <text:soft-page-break/>aktarması söz konusu değildir. Aynı şekilde aklı ve şuuru olmayan bir canlının muhakeme ederek böyle bir karar alması da mümkün değlidir. Ona bu seçimi yaptıran Yüce Allah'ın ilhamıdır.</text:p>
      <text:p text:style-name="P20"/>
      <text:h text:style-name="P10" text:outline-level="3">Akıntılı Sularda Ne Yapılır?</text:h>
      <text:p text:style-name="P20">Akıntı olan yerlerde büyüyen larvalar yaşamak için bir yerlere tutunmak zorundadırlar. Vücutlarındaki destek sistemleriyle bu problemin altından kolayca kalkarlar.</text:p>
      <text:p text:style-name="P20">Çok hızlı akan sularda bulunan bazı larva türlerinin arkalarında 45 derecelik bir eğim yaparak vücutlarıyla birleşmiş uzun bir itici bulunur. Bu iticinin ucunda bulunan küçük kitin kancaları sayesinde larva herhangi bir yere tutunabilir ve kendisini akıntıya karşı korumaya alır. Özellikle Heptegina cinsi sivrisineğin larvası bu vantuz sayesinde güçlü akıntılara dayanabilir.</text:p>
      <text:p text:style-name="P20"/>
      <text:h text:style-name="P10" text:outline-level="3">Sivrisineğin Evi</text:h>
      <text:p text:style-name="P20">Bazı sivrisinek larvaları ise doğuştan mimardırlar. Kendilerini bir yerlere yapıştıracak vantuzları olmayan bu larvalar, hem düşmanlarından korunmak hem de akıntıya karşı koyabilmek için kendi evlerini kendileri yaparlar. Bu ise başlı başına ilginç ve şaşırtıcı bir iştir. Çünkü her aşaması zorluklarla doludur.</text:p>
      <text:p text:style-name="P20">Öncelikle yumurtadan çıkan larvanın, güvenliğini sağlamak ve akıntıya karşı koyabilmek için bir eve ihtiyacı olduğunu fark etmesi, bunun üzerine bir ev yapmaya karar vermesi gerekmektedir.</text:p>
      <text:p text:style-name="P20">İkinci aşamada larva bir plan yapmalıdır. Ancak ortada bir sorun vardır. Larvanın elinde ne bir teknik alet ne de bir alet gibi kullanabileceği bir organ gaga, pençe, el vs. vardır. Dahası ev yapabilmek için su altında pek fazla malzeme de yoktur. </text:p>
      <text:p text:style-name="P20">Ancak bütün ihtiyaçları önceden düşünülmüş olan larva, ev yapması için gerekli malzemeye de doğuştan sahiptir. Kolaylıkla şekil verebileceği jelatinimsi bir madde salgılamaktadır. Bu malzemeyi en doğru şekilde kullanan larva, kendisi için en uygun şekilde, iki tarafı açık boru benzeri bir yuva yapar. Bu yuvayı ya çamura, kuma gömer ya da yanında taşır.</text:p>
      <text:p text:style-name="P20">Burada dikkat edilmesi gereken, larvanın doğar doğmaz kendini korumak için ev yapmaya başlaması ve ihtiyacı olan maddenin vücudunda hazır bulunduğunu bilmesidir. </text:p>
      <text:p text:style-name="P20">Suyun altında etkili olacak, suya rağmen kolay şekil verilecek bir maddenin üretilmesi için eğitim alınması dolayısıyla belli seviyede bir fizik, matematik ve kimya bilgisi gerektiği açıktır. Larva bir kimyager olmadığına göre bu salgıyı kendi zeka ve bilgisiyle üretmiş de olamaz. Böyle bir ihtimali düşünmek son derece akıl ve mantık dışıdır. Bütün imkansızlığına rağmen larvanın sözde kendi aklı ve zekasıyla böyle bir şeyi ürettiği varsayılsa bile bunu üreten sistemi kendi vücuduna yerleştirmesi gibi bir ihtimal düşünülemez. Böyle bir yuva yapıp kuma gömmeyi de kendi kendine planlayamayacağı açıktır.</text:p>
      <text:p text:style-name="P20">Herhangi bir larva, bu özellikleri güya tesadüfen veya tecrübeyle bir şeklide kazanmış olsa bile edindiği bilgileri bir sonraki nesle aktaramaz. Eğer bir canlı bir bilgiye doğuştan sahipse, bu bilgiyi en doğru şekilde kullanıyorsa ve bu bilgiyi kullanabileceği bütün imkanlara ve malzemelere doğuştan sahipse, bunun tek bir anlamı vardır: Bütün bunlar üstün bir aklın yaratmasıdır ve bu canlı ile birlikte kusursuz olarak var edilmiştir. Bu bilgi ve özellikleri, canlıya veren üstün aklın sahibi, herşeyi yoktan var eden Rabbimizdir. Bir ayette şöyle buyrulmaktadır:</text:p>
      <text:p text:style-name="P32"><text:soft-page-break/>... Yerde ve gökte zerre ağırlığınca hiçbir şey Rabbinden uzakta (saklı) kalmaz. Bunun daha küçüğü de, daha büyüğü de yoktur ki, apaçık bir kitapta (kayıtlı) olmasın. (Yunus Suresi, 61)</text:p>
      <text:p text:style-name="P20"/>
      <text:h text:style-name="P10" text:outline-level="3">Güneş Altında ve Suyun İçinde Saatlerce Kalınca Ne Olur?</text:h>
      <text:p text:style-name="P20">Buraya kadar sivrisineklerin larva ve pupa dönemlerinin tamamını suyun içinde geçirdiklerinden ve genelde su yüzeyinde ya da yüzeye yakın yerlerde bulunduklarından bahsettik. Su molekülleri, güneş ışınlarını çok fazla yansıttığı için, doğal olarak, zaman içinde larvanın da bundan olumsuz yönde etkilenmesi gerekirdi. Oysa larva güneşten hiç etkilenmez. Olası bu problemler sivrisineğin vücudunda bulunan bir pigment sayesinde daha baştan çözülmüştür.</text:p>
      <text:p text:style-name="P20">Bu pigment, tamamı ürik asit granülleriyle doldurulmuş olan ürositlere benzeyen hücreler ağından oluşur. Ürik asit, şeffaf olan larva ve pupa için güneşe karşı koruyucu görevi görür, sivrisinek de bu sayede güneş altında kavrulmaktan kurtulur.</text:p>
      <text:p text:style-name="P20">Sivrineklerin sahip oldukları tüm özellikler insanı hayrete düşürecek birer yaratılış delilidirler. Bu apaçık gerçeği bir kere daha görmek için şöyle düşünelim: Sadece bu kalkan bile larvanın vücudunda bulunmasaydı, diğer özelliklerinin bir anlamı kalmaz, larva güneş altında hemen kavrularak ölürdü.</text:p>
      <text:p text:style-name="P20">Buraya kadar verilen bütün örnekler tek bir gerçeğe işaret etmektedir. Sivrisineği sivrisinek yapan tüm özelliklerin ortaya çıkmasını sağlayan Allah benzersiz bir gücün ve ilmin sahibidir. Allah'tan başka ilah yoktur. Allah, Kuran'da Kendisinden başka ilah edinilmemesi gerektiğini bize şöyle haber vermiştir. </text:p>
      <text:p text:style-name="P32">Yoksa O'ndan başka ilahlar mı edindiler? De ki: "Kesinkanıt (burhan)ınızı getirin. İşte benimle birlikte olanların zikri (Kitabı) ve benden öncekilerin de zikri." Hayır, onların çoğu hakkı bilmiyorlar, bundan dolayı yüz çeviriyorlar. (Enbiya Suresi, 24)</text:p>
      <text:p text:style-name="P20"/>
      <text:h text:style-name="P4" text:outline-level="2">BÜYÜK BİR DEĞİŞİM: PUPA DÖNEMİ</text:h>
      <text:p text:style-name="P20">Sivrisineklerin çoğunda larva dönemi bir hafta kadar sürer. Bu sürenin uzunluğu daha çok ısıya bağlıdır ama beslenmeyle de dolaylı olarak ilgilidir. </text:p>
      <text:p text:style-name="P20">Larva giderek büyür, derisi kısa bir süre sonra daha fazla büyümesini engelleyecek şekilde gerginleşmeye başlar. Bu da ilk deri değişim zamanının geldiği anlamına gelir. Artık larva pupa dönemine geçmeye hazırdır.</text:p>
      <text:p text:style-name="P20"/>
      <text:h text:style-name="P10" text:outline-level="3">Değişim Başlıyor</text:h>
      <text:p text:style-name="P20">İyice büyüyen larva sert derisini açabilmek için keskin bir alete ihtiyaç duyar. Bu aşamada pupanın herhangi bir şekilde yardım alması mümkün değildir. Bu problemi de kendi başına çözmek zorundadır. </text:p>
      <text:p text:style-name="P20">O ana kadar larva, gelişiminin her aşamasında ihtiyacı olan şeyleri kolayca bulmuştur. Herşeyi kusursuz yapan Allah, larvayı tam olarak ihtiyacına yönelik özelliklere sahip bir organla birlikte yaratmıştır. </text:p>
      <text:p text:style-name="P20">Larvanın başının arkasında, sert deriyi kırmaya yarayan bir organ vardır. Bu organ deri değişiminin hemen ardından vücuttan atılır. Eğer bu organ oluşmasaydı ya da daha geç oluşsaydı, larva derisinin içinden çıkamayacağı için sıkışarak ölecekti.</text:p>
      <text:p text:style-name="P20"><text:soft-page-break/>Larvanın alttan gelen yeni derisi yumuşak ve esnektir. Larvanın büyümesi de bu esnek deri sayesinde kolaylaşmış olur. Sivrisinek larvası gelişimini tamamlayıncaya kadar 3 kez daha deri değiştirecektir. Toplam olarak 4 defa deri değiştirerek gelişir ve sonunda 10 mm uzunluğuna varır. </text:p>
      <text:p text:style-name="P20">Sivrisinek kurtçukları artık gerçek bir sivrisinek olmak için son aşama olan "pupa" dönemine girmişlerdir. Bu en fazla birkaç gün süren çok kısa bir evredir ve bu dönemde pupa beslenmez. Sivrisineğin ileride ayak ve kanatlarının yer alacağı göğüs (toraks) kısmıyla birleşmiş olan kafası büyük ve yuvarlaktır. Bu aşamada da sivrisinek yepyeni bir canlı gibidir ve ihtiyaçları da değişmiştir.</text:p>
      <text:p text:style-name="P20"/>
      <text:h text:style-name="P10" text:outline-level="3">Yeni Beden, Yeni İhtiyaçlar, Yeni Çözümler...</text:h>
      <text:p text:style-name="P20">Larvadan pupaya geçiş döneminde solunum şnorkelleri kapanır. Bu, larvanın nefessiz kalması anlamına gelir. Ancak oldukça şaşırtıcı bir gelişme olur ve pupanın ön tarafında iki yeni hava borusu çıkar. Bir kez daha sivrisinek, kendisi için çok özel tasarlanmış bir gelişim programı sayesinde hayatını devam ettirmektedir. Larva bu iki yeni hava borusunu su yüzeyine çıkartarak nefes almaya başlar.</text:p>
      <text:p text:style-name="P20">Pupalar, soluk alabilmek için suyun yüzeyine yakın dururlar. Hareketleri çok süratlidir, ama beslenmeye ihtiyaçları yoktur. Pupa dönemi 34 gün içinde son bulur. </text:p>
      <text:p text:style-name="P20">Pupa döneminin sonuna doğru, sivrisineğin rengi iyice esmerleşir, derisi şeffaflaşır. Beş gün içinde, pupanın şeffaflaşan derisi açılır ve erişkin sivrisinek sudan dışarı çıkacak hale gelir. Bu çıkış anı, gerçekten de insanı hayran bırakacak bir ustalık gösterisidir. Çünkü genç sivrisinek, suyun içinde yüzmekte olan pupasından, suya hiç değmeden çıkar. Bunu başarması ise şarttır. Çünkü ıslanmış kanatlarla uçması mümkün değildir. </text:p>
      <text:p text:style-name="P20">Kanatlar ve bacaklar pupa evresindeyken gelişimlerini tamamlamışlardır ve pupanın içinde kullanıma hazır bir şekilde beklemektedirler.</text:p>
      <text:p text:style-name="P20"/>
      <text:h text:style-name="P10" text:outline-level="3">Sivrisineğin Zoru Başarması</text:h>
      <text:p text:style-name="P20">Kozasından çıkmadan hemen önce pupa nefes alarak genişler. Bu genişlemenin etkisiyle koza ilk olarak baş tarafından çatlar. Bu önemli bir detaydır, eğer bu çatlama baş taraftan değil de, alt taraftan başlasaydı, sivrisinek suyun yüzeyine çıkamazdı ve boğularak ölürdü.</text:p>
      <text:p text:style-name="P20">Çıkmaya hazırlanan sivrisinek bu aşamada büyük bir tehlikeyle karşı karşıyadır. Çatlayan kozanın içine su girerse bu onun sonu olacaktır. Elbette ki bu tehlikeyi önleyecek tedbirler de sivrisinek için önceden alınmıştır. Kozanın yırtılan baş tarafı, sivrisineğin kafasının su ile temasını engelleyecek özelliklere sahip, yapışkan bir sıvıyla kaplanmıştır. Bu sıvı, tıpkı hayvanın daha önce kullandığı "şnorkel"in sıvısında olduğu gibi, suyu iten (hidrofob) bir yapıya sahiptir. Bu özel sıvı pupanın baş tarafında bulunmasaydı, çatlayan kozanın içine su dolardı. Kanatları ve vücudu ıslanan sivrisinek, kozayla beraber batardı.</text:p>
      <text:p text:style-name="P20">Sivrisineğin kozasından çıkarken karşı karşıya olduğu tehlikeler bununla da sınırlı kalmaz; onu yeni zorluklar beklemektedir. Suyun içinde kendisini sımsıkı çevreleyen kozanın içinden çıkmaya çalışan sivrisineğin durumunu bir düşünelim: </text:p>
      <text:p text:style-name="P20">Dengesi bozulup kozayı ters çevirebilir. Çıkarken suya temas edip ıslanabilir. Her iki ihtimal de sivrisineğin boğulması demektir. </text:p>
      <text:p text:style-name="P20"><text:soft-page-break/>Pupa nefes almaya devam eder. Esebilecek en ufak bir rüzgar onun suya değip ıslanmasına ve böylece ölmesine neden olacağı için,sivrisinek pupadan çıkmak için rüzgarsız bir anı seçer. Sonra başını ve ön ayaklarını kozanın içinden yavaş yavaş çıkarır. Ön ayaklarını su yüzeyine yaslayıp, vücudunun kalan kısmını suyun içindeki kozadan dışarı çeker. Burada sivrisineğin ayaklarının da mükemmel bir tasarımla yaratıldığı görülür. Sivrisineğin ayaklarında, suya batmayı engelleyecek özel bir yapı vardır. </text:p>
      <text:p text:style-name="P20">Eğer sivrisineğin ayaklarında bu özellik bulunmasaydı, hayvan suyun üzerine çıkamadan, kozanın içinde boğularak ölürdü.</text:p>
      <text:p text:style-name="P20">Kozadan çıktıktan sonra sivrisinek bir süre suyun üstünde dinlenir ve daha sonra da uçup gider. </text:p>
      <text:p text:style-name="P20">Bu mucizevi değişimde elbette üzerinde dikkatle düşünülmesi gereken başka noktalar da vardır:</text:p>
      <text:p text:style-name="P20">Suyun içinde yaşayan larvanın, uçmanın ne demek olduğunu bilmesine imkan yoktur. Ancak uçuş için gerekli kanatlar, o daha suyun içindeyken oluşmaya başlamışlardır..</text:p>
      <text:p text:style-name="P20">Eğer uçabileceği kanatların ve suyun üzerinde durmasını sağlayacak yapıdaki ayakların gelişimi, sivrisinek suyun içindeyken bitmeseydi, bu onun sonu olurdu. Sivrisinek pupadan çıkar çıkmaz boğulurdu. Oysa herşey tam zamanında hazırdır.</text:p>
      <text:p text:style-name="P20">Sivrisineğin dünyaya gelmesindeki tüm aşamaları başından itibaren düşündüğümüzde hayvanın yumurta olarak suya bırakılmasından uçmasına kadar geçen aşamaların hepsinin, başlı başına birer yaratılış harikası olduğunu görürüz. Sivrisinek dış dünyaya açılana kadar yüzlerce tehlikeli dönemeçten geçer. Bunların her birindeki hassas dengeler ve ince ayarlar sayesinde bu dönemeçleri aşarak, uçabilen bir sivrisinek haline gelir.</text:p>
      <text:p text:style-name="P17"><text:span text:style-name="T3">Görüldüğü gibi sivrisinekte, son derece kusursuz ve detaylı bir tasarım vardır. İşte bu nedenle, tek bir sivrisinek dahi Allah'ın yaratışındaki muhteşemliği göstermesi açısından son derece önemlidir. Allah bir ayetinde, </text:span><text:span text:style-name="T13">"Allah bir sivrisineği örnek vermekten çekinmez" </text:span><text:span text:style-name="T3">(Bakara Suresi, 26) şeklinde buyurarak bu gerçeği bize haber vermektedir. Evrendeki canlıcansız her varlık gibi bu küçücük canlı da Rabbimizin muhteşem yaratışının delillerinden biridir. </text:span></text:p>
      <text:p text:style-name="P20"/>
      <text:p text:style-name="P20"/>
      <text:h text:style-name="P7" text:outline-level="1">YEPYENİ BİR BEDEN</text:h>
      <text:p text:style-name="P20"/>
      <text:p text:style-name="P20"/>
      <text:p text:style-name="P17">Suy<text:span text:style-name="T3">un içindeki dünyasını geride bırakıp yeni bir dünyaya adım atan sivrisinek artık bambaşka bir canlıdır. Bu canlının yeni bedeni daha önceki gelişim evrelerinde olduğu gibi sayısız mucizelerle doludur. Eğer sivrisineğin vücudu yakından incelenirse her ayrıntıda çok özel bir yaratılışın izleri görülür. Şimdi bu mucizelere tanık olmak için sivrisineğin yapısını bölüm bölüm ele alalım.</text:span></text:p>
      <text:p text:style-name="P20">Sivrisineğin vücudunda 3 bölge bulunur: Baş, göğüs ve karın bölgesi. </text:p>
      <text:p text:style-name="P20"/>
      <text:h text:style-name="P10" text:outline-level="3">Tam Donanımlı Kumanda Merkezi: Baş Bölümü</text:h>
      <text:p text:style-name="P20">Sivrisineğin başının üst yanından iki anten çıkar. Bu antenler duyu hücrelerince zengin, çok hassas algılayıcılardır. Erkek sivrisineklerin antenleri, dişilere göre çok daha hassastır. Çünkü bu antenler sayesinde, çiftleşme zamanı geldiğinde, çok sayıda ses arasından dişinin kanat çırpma frekansını algılar.</text:p>
      <text:p text:style-name="P20">Dişi sivrisineklerde, antenlerin arasında, sivrisineğin kan emmek için kullandığı emme tüpü ya da diğer adıyla hortumu bulunur. Bu hortum basit yapıda bir hortum değildir. İçinde oldukça karmaşık bir sistem barındırır. Aslında hortum, çok özel bir kesme ve vakumlama mekanizmasının kılıfıdır. Bu mekanizmanın bir adı da "labium"dur. </text:p>
      <text:p text:style-name="P20">Sivrisinek ısırdığında bu kılıf geriye doğru esner ve kesici mekanizma devreye girer. Bu mekanizma 6 parçadan oluşur. Bunlardan 4 tanesi kesici bıçaktır ve bu bıçaklar oldukça etkilidirler. Bir insan derisini kolaylıkla kesebildikleri gibi, kurbağanın ya da bir yılanın pullu derisini de kesebilecek güçtedirler.</text:p>
      <text:p text:style-name="P20">Diğer iki parça ise birleşerek içi boş bir boru meydana getirir. Sivrisinek bu tüpü bıçakların açtığı yaradan içeri sokar ve bu sayede avının kanını emebilir.</text:p>
      <text:p text:style-name="P20">Bıçaklardan birinden, yaranın içine akıtılan bir sıvı, dokuları uyuşturur. Bu bir nevi lokal anestezidir. Böylece sivrisinek derinizi kesip, kanınızı emerken siz bir şey hissetmezsiniz. Ayrıca bu sıvı kanın pıhtılaşmasını engelleyerek, sivrisineğin kan emmeye devam etmesini sağlar. Sivrisineğin ısırdığı bölgenin daha sonra kaşınmasının ve şişmesinin nedeni bu sıvıdır. </text:p>
      <text:p text:style-name="P20"/>
      <text:h text:style-name="P10" text:outline-level="3">Göğüs Bölümü</text:h>
      <text:p text:style-name="P20">Bu bölüm, sivrisineğin kafasının arka tarafında bulunur. Sivrisineğin 6 ayağı da göğüs bölgesinden çıkar. Ayrıca yine burada 1 çift kanadı bulunur. Bu kanatlar pullarla kaplıdır ve içlerinden damarlar geçer. </text:p>
      <text:p text:style-name="P20">Bazı böcek türleri 2 çift kanada sahiptir. Ancak sivrisineklerde ikinci bir kanat takımı yerine kalın ve küt yumrular ("stubby knob"lar) vardır. Bunlar uçuş esnasında titreşerek kontrol sağlamaya yardımcı olurlar.</text:p>
      <text:p text:style-name="P20">Sivrisineğin vücudu kıllıdır. Ayrıca kafa, kanat ve bacaklarda pullar vardır. Bu pullar kelebek pullarını andırır.</text:p>
      <text:p text:style-name="P20"/>
      <text:h text:style-name="P10" text:outline-level="3"><text:soft-page-break/>Basınca Dayanıklı Karın Bölümü</text:h>
      <text:p text:style-name="P20">Sivrisineklerin vücutları kan emerken çok fazla genişleyebilir. Sivrisinekler bir seferde ortalama 2.8 mg. kan emerler ki, bu kendi ortalama ağırlıklarından 2.5 mg daha fazladır. Bu, 70 kg'lık bir insanın bir seferde, üstelik de kısa bir sürede 70 kg'ın üzerinde yemek yemesine benzetilebilir. Acaba bu kadar hassas bir yapıya sahip bir böcek nasıl olup da kendi ağırlığınca kan emebilmektedir? Sivrisineğin aşırı kan emmesi sonucu patlayarak ölmesini engelleyen nedir? </text:p>
      <text:p text:style-name="P20">Diğer kan emicilerde olduğu gibi, sivrisineklerin sindirim sistemleri de özel bir tasarıma sahiptir. Sivrisineklerin ne zaman kan emip ne zaman duracaklarını söyleyen gerginlik algılayıcıları vardır. Bunlar sinir sistemine bağlı olarak çalışır.</text:p>
      <text:p text:style-name="P20">Sivrisineğin karın bölümündeki deri esnek ve saydam bir zardan oluşur. Kan içeri çekilirken bu zar açılarak karın kısmının genişlemesini sağlar. Bu sayede sivrisinek de kan emebilir.</text:p>
      <text:p text:style-name="P20">Yapılan deneylerde, sivrisineğin karnının içindeki gerginlik algılayıcılarının bir operasyonla alınması durumunda, sivrisineğin kan emmekten patladığı görülmüştür. Buraya kadar belirtilen bütün sistemlerin yanında, sivrisineğin karnında bir de kapasite kontrol sinirlerinin bulunması, yaratılışındaki üstün sanatın bir başka delilidir.</text:p>
      <text:p text:style-name="P20">Sivrisinek gibi kan emen böceklerdeki bu sistemlerin benzerlerini insanlar da su depolama tesislerinde kullanırlar. Pompalarla emilen sular depolara aktarılır. Depolarda su seviye kontrolü yapan özel algılayıcılar bulunur. Depodaki su en üst seviyeye geldiğinde pompa otomatik olarak durur. </text:p>
      <text:p text:style-name="P20">Şimdi her iki sistemi de kabaca kıyaslayalım: Su motorlarının ağırlığı çoğu zaman onlarca kilo veya daha fazladır. Üstelik son derece gürültülü çalışır ve fazlasıyla da enerjiye ihtiyaç duyar. Zaman içerisinde boru ile olan bağlantıları, contaları aşınır ve su kaçırmaya başlar. Aynı şekilde paslanma gibi aşınmaya ve çok kullanmayabağlı nedenlerle bakıma ihtiyaçları olur.</text:p>
      <text:p text:style-name="P20">Sivrisineğin kafasının içindeki emme sistemi ise 1mm 3'ten daha küçüktür. Üstelik sivrisinek yaşamı boyunca pompasına bir kere bile bakım yapma mecburiyetinde değildir. Bu sistem hiçbir zaman eskimez, fonksiyonunu kaybetmez. Sistemde asla aksaklık meydana gelmez. Üstün teknoloji ürünü olan bir pompalama sistemi bu mükemmel mekanizmanın yanında son derece ilkeldir. </text:p>
      <text:p text:style-name="P20">Kuşkusuz ki, ne sivrisinekler ne de diğer böcekler sahip oldukları bu mükemmel sistemleri kendi iradeleriyle meydana getiremezler. Onlardaki kusursuz sistemleri yaratan üstün bir Yaratıcı vardır. Bu Yaratıcı herşeyi kontrolü altında tutan Allah'tır. Herşey Rabbimizin bilgisi dahilindedir. Alemlerin Rabbi olan Allah herşeyi kontrolü altında tutan ve kusursuz yaratandır. Bir ayette şöyle buyrulmaktadır:</text:p>
      <text:p text:style-name="P32">"Bu, Allah'ın yaratmasıdır. Şu halde, O'nun dışında olanların yarattıklarını bana gösterin. Hayır, zulmedenler, açıkça bir sapıklık içindedirler." (Lokman Suresi, 11)</text:p>
      <text:p text:style-name="P20">Sanıldığının aksine, sivrisinekler kanla beslenmezler. Sivrisinek gıdasını bitki özlerini yiyerek temin eder. Erkek sivrisinekler yaşamları boyunca hiç kan emmezler. Ancak dişi sivrisinekler, yumurtlama döneminde yumurtaların protein ihtiyacını karşılamak için kan emerler. Emilen kanı sindirmek 34 gün sürer. Daha sonra kan emme işlemi tekrarlanır. Bu döngü dişi sivrisinekler için yumurtlama evresinin sonuna kadar sürer.</text:p>
      <text:p text:style-name="P20"/>
      <text:h text:style-name="P10" text:outline-level="3"><text:soft-page-break/>Avın Yerini Tespit Eden Hassas Alıcılar</text:h>
      <text:p text:style-name="P20">Geceyarısı zifiri karanlık bir odada da uyusanız, sivrisinek kolaylıkla sizi bulur. Bütün vücudunuz yorganla örtülü olsa, ancak sadece bir eliniz açıkta kalsa, sivrisinek anında bu açığı tespit eder ve kanı oradan emer. Peki sivrisinek bu işi, insanlar için genellikle son derece tatsız ve üzerinde düşünmek istemedikleri bir konu da olsa nasıl başarmaktadır? Karanlıkta avlarını elleriyle koymuş gibi bulabilmelerinin sırrı nedir?Cevap yine bizi sonsuz akıl sahibi olan Rabbimize götürecektir.: Sivrisinek, avını bulabilmesi için kompleks bir sistemle donatılmıştır. Bu sistem ısı, gaz, nem ve çeşitli kimyasal maddelere duyarlı reseptörler içerir. Bu sayede sivrisinek, avının yerini karanlıkta dahi çok kolay tespit eder. </text:p>
      <text:p text:style-name="P20">Isıya hassas algılayıcılar kullanmak, günümüz askeri teknolojisinde de sık sık kullanılan ve özellikle karanlık ortamlarda oldukça etkili olan bir yöntemdir. Sivrisineğin vücudunda da çok hassas bir ısı algılayıcısı vardır. "Tarsi" adı verilen bu organ, sivrisineğin ön ayaklarında bulunur. Bunlar, bir vücuttan gelen ısı dalgalarını keşfettiklerinde sivrisinek adeta ona doğru çekilir ve hiç yanılmadan hedefine ulaşır. Dahası bu ısı algılayıcısı sayesinde, derinin altında kanın yoğun olduğu bölgeleri çünkü damarlar dokulardan daha sıcaktır kolaylıkla bulur. </text:p>
      <text:p text:style-name="P20">Bir başka deyişle, zifiri karanlıktaki yatak odasına giren bir sivrisinek, uyuyan kişinin açıktaki bedenini, hatta cilde yakın damarlarını gayet net bir biçimde algılar.</text:p>
      <text:p text:style-name="P20">Sivrisineği çeken bir başka unsur da karbondioksit gazıdır. İnsan ve hayvanların nefesinde bulunan bu gaz, sivrisinekler için oldukça çekicidir ve avını bulmasına yarayan önemli bir ipucudur.</text:p>
      <text:p text:style-name="P20">Karbondioksitin sivrisinekler üzerindeki etkisini kanıtlamak için yapılan bir deneyde, iki insan maketi birbirlerinden 2 metre uzağa konulmuştur. Daha sonra da, bu maketlerin ağız kısmına yerleştirilmiş bir mekanizmadan dışarıya, nefes alıp verme hızıyla karbondioksit verilmiştir. Bunun hemen ardından sivrisinekler maketlerin başlarının etrafında dönmeye başlamışlardır. </text:p>
      <text:p text:style-name="P20">Kanda bulunan aminoasitlerin, aminlerin, amonyağın ve laktik asitin karışımı da sivrisineği cezbeder; bu maddelerin 2000 defa seyreltilmiş derişimi bile, sivrisinek için, saf sudan 5 kat daha fazla çekicidir. Nem de sivrisineği çeken önemli faktörlerdendir. </text:p>
      <text:p text:style-name="P20">Kısacası sivrisinek, ısı, gaz, nem ve koku dedektörleriyle yüklü bir savaş uçağı gibidir. Avını karanlıkta göremese bile, hedefi yanılmadan bulabileceği üstün sistemlerle donatılmıştır. Yaklaşık 25 ila 30 metreden avının varlığını ve yerini tespit edebilir.</text:p>
      <text:p text:style-name="P20">Böylesine özel bir yapının sözde tesadüflerin ardı ardına eklenmesi sonucunda oluşamayacağı açıktır. Bunun imkansızlığını birlikte görelim.</text:p>
      <text:p text:style-name="P20">Bilindiği gibi yumurtalarının protein ihtiyacını karşılayabilmek için, dişi sivrisineğin kana ihtiyacı vardır. Bu kanı temin etmesi için de avını bulması zorunludur. </text:p>
      <text:p text:style-name="P20">Evrim teorisinin iddiaları göz önüne alındığında, sivrisineğin yukarıda sıraladığımız algı yeteneğini zaman içinde, aşama aşama kazanmış olması gerekir. Ancak sivrisineğin binlerce yıl boyunca, kendi vücudunda tesadüfler sonucu bir ısı reseptörü oluşmasını bekleyecek zamanı yoktur. Eğer bu algılama sistemi doğuştan olmazsa sivrisinek avını bulamaz ve yumurtalar ölür. Yani zaman içinde gelişim diye bir olasılık asla söz konusu değildir. </text:p>
      <text:p text:style-name="P20">Sivrisineğin sahip olduğu algılayıcıları bir kez daha tekrar edelim; Isı, nem, gaz ve kimyasal madde algılayan sistemler. Bunların yanında bir de, karşı cinsi algılamasını sağlayacak titreşim duyargaları.</text:p>
      <text:p text:style-name="P20"><text:soft-page-break/>10 mm boyundaki sivrisineğin, bu kadar etkili algılama sistemleriyle donatılmış olması, ihtiyaçlarının doğuştan karşılandığı anlamına gelir. Bu kusursuz sistemi yaratan ve sivrisineği yoktan var eden Allah'tır. Allah yeryüzündeki her canlıya rızkını verdiği gibi, bu rızıklara ulaşmalarını sağlayan yetenek ve donanımları da vermiştir. Bir ayette, bu gerçek şöyle haber verilir:</text:p>
      <text:p text:style-name="P32">Yeryüzünde hiçbir canlı yoktur ki, rızkı O'na ait olmasın. Onun karar (yerleşik) yerini de ve geçici bulunduğu yeri de bilir. Tümü apaçık bir kitaptadır. (Hud Suresi, 6)</text:p>
      <text:p text:style-name="P20"/>
      <text:h text:style-name="P10" text:outline-level="3">Avını Sokması</text:h>
      <text:p text:style-name="P20">Isı, gaz, nem veya kimyasal salgı uyarılarından birini algılayan sivrisinek hemen avına yönelir. Sivrisinek avının üzerine o kadar yumuşak konar ki, bu çoğu zaman hissedilmez bile. Daha sonra ağız bölgesinde bulunan bir çift alet yardımıyla, delmek için en uygun olan noktayı bulur. Bu aletlere "palpi" denir. </text:p>
      <text:p text:style-name="P20">İlk delme işlemi alt ve üst çene tarafından yapılır. Hortumun içinde bulunan 4 kesici bıçak deriyi derinlemesine keser. Sıcaklık, koku, tat ve dokunma duyu organları, deri altındaki kılcal damarların sık olduğu yerleri saptamada önemli rol oynar. Birkaç denemeden sonra sivrisinek damarı bulur. </text:p>
      <text:p text:style-name="P20">Sivrisinek açtığı delikten içeri uzattığı tüp yardımıyla kanı emer. Bu tüp sayesinde küçük bir kan damarına girip, kanı doğrudan buradan içebilir. Ya da deriyi kestiğinde çevredeki dokularda biriken kanı emer. </text:p>
      <text:p text:style-name="P20">Çoğu kez delici iğneler deriye dikine girer. Sivrisineğin iğnesinin en önemli özelliği belirli bir derinlikte eğilebilmesidir. Bu muhteşem özelliği sayesinde iğne deri altında kolaylıkla hareket eder, hatta derinin yüzeyine paralel uzanacak hale bile gelebilir. Böylece iğnesini damarca en zengin bölgeye ulaştırır.</text:p>
      <text:p text:style-name="P20">Ancak burada sivrisineği bekleyen önemli bir sorun vardır. Sivrisinek bir insanı ısırdığı anda, insan vücudunda bulunan bir tür savunma sistemi devreye girer. Vücuda mikropların girmesini engellemek ve kanı durdurmak için gerekli olan enzim, yara bölgesine salgılanmaya başlar. Bu enzim kanın pıhtılaşmasını sağlar. Kanda pıhtılaşmanın başlaması ise, sivrisineğin kan emişini imkansız hale getirecektir. (Pıhtılaşma, özetle plazma proteinlerinden biri olan fibrinojenin fibrin haline dönüşmesidir.)</text:p>
      <text:p text:style-name="P20">Fakat sivrisinek bunu biliyormuşçasına hareket eder ve kesici bıçaklarından birisinin içinden yaraya, pıhtılaşmayı engelleyen bir salgı enjekte eder. Bu salgı "anti coagulant" (pıhtılaşma engelleyici) özellikte bir enzim içerir. Böylece kandaki enzim etkisiz hale getirilir ve pıhtılaşma durur. </text:p>
      <text:p text:style-name="P20">Dahası bu salgı sayesinde sivrisinek avına lokal anestezi yapar. Kestiği bölgeyi uyuşturur. Bu sayede av, derisinin kesildiğinin ve kanının emildiğinin farkına varmaz. Deride alerjik reaksiyona, dolayısıyla da kaşınmaya neden olan şey de işte bu salgıdır.</text:p>
      <text:p text:style-name="P20">Bütün bu anlatılanlar saniyelerle ifade edilebilecek bir zaman diliminde olup biterken, insan kendisini bir sivrisineğin soktuğunun farkına bile varmaz. </text:p>
      <text:p text:style-name="P20">Bir dişi ortalama olarak bir seferde 2,8 miligram kan emer ve bu yaklaşık 2,5 dakika kadar sürer. Emme işleminin tamamlanması ile kan, sindirim sisteminin ön kısmında bulunan emme pompaları sayesinde orta bağırsağa gönderilir. Karın kısmı sindirim sistemine kadar kanla dolar. Kanı sindirme işlemi ortalama 34 gün sürer, ondan sonra emme işlemi tekrarlanır. </text:p>
      <text:p text:style-name="P20">Tüm bu işlem üzerinde biraz durup düşünmek ise, bizi çok önemli bazı sonuçlara ulaştırır.</text:p>
      <text:p text:style-name="P20"><text:soft-page-break/>Sivrisinek ihtiyacı olan kana ulaşabilmek için yalnızca üstün algılama sistemlerine, kesme ve emme mekanizmalarına değil, kimya bilgisine de sahiptir. Çünkü sivrisinek, yukarıda belirtildiği gibi, kanın pıhtılaşmasını engelleyen bir salgı kullanmaktadır. Hem de hiç tanımadığı, bilmediği bir vücudun savunma sisteminde yer alan bir enzime karşı. Dahası bu salgı, sivrisineğin bir cerrah gibi kestiği canlı dokuları uyuşturma özelliğine de sahiptir. </text:p>
      <text:p text:style-name="P20">Bu bilgiden sonra şu soruları sormak kaçınılmazdır:</text:p>
      <text:p text:style-name="P13"><text:span text:style-name="T10"></text:span><text:span text:style-name="T4"> </text:span><text:span text:style-name="T3">Kanın pıhtılaşma gibi bir özelliği olduğunu sivrisinek nereden bilmektedir?</text:span></text:p>
      <text:p text:style-name="P13"><text:span text:style-name="T10"></text:span><text:span text:style-name="T4"> </text:span><text:span text:style-name="T3">Kestiği dokunun canlı olduğunu, bu işlemin avına acı vereceğini nasıl öğrenmiş ve bu probleme karşı nasıl olup da bir uyuşturma tekniği geliştirmiştir? </text:span></text:p>
      <text:p text:style-name="P13"><text:span text:style-name="T10"></text:span><text:span text:style-name="T4"> </text:span><text:span text:style-name="T3">Ameliyat öncesinde lokal anestezi yapmak insanoğlunun tıp bilimi yardımıyla geliştirdiği bir tekniktir. Sivrisinek bu ilme nasıl vakıf olmuştur? </text:span></text:p>
      <text:p text:style-name="P13"><text:span text:style-name="T10"></text:span><text:span text:style-name="T4"> </text:span><text:span text:style-name="T3">Bu sıvıların laboratuvar şartlarında bile sentezlenmesi son derece güçken, sivrisinek bu sıvıya nasıl sahip olmuştur?</text:span></text:p>
      <text:p text:style-name="P13"><text:span text:style-name="T10"></text:span><text:span text:style-name="T4"> </text:span><text:span text:style-name="T3">Uyuşturan ve kanın pıhtılaşmasını engelleyen bu sıvının, deriyi delecek olan kesici bıçakların içinde bulunuyor olması nasıl açıklanır? </text:span></text:p>
      <text:p text:style-name="P13"><text:span text:style-name="T10"></text:span><text:span text:style-name="T4"> </text:span><text:span text:style-name="T3">1 cm'lik bir canlının 0.1 cm uzunluğunda, yaklaşık 0.01 cm çapındaki borusunun içinde oldukça üstün bir mekanizmanın yerleştirilmiş olması, üstelik şimdiye kadar var olan bütün sivrisineklerde istisnasız bu sistemlerin ve bilgilerin var olması nasıl açıklanabilir?</text:span></text:p>
      <text:p text:style-name="P20">Kuşkusuz cevap ortadadır: Sivrisineğin insan vücudundaki kanın kimyasal bileşimi hakkında bilgi sahibi olması ve sonra da bu bilgiyi değerlendirerek kendi bedeninde çözümler geliştirmesi söz konusu dahi olamaz. Açıktır ki, sivrisinekteki salgı ve bu salgıyı canlıların damarlarına enjekte edebilmesini sağlayan sistem, hem insanın hem de sivrisineğin anatomisini en ince ayrıntısına kadar bilen ve bunlara hakim olan tek bir Yaratıcının yaratmasıyla var olmuştur.</text:p>
      <text:p text:style-name="P20">Kuran'da, Rabbimizin "Alemlerin Rabbi" olduğu bildirilir. "alem" çoğul bir kelimedir ve "farklı dünyalar, farklı boyutlar ya da farklı düzen ve sistemler" gibi anlamlara gelir. "Rab" kelimesi ise, "eğiten, yetiştiren, düzenleyen, hüküm koyan, sahip" olan gibi anlamlar taşır. Sivrisineğin insan bedeninde gerçekleştirdiği inanılması zor "operasyon" da, kendi içinde küçük bir alemdir. Bizim ayrıntılarının farkında olmadığımız ve ancak bilimin gelişmesiyle birlikte yeni yeni keşfettiğimiz bu alemdeki üstün "yaratılışın sahibi "Rabbimiz olan Allah'tır. </text:p>
      <text:p text:style-name="P20">Bu küçücük hayvana bile kolaylıkla mağlup olan insana düşen görev ise, Allah'ın farklı alemlerde yarattığı delilleri görmeye çalışmak, Rabbimizin kudretini hakkıyla takdir etmektir. Ayetlerde Allah, insanları bu konu üzerinde düşünmeye şöyle çağırır:</text:p>
      <text:p text:style-name="P32">Ey insanlar, (size) bir örnek verildi; şimdi onu dinleyin. Sizin, Allah'ın dışında tapmakta olduklarınız hepsi bunun için biraraya gelseler dahi gerçekten bir sinek bile yaratamazlar. Eğer sinek onlardan bir şey kapacak olsa, bunu da ondan geri alamazlar. İsteyen de güçsüz, istenen de. Onlar, Allah'ın kadrini hakkıyla takdir edemediler. Şüphesiz Allah, güç sahibidir, azizdir. (Hac Suresi, 7374)</text:p>
      <text:p text:style-name="P20"/>
      <text:h text:style-name="P10" text:outline-level="3"><text:soft-page-break/>Fizik Bilgisine Sahip Sivrisinek Ayakları</text:h>
      <text:p text:style-name="P20">Sinek ve bazı böcekler, ustalıkla duvarlara ve tavan gibi yüzeylere tırmanıp yürüyebilirler, fakat suda yürüyemezler. Suda yürüyebilen bazı böcekler ise gölün üzerinde kolaylıkla yürürken, duvara tırmanmayı deneyecek olurlarsa yere düşerler. Fakat sivrisinek her iki yüzeyde de durabilmeyi başaran bir canlıdır.</text:p>
      <text:p text:style-name="P20">Sivrisinekler düşmanlarından kaçarken duvarlara ya da tavanlara tırmanır, yumurtalarını ise göl ya da benzeri sulara bırakırlar. İşte sivrisineklerin bu kadar geniş hareket etme imkanı bulmalarının nedeni yaratılış özelliklerindeki detaylardan kaynaklanır. Bu detaylar ayaklarındaki tüyler ve oluklardır.</text:p>
      <text:p text:style-name="P20">Peki, bu tüy ve olukların sivrisineğin yürümesi üzerindeki katkısı nedir?</text:p>
      <text:p text:style-name="P17"><text:span text:style-name="T3">Sivrisineklerin su yüzeyinde durmalarında, önceleri, ayaklarından salgılanan yapışkan bir sıvının yüzey gerilimi ile kombine olmasının etken olduğu sanılıyordu. Fakat yeni araştırmalar bu canlıların ayaklarındaki mikroskobik tüylerin minik hava kabarcıklarını tuttuğunu ve bu biçimde bir bot gibi suyun üstünde kolayca yüzmelerini sağladığını ortaya koydu. İşte sivrisineklerin dikey yüzeylere ve tavanlara kolayca yapışmalarını da sağlayan "setae" veya "mikrosetae" adı verilen bu tüycüklerdir. Çıplak gözle görülmeyen bu mikroskobik tüycükler, Yüce Allah'ın üstün aklının delili olan detaylarla doludur. Tek bir yöne doğru olmaları, iğne biçiminde bir şekle sahip olmaları, insan saçının bir telinden (insan saçının bir teli 80</text:span><text:span text:style-name="T16">100</text:span><text:span text:style-name="T3"> mikrometre çapında) ortalama 30 kez daha ince olan 3 mikrometreden küçük çapları ve gözle görülemeyecek kadar ince olmalarına rağmen birkaç tabakadan oluşmaları bu detaylar arasındadır. Elbette, bu detayları bir beyne dahi sahip olmayan sivrisineğin düşünüp akıl etmesi, akıl ettiği detayları vücuduna eklemesi ve eklediği detayları gelecek nesillere aktarması mümkün değildir. Sivrisinek Yüce Allah'ın yarattığı diğer tüm canlılar gibi O'nun üstün aklının bir eseridir. Üstelik sivrisineğin ayaklarındaki detaylar sadece tüylerle de sınırlı değildir. Ayrıca bu tüyler bir metrenin milyarda biri kadar olan yani nanometre ile ölçülebilen oluklara sahiptir.</text:span></text:p>
      <text:p text:style-name="P20">Sivrisineklerin bacaklarının tümünü kaplayan ve hava keselerinden oluşan bu küçük oluklar suyun yüzey gerilimini arttırır ve suyun bu oluklardan içeri sızmasını zorlaştırarak ayaklarının kuru bir şekilde su üstünde kalmasını sağlar. Oluklar küçüldükçe suyun araya girmesi de zorlaşır. Bu oluklar sivrisinek için hayati önem taşır. Çünkü sivrisineğin, kürek çeker gibi yüzerken suyun ayaklarına nüfuz etmesi ve sineğin suya düşmesi durumunda yüzeye ulaşmak için kendi vücut ağırlığının 10 katı bir güç kullanması gerekir.</text:p>
      <text:p text:style-name="P20"/>
      <text:h text:style-name="P10" text:outline-level="3">Sivrisinek Ayaklarındaki Kusursuz Detay: Su Çukurları</text:h>
      <text:p text:style-name="P20">Sivrisineğin su üzerinde durmasında etkili olan bir başka detay, ayaklarının su yüzeyinde oluşturdukları çukurlardır. Oluşan çukurların içindeki suyun yüzey gerilimi onları su yüzeyinde tutar. Bu çukur, suyun hava ile temas eden yüzeyini küçültmeye çalışması ve bir trampolin (sıçrama brandası) gibi aşağı doğru kıvrılarak böceğin ağırlığını taşımasını sağlar. Ancak aynı prensip daha büyük canlılar ve insanlar için mümkün değildir. Çünkü suyun yüzeyi daha büyük bir cisim ya da canlının ağırlığı karşısında küçülür, böylece ağırlığı taşıyabilecek yüzey gerilimi avantajından yararlanılabilecek yüzey alanı azalır. İşte bu yüzden su, ağırlığı taşıyamaz. Eğer su üzerinde durmak için ihtiyacımız olan ayağın ölçüsünü hesaplayacak olursak, bunun yaklaşık bir kilometre kadar olması gerekirdi. Elbette bir kilometre uzunluğunda bir ayağa sahip olmak insanlara pratik olarak bir üstünlük sağlamaz ve onların hareket etmelerini de engeller. Her şeyi belli bir düzen içinde yaratan Yüce Allah insanlara yüzey geriliminden yararlanma özelliği vermemiştir. Bu durum karşısında insanın düşünmesi ve aciz olduğunu bir kez daha anlaması gerekir. Çünkü küçücük bir böceğin hiç düşünmeden rahatlıkla yaptığı bir hareket, Yüce Allah dilemediği sürece bir insan için imkansızdır.</text:p>
      <text:p text:style-name="P20"><text:soft-page-break/></text:p>
      <text:h text:style-name="P10" text:outline-level="3">Üstün Uçuş Tekniği</text:h>
      <text:p text:style-name="P20">Sivrisinek kanatlarını saniyede yaklaşık 500 defa çırpar. Bu yüzden kanatların sesi insan tarafından bir vızıltı olarak algılanır. İnsana imkansız gibi gelen bu rakam çok hassas ölçümler sonucunda elde edilmiştir ve gerçekten de şaşılacak bir rakamdır.</text:p>
      <text:p text:style-name="P20">Bir örnek, konunun daha iyi anlaşılmasına yardımcı olabilir. Eğer insanın kolları bir makineye bağlanarak saniyede 500 kere açılıp kapanmaya zorlansa, sonuç hiç de iyi olmaz. Kolun omuza bağlandığı eklem parçalanır, bağlantılar yanar, kolu tutan bütün lifler kopar ve kol tamamen sakat kalır. Eğer hareket bir saniyeden daha uzun bir süre yaptırılırsa, kol omuzdan çıkar ve kopar. İnsan için imkansız olan bu hareket, doğduğu günden itibaren sivrisineğin günlük yaşamının bir parçasıdır. </text:p>
      <text:p text:style-name="P20">Elbette bu mucizevi olay, sivrisineğin yaratılıştan itibaren sahip olduğu çeşitli destekleyici sistemler sayesinde gerçekleşir.</text:p>
      <text:p text:style-name="P20">Öncelikle, kanatları çırpan kasların ve bağlantılarının son derece güçlü ve dayanıklı olmaları gerekir. </text:p>
      <text:p text:style-name="P20">İkinci koşul ise bu kaslara enerji sağlanmasıdır. Bilindiği gibi hücreler, enerjiyi oksijen kullanarak sentezlerler. Oksijen kullanım kapasitesinin yükselmesiyle orantılı olarak, dayanıklılık artar. </text:p>
      <text:p text:style-name="P20">İnsan vücudunda oksijen akciğerden kana karışır ve kan yoluyla hücrelere ulaştırılır. Koşan bir insanın yorulmasının nedeni, zamanla hücrelere gerekli oksijenin ulaştırılamamasıdır. Bir başka neden ise, kas hücrelerinde laktik asidin ortaya çıkmasıdır. Bu asit hücrelerden atılmazsa yorgunluk hissine neden olur.</text:p>
      <text:p text:style-name="P20">Bu durum sivrisinekler için oldukça farklıdır. Büyüklüğü kendi vücudunun büyüklüğüne yakın olan kanatlarını saniyede 500 defa çırpabilmek için, sivrisineğin çok fazla oksijene ihtiyacı vardır. </text:p>
      <text:p text:style-name="P20">İşte bu yüzden sivrisineğin solunum sistemi tam da bu ihtiyacı karşılayacak şekilde yaratılmıştır. Solunum sistemi hemen hemen her hücreye ulaşan özel bir solunum borusundan oluşur. Bu boru doğrudan dışarıdaki havaya bağlı olduğundan, hücreler oksijen alışverişini aracı bir madde olmaksızın yaparlar. Artık maddeler de bu borular sayesinde hücrelerden atmosfere verilirler. İşte bu yüzden, sivrisinek bir dakika içinde binlerce defa kanat çırpar ve hiç yorulmaz.</text:p>
      <text:p text:style-name="P20">Sivrisineğin kanatlarını bu kadar hızlı çırpabilmesi, ona uçuş için birçok avantaj kazandırır. Dikey durumda aşağı yukarı uçabilir, kolaylıkla ileri geri hareket eder. Sivrisinek, helikopter ve uçaktan çok daha üstün uçuş özelliklerine sahip kusursuz bir makine gibidir. </text:p>
      <text:p text:style-name="P20">Bir uçağın veya helikopterin uçabilmesi için, özel olarak rafine edilmiş yakıtlar kullanılır. Oldukça pahalı olan bu yakıtlar, her uçuş öncesinde tekrar doldurulur. Oysa sivrisinek bütün enerjisini yediği bitki özlerinden alır. Uçaklar ve helikopterler her uçuş öncesinde bakımdan geçirilir, motor parçaları sürekli yenilenir. Sivrisinek ise bütün ömrü boyunca, sırtındaki kasların gücü sayesinde uçar ve hiçbir problemle karşılaşmaz.</text:p>
      <text:p text:style-name="P20">Günümüz hava taşıtları yıllar süren araştırmaların ve uzun çalışmaların sonucunda bugünkü özelliklerini kazanmışlardır. Kullanılan bilgi birikimi ise, yüzyılların bilgi birikimidir. Gelişmenin her aşamasında insan aklının düşünce ve tasarım gücü kullanılmıştır. Ancak teknoloji ne kadar ilerlemiş olursa olsun, insanoğlu doğadaki uçuş teknolojisinin çok gerisindedir. Mevcut hiçbir teknoloji, sivrisineğin boyutlarında ve onun uçuş özelliklerinde bir makine yapamaz. </text:p>
      <text:p text:style-name="P20"><text:soft-page-break/>Unutulmaması gereken, burada makinelerle karşılaştırdığımız varlığın 10 milimetre büyüklüğünde bir canlı olduğu ve bu canlının da milyonlarca küçük canlının (hücreler) biraraya gelmesiyle oluştuğudur. Dolaşım, boşaltım ve sinir sistemleri, her an atan bir kalbi, görebilen bir gözü, algılama sistemleri, protein sentezi yapan milyonlarca hücresiyle sivrisinek, uçak ya da helikopterden çok daha karmaşık bir yaratılışa sahiptir.</text:p>
      <text:p text:style-name="P20">İnsanlar bir uçağın ya da helikopterin nasıl meydana geldiği sorusuna, usta mühendisler ve gelişmiş fabrikalar tarafından yapıldığını söyleyerek cevap verirler. Bu araçların, metallerin tesadüfi birleşmeleri sonucunda oluştuklarını iddia etmenin ne kadar akıl ve mantık dışı olduğunu da gayet iyi bilirler. Ancak aynı insanların bir bölümü, bu iki araçtan da üstün olduğu tartışma götürmez bir gerçek olan sivrisineğin, "evrim sürecinde meydana gelen tesadüfler" tarafından, yani hiçbir planlayıcı olmadan var olduğunu iddia edebilmektedirler. Çünkü bir planlayıcı olduğunu, yani Allah'ın varlığını kabul etmek, onlara "ideolojik" nedenler ya da kendi çıkarlarından kaynaklanan birtakım şartlanmalar nedeniyle zor gelmektedir.</text:p>
      <text:p text:style-name="P17"><text:span text:style-name="T3">Böyle yapmakla sadece kendilerini aldatmış olurlar. Sivrisinek yoktan var olan, bir bataklıklığın içinde veya bir su birikintisinde, birçok mucizevi aşamadan sonra dünyaya gelen bir böcektir. Teknoloji hangi aşamaya gelirse gelsin, bir canlıyı yoktan var edemez. Tek bir sinek bile yaratamaz. Çünkü yaratmak yalnızca alemlerin Rabbi olan Allah'a mahsus bir özelliktir. Ve yaratılan her varlık da O'nun varlığının bir delilidir. Kuran'da verilen; </text:span><text:span text:style-name="T13">"... Sizin, Allah'ın dışında tapmakta olduklarınız hepsi bunun için biraraya gelseler dahi gerçekten bir sinek bile yaratamazlar..." </text:span><text:span text:style-name="T3">(Hac Suresi, 73) hükmü, inkarcılar için sonsuza kadar geçerlidir ve onların ne denli büyük bir çelişki ve aldanış içinde olduklarını göstermektedir.</text:span></text:p>
      <text:p text:style-name="P20"/>
      <text:h text:style-name="P5" text:outline-level="1">SONUÇ</text:h>
      <text:p text:style-name="P17"/>
      <text:p text:style-name="P17"/>
      <text:p text:style-name="P17">Dünya l<text:span text:style-name="T3">iteratüründe, sivrisinek hakkında yazılmış birçok kitap, yapılmış sayısız araştırma vardır. Ancak bu kitabın amacı, tüm bu çalışmalardan çok daha farklıdır. Amaç sivrisineğin çiftleşmesi, yumurtlaması, beslenmesi hakkında genel bilgi aktarmak değildir.</text:span></text:p>
      <text:p text:style-name="P20">Amaç, bu konu vesilesiyle insanın hayatındaki en önemli gerçeği hatırlamasını sağlamaktır. </text:p>
      <text:p text:style-name="P20">Amaç, insana, gerçek sahibimizi, yani Alemlerin Rabbi olan Allah'ı ve Rabbimize karşı olan sorumluluklarını hatırlatmaktır. </text:p>
      <text:p text:style-name="P20">Kitapta açıkladığımız bazı mucizeler, kısaca hatırlanırsa, sıradan bir canlı gibi gözüken sivrisineğin, insanlara gösterilmiş ne kadar büyük bir yaratılış delili olduğu bir kez daha anlaşılır. Bunları şöyle sıralayabiliriz:</text:p>
      <text:p text:style-name="P15"><text:span text:style-name="T9"></text:span><text:span text:style-name="T8"> </text:span><text:span text:style-name="T6">Yumurtlama zamanı gelen anne sivrisineğin, karnındaki ısı ve nem reseptörü sayesinde en uygun bölgeyi tespit etmesi.</text:span></text:p>
      <text:p text:style-name="P15"><text:span text:style-name="T9"></text:span><text:span text:style-name="T8"> </text:span><text:span text:style-name="T6">Yumurtalarını suya bırakan sivrisineklerin, ileride yavrularının karşılaşacağı problemleri düşünerek çeşitli tedbirler almaları.</text:span></text:p>
      <text:p text:style-name="P15"><text:span text:style-name="T9"></text:span><text:span text:style-name="T8"> </text:span><text:span text:style-name="T6">Yumurtaların olumsuz şartlarda zamanları geldiği halde çatlamadan uygun koşulların oluşmasını beklemeleri.</text:span></text:p>
      <text:p text:style-name="P15"><text:span text:style-name="T9"></text:span><text:span text:style-name="T8"> </text:span><text:span text:style-name="T6">Yumurtaların kendi kendilerini kamufle etme yetenekleri.</text:span></text:p>
      <text:p text:style-name="P15"><text:span text:style-name="T9"></text:span><text:span text:style-name="T8"> </text:span><text:span text:style-name="T6">Anne sivrisineğin yumurtalardan bir sal yaparak, yumurtaların kaybolmasını ve suya batmasını engellemesi.</text:span></text:p>
      <text:p text:style-name="P15"><text:span text:style-name="T9"></text:span><text:span text:style-name="T8"> </text:span><text:span text:style-name="T6">Yumurtaların birleştirildiklerinde sal oluşturabilmelerine uygun bir yapıya sahip olmaları, altlarında gereken özelliklerde bir hava boşluğunun bulunması.</text:span></text:p>
      <text:p text:style-name="P15"><text:span text:style-name="T9"></text:span><text:span text:style-name="T8"> </text:span><text:span text:style-name="T6">Sıtma sivrisineklerinin yumurtalarının üzerinde, yumurtaların suya batmalarını engelleyen can simidine benzer yapıların bulunması.</text:span></text:p>
      <text:p text:style-name="P15"><text:span text:style-name="T9"></text:span><text:span text:style-name="T8"> </text:span><text:span text:style-name="T6">Marangoz sivrisineğin, bitki köklerini keserek yumurtalarına en uygun ortamı hazırlaması.</text:span></text:p>
      <text:p text:style-name="P15"><text:span text:style-name="T9"></text:span><text:span text:style-name="T8"> </text:span><text:span text:style-name="T6">Yeni doğmalarına rağmen bazı larvaların, bitkilerin köklerinde oksijen bulunduğunu bilip, kökleri keserek bu oksijene ulaşmaları.</text:span></text:p>
      <text:p text:style-name="P15"><text:span text:style-name="T9"></text:span><text:span text:style-name="T8"> </text:span><text:span text:style-name="T6">Larvaların beslenebilmesi için ağız çevrelerinde, akıntı oluşturarak suyu süzmelerini sağlayan, özel dizayn edilmiş fırçalar.</text:span></text:p>
      <text:p text:style-name="P15"><text:span text:style-name="T9"></text:span><text:span text:style-name="T8"> </text:span><text:span text:style-name="T6">Larvanın kendisine uygun bir ev yapması ve ihtiyacı olan bütün malzemenin doğuştan ona verilmiş olması.</text:span></text:p>
      <text:p text:style-name="P15"><text:span text:style-name="T9"></text:span><text:span text:style-name="T8"> </text:span><text:span text:style-name="T6">Akıntılı sularda yaşayan larvaların kuyruklarında bulunan ve bir yerlere tutunarak akıntıya kapılmamalarını sağlayan kancalar.</text:span></text:p>
      <text:p text:style-name="P15"><text:span text:style-name="T9"></text:span><text:span text:style-name="T8"> </text:span><text:span text:style-name="T6">Baş aşağı suyun içinde duran larvanın, suyun üzerine uzanan ve nefes alabilmesini sağlayan dalgıçların kullandıkları şnorkellere benzeyen hava borusu.</text:span></text:p>
      <text:p text:style-name="P15"><text:soft-page-break/><text:span text:style-name="T9"></text:span><text:span text:style-name="T8"> </text:span><text:span text:style-name="T6">Borunun içinde bulunan ve borudan içeri su kaçmasını engelleyen, özel izolasyon maddesi.</text:span></text:p>
      <text:p text:style-name="P15"><text:span text:style-name="T9"></text:span><text:span text:style-name="T8"> </text:span><text:span text:style-name="T6">Güneş altında günlerce kalan ve şeffaf bir deriye sahip olan larvaların, güneşte kavrulmalarını engelleyen özel ürik asit kalkanı.</text:span></text:p>
      <text:p text:style-name="P15"><text:span text:style-name="T9"></text:span><text:span text:style-name="T8"> </text:span><text:span text:style-name="T6">Pupa dönemine geçişte, larvanın derisini kırmasına yarayan ve bu aşamadan sonra kaybolan özel organ.</text:span></text:p>
      <text:p text:style-name="P15"><text:span text:style-name="T9"></text:span><text:span text:style-name="T8"> </text:span><text:span text:style-name="T6">Pupanın son değişim aşamasında, su yüzeyindeki baş tarafından çatlaması. (Başka bir noktadan çatlarsa kozanın içi ıslanır.)</text:span></text:p>
      <text:p text:style-name="P15"><text:span text:style-name="T9"></text:span><text:span text:style-name="T8"> </text:span><text:span text:style-name="T6">Kozanın baş tarafının yine özel bir maddeyle yalıtılmış olması.</text:span></text:p>
      <text:p text:style-name="P15"><text:span text:style-name="T9"></text:span><text:span text:style-name="T8"> </text:span><text:span text:style-name="T6">Sivrisineğin suyun içindeki pupadan, vücudunu ve kanatlarını suya hiç temas ettirmeden çıkması.</text:span></text:p>
      <text:p text:style-name="P15"><text:span text:style-name="T9"></text:span><text:span text:style-name="T8"> </text:span><text:span text:style-name="T6">Suyun içinde yaşayan bir canlıyken, buradan kusursuz bir uçuş mekanizmasıyla donanmış olarak çıkması.</text:span></text:p>
      <text:p text:style-name="P15"><text:span text:style-name="T9"></text:span><text:span text:style-name="T8"> </text:span><text:span text:style-name="T6">Erkek sivrisineğin, dişisini, kanat çırpma frekansından tanıyabilmesi.</text:span></text:p>
      <text:p text:style-name="P15"><text:span text:style-name="T9"></text:span><text:span text:style-name="T8"> </text:span><text:span text:style-name="T6">Sivrisineğin avını ısırmak için kullandığı, altı parçadan oluşan kesme, delme ve emme mekanizması.</text:span></text:p>
      <text:p text:style-name="P15"><text:span text:style-name="T9"></text:span><text:span text:style-name="T8"> </text:span><text:span text:style-name="T6">Açtığı yarayı uyuşturması, böylece avına fark ettirmeden kan emebilmesi.</text:span></text:p>
      <text:p text:style-name="P20">Bu kitap ve içinde anlatılan sivrisinekle ilgili mucizevi olaylar, bizler için belki de sandığımızdan çok daha önemlidir. Çünkü bunları Kendi varlığının delilleri olarak yaratan Allah, insana bazı sorumluluklar yüklemiştir. Bu sorumlulukları yerine getirmek insanın dünyada var olma sebebidir. </text:p>
      <text:p text:style-name="P20">Unutulmamalıdır ki insan bir amaç için yaratılmıştır ve hayatı boyunca bu amaç için imtihan edilmekte; doğru ve yanlış arasında vicdanını kullanmakla sorumlu tutulmaktadır. </text:p>
      <text:p text:style-name="P20">Allah bir ayetinde Kendisinden başka başka gerçek dost ve yardımcı olmadığını haber vermekte ve kullarına şöyle buyurmaktadır: </text:p>
      <text:p text:style-name="P32">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22"/>
      <text:p text:style-name="P20"/>
      <text:h text:style-name="P5" text:outline-level="1">Ek Bölüm:<text:line-break/>DARWINİZM'İN ÇÖKÜŞÜ</text:h>
      <text:p text:style-name="P17"/>
      <text:p text:style-name="P17"/>
      <text:p text:style-name="P17">Darwin<text:span text:style-name="T3">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ve evrimin hiçbir zaman yaşanmadığını ortaya koyan 30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10" text:outline-level="3">Darwin'i Yıkan Zorluklar</text:h>
      <text:p text:style-name="P17"><text:span text:style-name="T3">Evrim teorisi, tarihi eski Yunan'a kadar uzanan pagan bir öğreti olmakla birlikte, kapsamlı olarak 19. yüzyılda ortaya atıldı. Teoriyi bilim dünyasının gündemine sokan en önemli gelişme, Charles Darwin'in 1859 yılında yayınlanan</text:span><text:span text:style-name="T18"> Türlerin Kökeni </text:span><text:span text:style-name="T3">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pan></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0">Darwinizm'in bilim karşısındaki yenilgisi, üç temel başlıkta incelenebilir:</text:p>
      <text:p text:style-name="P17"><text:span text:style-name="T7">1) </text:span><text:span text:style-name="T3">Teori, hayatın yeryüzünde ilk kez nasıl ortaya çıktığını asla açıklayamamaktadır.</text:span></text:p>
      <text:p text:style-name="P17"><text:soft-page-break/><text:span text:style-name="T7">2) </text:span><text:span text:style-name="T3">Teorinin öne sürdüğü "evrim mekanizmaları"nın, gerçekte evrimleştirici bir etkiye sahip olduğunu gösteren hiçbir bilimsel bulgu yoktur.</text:span></text:p>
      <text:p text:style-name="P17"><text:span text:style-name="T7">3)</text:span><text:span text:style-name="T3"> Fosil kayıtları, evrim teorisinin öngörülerinin tam aksine bir tablo ortaya koymaktadır. </text:span></text:p>
      <text:p text:style-name="P20">Bu bölümde, bu üç temel başlığı ana hatları ile inceleyeceğiz.</text:p>
      <text:p text:style-name="P20"/>
      <text:h text:style-name="P10" text:outline-level="3">Aşılamayan İlk Basamak: <text:line-break/>Hayatın Kökeni </text:h>
      <text:p text:style-name="P20">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10" text:outline-level="3">"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0">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7"><text:span text:style-name="T3">Darwin'in </text:span><text:span text:style-name="T18">Türlerin Kökeni </text:span><text:span text:style-name="T3">adlı kitabını yazdığı dönemde ise, bakterilerin cansız maddeden oluşabildikleri inancı, bilim dünyasında yaygın bir kabul görüyordu. </text:span></text:p>
      <text:p text:style-name="P20">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6">"Cansız maddelerin hayat oluşturabileceği iddiası artık kesin olarak tarihe gömülmüştür." (Sidney Fox, Klaus Dose, Molecular Evolution and The Origin of Life, New York: Marcel Dekker, 1977, s. 2)</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3"><text:soft-page-break/></text:p>
      <text:h text:style-name="P10" text:outline-level="3">20. Yüzyıldaki Sonuçsuz Çabalar</text:h>
      <text:p text:style-name="P2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6">"Maalesef hücrenin kökeni, evrim teorisinin tümünü içine alan en karanlık noktayı oluşturmaktadır." (Alexander I. Oparin, Origin of Life, (1936) New York, Dover Publications, 1953 (Reprint), sf. 196)</text:p>
      <text:p text:style-name="P17"><text:span text:style-name="T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text:span><text:span text:style-name="T18"> ("New Evidence on Evolution of Early Atmosphere and Life", Bulletin of the American Meteorological Society, c. 63, Kasım 1982, s. 1328-1330)</text:span></text:p>
      <text:p text:style-name="P17"><text:span text:style-name="T3">Uzun süren bir sessizlikten sonra Miller'in kendisi de kullandığı atmosfer ortamının gerçekçi olmadığını itiraf etti. </text:span><text:span text:style-name="T18">(Stanley Miller, Molecular Evolution of Life: Current Status of the Prebiotic Synthesis of Small Molecules, 1986, s. 7)</text:span></text:p>
      <text:p text:style-name="P17"><text:span text:style-name="T3">Hayatın kökeni sorununu açıklamak için 20. yüzyıl boyunca yürütülen tüm evrimci çabalar hep başarısızlıkla sonuçlandı. San Diego Scripps Enstitüsü'nden ünlü jeokimyacı Jeffrey Bada, evrimci </text:span><text:span text:style-name="T18">Earth</text:span><text:span text:style-name="T3"> dergisinde 1998 yılında yayınlanan bir makalede bu gerçeği şöyle kabul eder:</text:span></text:p>
      <text:p text:style-name="P16">Bugün, 20. yüzyılı geride bırakırken, hala, 20. yüzyıla girdiğimizde sahip olduğumuz en büyük çözülmemiş problemle karşı karşıyayız: Hayat yeryüzünde nasıl başladı? (Jeffrey Bada, Earth, Şubat 1998, s. 40)</text:p>
      <text:p text:style-name="P20"/>
      <text:h text:style-name="P10" text:outline-level="3">Hayatın Kompleks Yapısı </text:h>
      <text:p text:style-name="P20">Evrim teorisinin hayatın kökeni konusunda bu denli büyük bir açmaza girmesinin başlıca nedeni, en basit sanılan canlı yapıların bile olağanüstü derecede kompleks yapılara sahip olmasıdır. Canlı hücresi, insanoğlunun yaptığı bütün teknolojik ürünlerden daha komplekstir. Öyle ki bugün dünyanın en gelişmiş laboratuvarlarında bile cansız maddeler biraraya getirilerek canlı bir hücre üretilememektedir.</text:p>
      <text:p text:style-name="P17"><text:span text:style-name="T3">Bir hücrenin meydana gelmesi için gereken şartlar, asla rastlantılarla açıklanamayacak kadar fazladır. Hücrenin en temel yapı taşı olan proteinlerin rastlantısal olarak sentezlenme ihtimali; 500 aminoasitlik ortalama bir protein için, 10</text:span><text:span text:style-name="T17">950</text:span><text:span text:style-name="T3">'de 1'dir. Ancak matematikte 10</text:span><text:span text:style-name="T17">50</text:span><text:span text:style-name="T3">'de 1'den küçük olasılıklar pratik olarak "imkansız" sayılır.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17"><text:span text:style-name="T3">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text:span><text:soft-page-break/><text:span text:style-name="T3">kendiliğinden oluştuğu senaryosunu çıkmaza sokmaktadır. San Diego California Üniversitesi'nden ünlü evrimci Prof. Leslie Orgel, </text:span><text:span text:style-name="T18">Scientific American</text:span><text:span text:style-name="T3"> dergisinin Ekim 1994 tarihli sayısında bu gerçeği şöyle itiraf eder:</text:span></text:p>
      <text:p text:style-name="P16">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f.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10" text:outline-level="3">Evrimin Hayali Mekanizmaları</text:h>
      <text:p text:style-name="P17"><text:span text:style-name="T3">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ext:span><text:span text:style-name="T18">Türlerin Kökeni, Doğal Seleksiyon Yoluyla...</text:span></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7"><text:span text:style-name="T3">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text:span><text:span text:style-name="T18">(Charles Darwin, The Origin of Species: A Facsimile of the First Edition, Harvard University Press, 1964, s. 189)</text:span></text:p>
      <text:p text:style-name="P21"/>
      <text:h text:style-name="P10" text:outline-level="3">Lamarck'ın Etkisi</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7"><text:span text:style-name="T3">Darwin de benzeri örnekler vermiş, örneğin </text:span><text:span text:style-name="T18">Türlerin Kökeni </text:span><text:span text:style-name="T3">adlı kitabında, yiyecek bulmak için suya giren bazı ayıların zamanla balinalara dönüştüğünü iddia etmişti.</text:span><text:span text:style-name="T18"> (Charles Darwin, The Origin of Species: A Facsimile of the First Edition, Harvard University Press, 1964, s. 184)</text:span></text:p>
      <text:p text:style-name="P20">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text:soft-page-break/></text:p>
      <text:h text:style-name="P10" text:outline-level="3">Neo-Darwinizm ve Mutasyonlar</text:h>
      <text:p text:style-name="P20">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0">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0">Bunun nedeni çok basittir: DNA çok kompleks bir düzene sahiptir. Bu molekül üzerinde oluşan herhangi bir tesadüfi etki ancak zarar verir. Amerikalı genetikçi B. G. Ranganathan bunu şöyle açıklar:</text:p>
      <text:p text:style-name="P16">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10" text:outline-level="3">Fosil Kayıtları: <text:line-break/>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text:soft-page-break/>sakat, eksik, kusurlu canlılar olmalıdır. Evrimciler geçmişte yaşamış olduklarına inandıkları bu hayali varlıklara "ara-geçiş formu" adını verirler. </text:p>
      <text:p text:style-name="P17"><text:span text:style-name="T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18">Türlerin Kökeni</text:span><text:span text:style-name="T3">'nde bunu şöyle açıklamıştır:</text:span></text:p>
      <text:p text:style-name="P16">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f. 179)</text:p>
      <text:p text:style-name="P17"><text:span text:style-name="T3">Ancak bu satırları yazan Darwin, bu ara formların fosillerinin bir türlü bulunamadığının da farkındaydı. Bunun teorisi için büyük bir açmaz oluşturduğunu görüyordu. Bu yüzden, </text:span><text:span text:style-name="T18">Türlerin Kökeni </text:span><text:span text:style-name="T3">kitabının "Teorinin Zorlukları" (Difficulties on Theory) adlı bölümünde şöyle yazmıştı:</text:span></text:p>
      <text:p text:style-name="P1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 (Charles Darwin, The Origin of Species, s. 172, 280) </text:p>
      <text:p text:style-name="P20"/>
      <text:h text:style-name="P10" text:outline-level="3">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W. Ager, bir evrimci olmasına karşın bu gerçeği şöyle itiraf eder:</text:p>
      <text:p text:style-name="P16">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f.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6">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f. 197)</text:p>
      <text:p text:style-name="P20"><text:soft-page-break/>Fosiller ise, canlıların yeryüzünde eksiksiz ve mükemmel bir biçimde ortaya çıktıklarını göstermektedir. Yani "türlerin kökeni", Darwin'in sandığının aksine, evrim değil yaratılıştır.</text:p>
      <text:p text:style-name="P22"/>
      <text:h text:style-name="P10" text:outline-level="3">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20">1- Australopithecus</text:p>
      <text:p text:style-name="P20">2- Homo habilis</text:p>
      <text:p text:style-name="P20">3- Homo erectus</text:p>
      <text:p text:style-name="P20">4- Homo sapiens</text:p>
      <text:p text:style-name="P17"><text:span text:style-name="T3">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18">(Solly Zuckerman, Beyond The Ivory Tower, New York: Toplinger Publications, 1970, sf. 75-94; Charles E. Oxnard, "The Place of Australopithecines in Human Evolution: Grounds for Doubt", Nature, c. 258, s. 389)</text:span></text:p>
      <text:p text:style-name="P17"><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T18"> (J. Rennie, "Darwin's Current Bulldog: Ernst Mayr", Scientific American, Aralık 1992)</text:span></text:p>
      <text:p text:style-name="P17"><text:span text:style-name="T3">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text:span text:style-name="T18">(Alan Walker, Science, c. 207, 1980, sf. 1103; A. J. Kelso, Physical Antropology, 1. baskı, New York: J. B. Lipincott Co., 1970, sf. 221; M. D. Leakey, Olduvai Gorge, c. 3, Cambridge: Cambridge University Press, 1971, s. 272)</text:span></text:p>
      <text:p text:style-name="P17"><text:span text:style-name="T3">Dahası Homo erectus sınıflamasına ait insanların bir bölümü çok modern zamanlara kadar yaşamışlar, Homo sapiens neandertalensis ve Homo sapiens sapiens (günümüz insanı) ile aynı ortamda yan yana bulunmuşlardır. </text:span><text:span text:style-name="T18">(Time, Kasım 1996)</text:span></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6"><text:soft-page-break/>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0">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6">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0"/>
      <text:h text:style-name="P10" text:outline-level="3">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text:span text:style-name="T3">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7">-950</text:span><text:span text:style-name="T3">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text:span><text:soft-page-break/><text:span text:style-name="T3">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0">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p>
      <text:p text:style-name="P20">Bunun aksini iddia eden evrim teorisi ise, akla tamamen aykırı bir safsatadır. Evrimcilerin ortaya attığı iddialar üzerinde biraz bile düşünmek, üstteki örnekte olduğu gibi, bu gerçeği açıkça gösterir.</text:p>
      <text:p text:style-name="P24"/>
      <text:h text:style-name="P10" text:outline-level="3">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text:soft-page-break/>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0">Şimdiye kadar insanoğlunun yaptığı hiçbir görüntü ve ses cihazı, göz ve kulak kadar hassas ve başarılı birer algılayıcı olamamıştır. </text:p>
      <text:p text:style-name="P20">Ancak görme ve işitme olayında, tüm bunların ötesinde, çok büyük bir gerçek daha vardır.</text:p>
      <text:p text:style-name="P20"/>
      <text:h text:style-name="P10" text:outline-level="3">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h text:style-name="P10" text:outline-level="3"><text:soft-page-break/>Materyalist Bir İnanç</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6">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f.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8"/>
      <text:h text:style-name="P10" text:outline-level="3">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text:soft-page-break/>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2">Şüphesiz, inkar edenleri uyarsan da, uyarmasan da, onlar için fark etmez; inanmazlar. Allah, onların kalplerini ve kulaklarını mühürlemiştir; gözlerinin üzerinde perdeler vardır. Ve büyük azab onlaradır. (Bakara Suresi, 6-7)</text:p>
      <text:p text:style-name="P32">…<text:span text:style-name="T15"> </text:span>Kalb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32">Onların üzerlerine gökyüzünden bir kapı açsak, or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32">(Musa:) "Siz atın" dedi. (Asalarını) atıverince, insanların gözlerini büyüleyiverdiler, onları dehşete düşürdüler ve (ortaya) büyük bir sihir getirmiş oldular. (Araf Suresi, 116)</text:p>
      <text:p text:style-name="P20">Görüldüğü gibi Firavun'un büyücüleri yaptıkları "aldatmacalar"la -Hz. Musa ve ona inananlar dışında- insanların hepsini büyüleyebilmişlerdir. Ancak, onların attıklarına karşılık Hz. Musa'nın ortaya koyduğu delil, onların bu büyüsünü, ayette bildirildiği gibi "uydurduklarını yutmuş" yani etkisiz kılmıştır: </text:p>
      <text:p text:style-name="P3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text:soft-page-break/>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6">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7"/>
      <text:p text:style-name="P18"/>
      <text:p text:style-name="P11">Dediler ki: «Sen Yücesin, bize öğrettiğinden başka bizim hiçbir bilgimiz yok. Gerçekten Sen, herşeyi bilen, hüküm ve hikmet sahibi olansın.» (Bakara Suresi, 32)</text:p>
      <text:p text:style-name="P18"/>
      <text:p text:style-name="P18"/>
      <text:h text:style-name="P8" text:outline-level="1">RESİMALTI YAZILARI</text:h>
      <text:p text:style-name="P18"/>
      <text:p text:style-name="P18"/>
      <text:p text:style-name="P18">s.22</text:p>
      <text:p text:style-name="P18">Erkek sivrisineğin duyargaları. Bu duyargalar, erkeğin binlerce ses içinde dişisinin kanat sesini tanıyabileceği üstün bir yeteneğe sahip olarak yaratılmıştır.</text:p>
      <text:p text:style-name="P18"/>
      <text:p text:style-name="P18">s.23</text:p>
      <text:p text:style-name="P18">Erkek sivrisinek</text:p>
      <text:p text:style-name="P18"/>
      <text:p text:style-name="P18">Dişi sivrisinek</text:p>
      <text:p text:style-name="P18"/>
      <text:p text:style-name="P18">s.24</text:p>
      <text:p text:style-name="P18">Erkeğin dişisini havada tutmak için kullandığı kıskaçlar. Eğer bu kıskaçlar olmasaydı, çiftleşme gerçekleşemez, bu da sivrisinek neslinin sonu olurdu.</text:p>
      <text:p text:style-name="P18"/>
      <text:p text:style-name="P18">s.36</text:p>
      <text:p text:style-name="P18">Yumurtalarını birbirlerine yapıştıran anne sivrisinek bunlardan bir sal oluşturur. Sivrisineğin bu hareketi yumurtaların suya batmalarını engelleyecek en uygun çözümdür.</text:p>
      <text:p text:style-name="P18"/>
      <text:p text:style-name="P18">s.38</text:p>
      <text:p text:style-name="P18">Sivrisineklerin yumurtalarından oluşan bir sal.</text:p>
      <text:p text:style-name="P18"/>
      <text:p text:style-name="P18">s.39</text:p>
      <text:p text:style-name="P18">Resimde sivrisinek yumurtalarının oluşturduğu bir sal görülüyor. Sivrisinekler bir seferde <text:s text:c="3"/>200 - 300 yumurta yumurtlayabilirler. Bu yumurtalar 24 ile 48 saat arasında yumurtadan çıkarlar.</text:p>
      <text:p text:style-name="P18">Anofel sivrisinkeleri ve genel sivrisinekler yumurtalarını suya bırakırlar. Diğer bazı türler ise yumurtalarını nemli toprağa bırakırlar.</text:p>
      <text:p text:style-name="P18"/>
      <text:p text:style-name="P18">s.43</text:p>
      <text:p text:style-name="P17"><text:span text:style-name="T2">Anofel</text:span><text:span text:style-name="T1"> sivrisineğinin yumurtaları. </text:span></text:p>
      <text:p text:style-name="P17"><text:soft-page-break/><text:span text:style-name="T1">Yumurtaların etrafında bulunan hava odacıkları ve yüzey geriliminin etkisini artıran yapılar, yumurtaların su yüzeyinde kalmalarını sağlar. Eğer bu yapılar yumurtaların üzerinde bir seferde oluşmuş olmasaydı, </text:span><text:span text:style-name="T2">Anofel</text:span><text:span text:style-name="T1"> sivrisineğinin bütün yumurtaları suya batarak ölürdü.</text:span></text:p>
      <text:p text:style-name="P18"/>
      <text:p text:style-name="P18">s.49</text:p>
      <text:p text:style-name="P18">1.5 milimetre büyüklüğünde larva,bu dönem sonunda 67 kat büyür.</text:p>
      <text:p text:style-name="P18"/>
      <text:p text:style-name="P18">s.50</text:p>
      <text:p text:style-name="P18">solunum borusu</text:p>
      <text:p text:style-name="P18"/>
      <text:p text:style-name="P18">Larvanın besinleri topladığı fırçalar</text:p>
      <text:p text:style-name="P18"/>
      <text:p text:style-name="P18">s.52</text:p>
      <text:p text:style-name="P18">Küçük bir su birikintisinde bazen yüzlerce, bazen de binlerce sivrisinek larvası bulunabilir.</text:p>
      <text:p text:style-name="P18"/>
      <text:p text:style-name="P18">s.53</text:p>
      <text:p text:style-name="P18">ağzın etrafındaki fırçalar</text:p>
      <text:p text:style-name="P18"/>
      <text:p text:style-name="P18">baş</text:p>
      <text:p text:style-name="P18"/>
      <text:p text:style-name="P18">göğüs</text:p>
      <text:p text:style-name="P18"/>
      <text:p text:style-name="P18">karın</text:p>
      <text:p text:style-name="P18"/>
      <text:p text:style-name="P18">Larvanın şnorkelinin ucunda bulunan özel yağ sayesinde şnorkelin içine su kaçmaz.</text:p>
      <text:p text:style-name="P18">Bu yağın özelliği hidrofob (suyu iten) bir yağ olmasıdır. </text:p>
      <text:p text:style-name="P18">Böylesine özel yapılı bir kimyasalın, böylesine özel bir görev için en doğru ve en uygun yerde bulunması, evrim teorisinin hiçbir şekilde açıklayamayacağı büyük bir yaratılış delilidir.</text:p>
      <text:p text:style-name="P18"/>
      <text:p text:style-name="P18">s.55</text:p>
      <text:p text:style-name="P18">Hava tüpü (şnorkel)</text:p>
      <text:p text:style-name="P18"/>
      <text:p text:style-name="P18"><text:soft-page-break/>Suyun çevrimini, dolayısıyla besinin ağza ulaşmasını sağlayan fırçalar</text:p>
      <text:p text:style-name="P18"/>
      <text:p text:style-name="P18">karın bölgesi</text:p>
      <text:p text:style-name="P18"/>
      <text:p text:style-name="P18">göğüs bölgesi</text:p>
      <text:p text:style-name="P18"/>
      <text:p text:style-name="P18">kafa bölgesi</text:p>
      <text:p text:style-name="P18"/>
      <text:p text:style-name="P18">s.66</text:p>
      <text:p text:style-name="P18">Larva döneminden sonra suyun altında sivrisinek için yepyeni bir dönem başlar. Pupa adı verilen bu dönem canlının yetişkin bir sivrisinek olmadan önceki son dönemidir.</text:p>
      <text:p text:style-name="P18"/>
      <text:p text:style-name="P18">s.67</text:p>
      <text:p text:style-name="P18">Pupa döneminde, suyun içindeki koza kabuğunun altında sivrisineğin kanatları ve bacakları tam olarak şekillenir. Suyun altında, uçuş için gerekli olan yapının tamamlanması son derece önemlidir. Yabancı bir ortamda uçmayı sağlayacak kusursuz bir yapının su altında bir kabuk içinde tüm detaylarıyla tamamlanması yaratılışın çok güzel bir örneğidir.</text:p>
      <text:p text:style-name="P18"/>
      <text:p text:style-name="P18">PUPA</text:p>
      <text:p text:style-name="P18"/>
      <text:p text:style-name="P18">LARVA</text:p>
      <text:p text:style-name="P18"/>
      <text:p text:style-name="P18">s.69</text:p>
      <text:p text:style-name="P29">EN ESKİ SİVRİSİNEK FOSİLİ</text:p>
      <text:p text:style-name="P18">Küçük veya büyük olsunlar canlıların tümü, oldukça üstün donanımlara ve son derece kapsamlı davranış şekillerine sahiptirler. Allah bu küçük canlılarda yaratma sanatının yüceliğini ve eşsizliğini bize gösterir. Bizim yapamayacağımız pek çok şeyi bu canlılar milyonlarca yıldır yaparlar. Allah'ın kendilerine ilham ettiği gibi davranırlar. </text:p>
      <text:p text:style-name="P18">Fosil kanıtları da bize sivrsineklerin ilk var oldukları andan bugüne kadar hiçbir değişim geçirmediklerini göstermektedirler. Aşağıdaki fotoğrafta 2013 yılında Amerika'nın Montana eyaletinde bulunmuş bir sivrisinek fosili görülmktedir. 46 milyon yaşındaki bu sivrisinek fosili çok önemli bir gerçeğin kanıtıdır. Canlılar ilk yaratıldıkları andan itibaren mükemmel yapılara sahiptirler. Fosil dikkatlice incelendiğinde sineğin her organının eksiksiz ve yerli yerinde olduğu rahatlıkla görülebilmektedir. </text:p>
      <text:p text:style-name="P18"/>
      <text:p text:style-name="P18">Bu fosilde sivrisinek kan emerken fosilleşmiş. Gövdesi şişkin ve koyu renklidir.</text:p>
      <text:p text:style-name="P18"><text:soft-page-break/></text:p>
      <text:p text:style-name="P18">s.70</text:p>
      <text:p text:style-name="P18">Yırtılan kozanın baş tarafı, sineğin kafasının su ile temasını engelleyecek yapıda özel bir yapışkan sıvıyla kaplanmıştır. En ufak bir rüzgar bile sivrisineğin suya düşüp ölmesine yol açacağı için sivrisinek sudan sadece ayakları suya değerek çıkar.</text:p>
      <text:p text:style-name="P18"/>
      <text:p text:style-name="P18">Su yüzeyinde duran sivrisineğin bir tek bacağı kendi ağırlığının 23 katını taşır.</text:p>
      <text:p text:style-name="P18"/>
      <text:p text:style-name="P18">s.70-71</text:p>
      <text:p text:style-name="P29">SİVRİSİNEKLER NASIL SU ÜSTÜNDE BATMADAN YÜRÜYEBİLİRLER ?</text:p>
      <text:p text:style-name="P18">Bilindiği gibi sivrisinekler yavrularını su yüzeyine bırakırlar ve bırakılan bu larva kümesi adeta bir kayık gibi batmadan su üstünde durabilmektedir. </text:p>
      <text:p text:style-name="P18">Son yapılan araştırmalarda sivrisineklerin kendisinin de su üstünde nasıl durduğu ile ilgili önemli bilgiler elde edildi. Liaoning Teknoloji Üniversitesi ve Çin Petrol (Huadong) Üniversitesi'ndeki bilim insanlarının yaptığı çalışmaya göre sivrisineğin sahip olduğu vücut mimarisinin genel olarak böceklerden beklenenin çok ötesinde bir tasarıma sahip olduğu ortaya çıktı. Bu detaylı özellikler sayesinde sivrisinek suyun üzerinde batmadan rahatlıkla yürüyebiliyor. Şimdi bu mimariyi dikkatlice inceleyelim.</text:p>
      <text:p text:style-name="P18">Sivrisinek bacağı, karnın üst bölgesine bağlıdır. Karından çıkan ilk bölüm bükülmeyen yapıdaki "uyluktur (femur)", ikincisi yine bükülmez yapıdaki "tibia"dır ve son bölüm ise "tarsus" adında bu sefer esnek, uzun ve dallanmalar şeklinde ki bölümdür. Ayrıca bacağın tamamını örten mikroskobik pulcuklar bulunmaktadır. Tarsus bölümü canlının suya batmamasında, yani suyun yüzey gerilimin sonucundaki tepki kuvvetinin oluşmasında en önemli etkeni oluşturmaktadır.</text:p>
      <text:p text:style-name="P18">Sivrisinek ayağının tarsus kısmını suyun üzerine uzatır (resimde görüldüğü gibi) ve su, bu tarsus bölümüne karşı güçlü bir tepki kuvveti uygular. Sivrisineğin 6 bacağı tamda olması gereken açılarda dağılım göstermektedir. Bacakların suya temas noktaları ve tarsus bölgesini örten mikroskobik pulcuklar sivrisineğin rahatlıkla suyun üzerinde durmasını sağlamaktadır; fakat tam ne kadar bir kuvvet oluştuğunu Prof. Jianlin Liu'nun yaptığı deney sonrasında anlıyoruz:</text:p>
      <text:p text:style-name="P18">Liu, sivrisineğin tarsus bölgesine elektronik bir algılayıcı monte ediyor ve suya bırakıyor. Hesaplamalar sonrasında sivrisineğin 6 bacağına su tarafından uygulanan tepki kuvvetinin kendi ağırlığının 20 katı güçte olduğu ortaya çıkıyor. Prof. Liu bu durum karşısında "bu buluş klasik bilgilerimizi yıkarak, sivrisineklerde daha uzun bacakların daha etkili kaldırma gücü oluşturduklarını ortaya koydu" demektedir. Bilim dünyası, bir cismin suya batmaması ile ilgili yeni bilgileri sivrisineklerden öğrenmektedirler. </text:p>
      <text:p text:style-name="P18">Yani bir sivrisinek, suyun üzerindeyken kendi üstünde 19 tane daha sivrisineği taşıyabilmektedir. Şimdi araştırmacılar sivrisinek bacağını teknolojiye uyarlayarak, su üstünde taşıyıcı robot ayaklar yapmaya çalışıyorlar. Allah yarattığı canlılar ile insan hayatını kolaylaştıracak teknolojilerin bilgisini bizlere göstermekte ve öğretmektedir.</text:p>
      <text:p text:style-name="P18">http://www.sciencedaily.com/releases/2015/03/150303123700.htm</text:p>
      <text:p text:style-name="P18"/>
      <text:p text:style-name="P18"><text:soft-page-break/>s.76</text:p>
      <text:p text:style-name="P18">Değersiz ve sıradan bir canlı gibi görülen sivrisineği incelediğimizde aslında ne kadar muhteşem özelliklerle donatılmış kusursuz bir canlı olduğunu görürüz. Sivrisinek Allah'ın bezersiz yaratma sanatının çok güzel bir örneğidir.</text:p>
      <text:p text:style-name="P18"/>
      <text:p text:style-name="P18">s.77</text:p>
      <text:p text:style-name="P18">gözler</text:p>
      <text:p text:style-name="P18"/>
      <text:p text:style-name="P18">antenler</text:p>
      <text:p text:style-name="P18"/>
      <text:p text:style-name="P18">hortum</text:p>
      <text:p text:style-name="P18"/>
      <text:p text:style-name="P18">iğne</text:p>
      <text:p text:style-name="P18"/>
      <text:p text:style-name="P18">Sivrisineğin sayısı 100'e varan gözü vardır. Bunlar başın üzerinde petek şeklinde yerleşmiştir. Alttaki resimde bu göz kümesi içinden üçünün kesiti alınmıştır. Sağ altta ise bu gözler üzerinde bir objenin görüntüsünün beyne nasıl iletildiği gösterilmiştir.</text:p>
      <text:p text:style-name="P18"/>
      <text:p text:style-name="P18">s.78</text:p>
      <text:p text:style-name="P18">Yalnızca dişi sivrisinekler yumurtalarını beslemek amacıyla kan emerler. Erkek sivrisinek ise yalnızca bitki özleriyle beslenirler.</text:p>
      <text:p text:style-name="P18"/>
      <text:p text:style-name="P18">s.79</text:p>
      <text:p text:style-name="P18">Sivrisinekler doğal hayatta birçok canlının besin kaynağıdır. Kamuflaj yapan örümcek bir sivrisinek avlamış (üstte).</text:p>
      <text:p text:style-name="P18"/>
      <text:p text:style-name="P18">s.81</text:p>
      <text:p text:style-name="P18">Sivrisinekler, son derece hassas ısı algılayıcılarına sahiptirler. Etraflarındaki varlıkları, yandaki resimdeki gibi sıcaklıklarına göre renk renk algılayabilirler.</text:p>
      <text:p text:style-name="P18">Bu algılama ışığa bağımlı olmadığı için, karanlık bir odada bile kan damarlarını rahatlıkla bulurlar. Sivrisineğin ısı algılayıcıları, 1/1000 derecelik sıcaklık değişmelerini bile fark edecek hassasiyettedir. </text:p>
      <text:p text:style-name="P18"/>
      <text:p text:style-name="P18">s.82</text:p>
      <text:p text:style-name="P18">Sivrisineğe en fazla 30 metre uzaklıktaki herhangi bir canlı onun hedefi olabilir.</text:p>
      <text:p text:style-name="P18"><text:soft-page-break/>Yanda bir tilkiyi burnundan ısıran sivrisinek.</text:p>
      <text:p text:style-name="P18"/>
      <text:p text:style-name="P18">Solda, kurbağanın yüzünün etrafında kan emen sivrisinekler.</text:p>
      <text:p text:style-name="P18"/>
      <text:p text:style-name="P18">s.85</text:p>
      <text:p text:style-name="P18">Sivrisineğin hortumunun içinde 6 bıçaktan oluşan bir kesme mekanizması vardır. 4 bıçak deriyi keserken, diğer 2 bıçak birleşerek içi boş bir boru meydana getirirler. Sivrisinek bu boruyu kestiği dokunun içine sokar ve kanı emer.</text:p>
      <text:p text:style-name="P18"/>
      <text:p text:style-name="P18">Sivrisineklerin sahip oldukları sistemler üzerinde düşünen bir insan, bu canlıdaki yaratılış mucizelerine şahit olacak ve Allah'ın gücünün sınırsızlığını bir kere daha anlayacaktır.</text:p>
      <text:p text:style-name="P18"/>
      <text:p text:style-name="P18">s.88</text:p>
      <text:p text:style-name="P18">1) Sivrisinek 6 bıçaktan oluşan kesme sistemiyle deriyi deler. Kesme işlemi sürerken, bıçaklardan birinin içinden yaraya akıtılan salgı dokuları uyuşturur ve ısırılan canlı, kanının emildiğinin farkına bile varmaz. Bu salgı aynı zamanda da kanın pıhtılaşmasını engelleyerek, emme işleminin devam etmesini sağlar.</text:p>
      <text:p text:style-name="P18"/>
      <text:p text:style-name="P18">s.89</text:p>
      <text:p text:style-name="P18">2) Kan emmeye devam eden sivrisineğin karnı zamanla kan dolmaya başlar. </text:p>
      <text:p text:style-name="P18"/>
      <text:p text:style-name="P18">3) Sonunda sivrisineğin karnı kendi ağırlığından daha fazla kanla dolar.</text:p>
      <text:p text:style-name="P18"/>
      <text:p text:style-name="P18">s.91</text:p>
      <text:p text:style-name="P18">Sivrisineklerin hem suyun üzerinde rahatlıkla durabilmesi hem de dik duvarda da yürüyebilmesi kuşkusuz olağanüstü bir işlemdir. Bu canlılar su üstünde durmaya uygun, çok gelişmiş özel ayak yastıklarına sahip olarak yaratılmışlardır.</text:p>
      <text:p text:style-name="P18"/>
      <text:p text:style-name="P18">s.93</text:p>
      <text:p text:style-name="P18">Sivsineğin ayaklarındaki tüycükler ve oluklar su üzerinde durmasını nasıl sağlar?</text:p>
      <text:p text:style-name="P17"><text:span text:style-name="T1">Suyun üzerindeki hava kabarcıkları </text:span><text:span text:style-name="T2">mikrosetae</text:span><text:span text:style-name="T1">'lar ve nano oluklar arasında tutulur, bu şekilde hayvanın ayaklarının ıslanmasını önleyen hava yastıkları oluşur. İşte bu sayede sivrisinek su üzerinde durma ve yürüme özelliği kazanmış olur. Ördeklerin tüyleri de su geçirmezliği açısından aynı özelliğe sahiptir, ancak suda yürüyebilen hayvanların suda oluşturduğu itme gücü gibi etkili değildir. Bilim adamları bu tüylü ayakları süper hidrofoblar (sugeçirmezler) olarak tanımlarlar.</text:span></text:p>
      <text:p text:style-name="P18"/>
      <text:p text:style-name="P18"><text:soft-page-break/>s.95</text:p>
      <text:p text:style-name="P18">Sivrisineğin kanatlarını bu kadar hızlı çırpabilmesi, ona uçuş için birçok avantaj kazandırır. Dikey durumda aşağı yukarı uçabilir, kolaylıkla ileri geri hareket eder. Sivrisinek, helikopter ve uçaktan çok daha üstün uçuş özelliklerine sahip kusursuz bir yaratılışa sahiptir.</text:p>
      <text:p text:style-name="P18"/>
      <text:p text:style-name="P18">s.96</text:p>
      <text:p text:style-name="P18">Son derece kompleks yapılara sahip olan sivrisinekler, birçok konuda bilime ışık tutan özelliklere sahiptirler.</text:p>
      <text:p text:style-name="P18">Evrimciler sivrisineklerin şaşırtıcı özelliklerini zaman içinde küçük değişimlerle elde ettiklerini iddia ederler. Oysa 30 milyon yıllık bu sivrisinek fosiline bakıldığında, günümüzde yaşayan sivrisineklerle 30 milyon yıl önce yaşamış sivrisinekler arasında hiçbir farklılık olmadığı hemen anlaşılmaktadır.</text:p>
      <text:p text:style-name="P18"/>
      <text:p text:style-name="P18">s.103</text:p>
      <text:p text:style-name="P18">Şüphesiz Allah, bir (dişi) sivrisineği de, ondan üstün olanı da, (herhangi bir şeyi) örnek vermekten çekinmez. Böylece iman edenler, kuşkusuz bunun Rablerinden gelen bir gerçek olduğunu bilirler; inkâr edenler ise, 'Allah, bu örnekle neyi amaçlamış?' derler. (Oysa Allah,) Bununla birçoğunu saptırır, birçoğunu da hidayete erdirir. Ancak O, fasıklardan başkasını saptırmaz. (Bakara Suresi, 26)</text:p>
      <text:p text:style-name="P18"/>
      <text:p text:style-name="P18">s.106</text:p>
      <text:p text:style-name="P18">Evrimci kaynakların da kabul ettiği gibi, hayatın kökeni, hala evrim teorisi için son derece büyük bir açmazdır.</text:p>
      <text:p text:style-name="P18"/>
      <text:p text:style-name="P18">s.107</text:p>
      <text:p text:style-name="P18">Louis Pasteur</text:p>
      <text:p text:style-name="P18"/>
      <text:p text:style-name="P18">s.109</text:p>
      <text:p text:style-name="P18">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8"/>
      <text:p text:style-name="P18">s.111</text:p>
      <text:p text:style-name="P18">anten</text:p>
      <text:p text:style-name="P18"/>
      <text:p text:style-name="P18">gözler</text:p>
      <text:p text:style-name="P18"/>
      <text:p text:style-name="P18"><text:soft-page-break/>ağız</text:p>
      <text:p text:style-name="P18"/>
      <text:p text:style-name="P18">bacak</text:p>
      <text:p text:style-name="P18"/>
      <text:p text:style-name="P18">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 sonucu gözlerinden bacak çıkmış diğer bir meyve sineği.</text:p>
      <text:p text:style-name="P18"/>
      <text:p text:style-name="P18">s.113</text:p>
      <text:p text:style-name="P18">Kretase dönemine ait bu timsah fosili 65 milyon yıllıktır. Günümüzde yaşayan timsahlardan hiçbir farkı yoktur.</text:p>
      <text:p text:style-name="P18"/>
      <text:p text:style-name="P18">İtalya'da çıkarılmış bu Mene balığı fosili 54 - 37 milyon yıllıktır.</text:p>
      <text:p text:style-name="P18"/>
      <text:p text:style-name="P18">Bu 50 milyon yıllık çınar yaprağı fosili ABD çıkarılmıştır. 50 milyon yıldır çınar yaprakları hiç değişmemiş, evrim geçirmemiştir.</text:p>
      <text:p text:style-name="P18"/>
      <text:p text:style-name="P18">s.117</text:p>
      <text:p text:style-name="P18">SAHTE</text:p>
      <text:p text:style-name="P18"/>
      <text:p text:style-name="P18">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text:p>
      <text:p text:style-name="P18"/>
      <text:p text:style-name="P18">s.120</text:p>
      <text:p text:style-name="P18">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 Olabilecek her türlü kimyasal ve fiziksel yöntemi kullanarak bu elementleri karıştıralım ve istedikleri kadar bekleyelim. Ne yapılırsa yapılsın, ne kadar beklenirse beklensin bu varilden canlı tek bir varlık bile çıkaramayacaklardır.</text:p>
      <text:p text:style-name="P18"/>
      <text:p text:style-name="P18">s.123</text:p>
      <text:p text:style-name="P18"><text:soft-page-break/>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8"/>
      <text:p text:style-name="P18">s.126</text:p>
      <text:p text:style-name="P18">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18"/>
      <text:p text:style-name="P18"/>
      <text:h text:style-name="P8" text:outline-level="1">ARKA KAPAK</text:h>
      <text:p text:style-name="P18"/>
      <text:p text:style-name="P18"/>
      <text:p text:style-name="P17">Bu kitabın konusu olan sivrisinek, insanları hayrete düşürecek davranışlar sergileyen harika <text:s/>canlılardandır.</text:p>
      <text:p text:style-name="P17">Ancak sivrisinek, bu harika canlılardan en sık karşılaştığımız, varlığına en alışık olduğumuz, belki de en az önemsediğimiz ve en değersiz gördüğümüzdür. "O halde, neden sivrisinek?" sorusu gelebilir insanın aklına. Allah, bu sorunun cevabını Kuran'da şöyle bildirmektedir:</text:p>
      <text:p text:style-name="P31">"Şüphesiz Allah, bir sivrisineği de, ondan üstün olanı da, (herhangi bir şeyi) 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text:p>
      <text:p text:style-name="P17"/>
      <text:p text:style-name="P17"><text:span text:style-name="T6">YAZAR HAKKINDA:</text:span><text:span text:style-name="T3">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18"/>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FrizQuadrataTurk" svg:font-family="FrizQuadrataTurk, Cambria"/>
    <style:font-face style:name="Gill Sans Regular" svg:font-family="'Gill Sans Regular', Cambria"/>
    <style:font-face style:name="Lohit Hindi1" svg:font-family="'Lohit Hindi'"/>
    <style:font-face style:name="OptimaTurkB" svg:font-family="OptimaTurkB, Cambria"/>
    <style:font-face style:name="PalatinoTurk" svg:font-family="PalatinoTurk, Cambria"/>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_2039_-B.BASLIK" style:display-name="‹-B.BASLIK" style:family="paragraph">
      <style:paragraph-properties fo:margin-left="1.251cm" fo:margin-right="1.251cm" fo:margin-top="0cm" fo:margin-bottom="2cm" loext:contextual-spacing="false" fo:line-height="1.058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BEYAZ" style:display-name="RESIM ALTI BEYAZ" style:family="paragraph">
      <style:paragraph-properties fo:line-height="0.388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GRI_20_KUTU_20_AYET" style:display-name="C GRI KUTU AYET" style:family="paragraph">
      <style:paragraph-properties fo:margin-left="2cm" fo:margin-right="0.499cm" fo:line-height="0.49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_20_RESIM_20_YAZI" style:display-name="C RESIM YAZI" style:family="paragraph" style:parent-style-name="C_20_GRI_20_KUTU_20_AYET">
      <style:paragraph-properties fo:margin-left="0cm" fo:margin-right="0cm" fo:line-height="0.353cm" fo:text-align="start" style:justify-single-word="false" fo:text-indent="0cm" style:auto-text-indent="false"/>
    </style:style>
    <style:style style:name="Alinti_20_son" style:display-name="Alinti son" style:family="paragraph">
      <style:paragraph-properties fo:margin-left="0.499cm" fo:margin-right="0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D.Metin"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SON" style:display-name="RESIM ALTI SON" style:family="paragraph" style:next-style-name="baslik_20_lider">
      <style:paragraph-properties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lider" style:display-name="baslik lider" style:family="paragraph" style:next-style-name="serit">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2._20_SATIR" style:display-name="BASLIK 2. SATIR" style:family="paragraph">
      <style:paragraph-properties fo:margin-left="0cm" fo:margin-right="0cm" fo:margin-top="1cm" fo:margin-bottom="0.199cm" loext:contextual-spacing="false" fo:line-height="0.494cm" fo:text-align="center"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erit" style:family="paragraph" style:next-style-name="RESIM_20_ALTI_20_SON">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next-style-name="ayetalt">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1" style:family="paragraph" style:next-style-name="ALINTI_20_2">
      <style:paragraph-properties fo:margin-left="0.801cm" fo:margin-right="0cm" fo:margin-top="0cm" fo:margin-bottom="0.801cm" loext:contextual-spacing="false"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baslik1">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KUCUK" style:display-name="ARABASLIK KUCUK" style:family="paragraph">
      <style:paragraph-properties fo:margin-left="0.801cm" fo:margin-right="0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BUYUK" style:display-name="ARABASLIK BUYUK" style:family="paragraph" style:next-style-name="ARABASLIK_20_KUCUK">
      <style:paragraph-properties fo:margin-left="0.801cm" fo:margin-right="0cm" fo:margin-top="0.499cm" fo:margin-bottom="0.3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next-style-name="ARABASLIK_20_BUYUK">
      <style:paragraph-properties fo:margin-left="0cm" fo:margin-right="0cm" fo:margin-top="0cm" fo:margin-bottom="0.199cm" loext:contextual-spacing="false"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2" style:display-name="ALINTI 2" style:family="paragraph" style:next-style-name="ANAMETIN">
      <style:paragraph-properties fo:margin-left="0.801cm" fo:margin-right="0.499cm" fo:margin-top="0.199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499cm" fo:margin-bottom="0.3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Cambria" fo:font-size="10pt" fo:language="en" fo:country="GB" style:font-size-asian="10pt" style:font-name-complex="PalatinoTurk" style:font-family-complex="PalatinoTurk, Cambria"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SİVRİSİNEK MUCİZESİ</dc:title>
    <dc:subject>SİVRİSİNEK MUCİZESİ</dc:subject>
    <meta:initial-creator>Harun Yahya</meta:initial-creator>
    <meta:creation-date>2015-12-08T22:26:00</meta:creation-date>
    <dc:date>2019-10-03T00:39:38.425517099</dc:date>
    <meta:print-date>2012-02-09T12:44:00</meta:print-date>
    <meta:editing-cycles>43</meta:editing-cycles>
    <meta:editing-duration>PT1H35M23S</meta:editing-duration>
    <meta:generator>LibreOffice/6.3.2.2$Linux_X86_64 LibreOffice_project/ddcf6633b674837c71d3649d97a9cb3c0d392a84</meta:generator>
    <meta:document-statistic meta:table-count="0" meta:image-count="0" meta:object-count="0" meta:page-count="63" meta:paragraph-count="677" meta:word-count="22073" meta:character-count="168912" meta:non-whitespace-character-count="147346"/>
  </office:meta>
</office:document-meta>
</file>